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1.363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1.335cm"/>
    </style:style>
    <style:style style:name="co6" style:family="table-column">
      <style:table-column-properties fo:break-before="auto" style:column-width="2.447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1.531cm"/>
    </style:style>
    <style:style style:name="co9" style:family="table-column">
      <style:table-column-properties fo:break-before="auto" style:column-width="2.30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0.559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2.778cm"/>
    </style:style>
    <style:style style:name="co15" style:family="table-column">
      <style:table-column-properties fo:break-before="auto" style:column-width="2.946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3.168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2.224cm"/>
    </style:style>
    <style:style style:name="co21" style:family="table-column">
      <style:table-column-properties fo:break-before="auto" style:column-width="2.41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  <style:text-properties fo:color="#b3b3b3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order-bottom="0.002cm solid #000000" fo:border-left="none" fo:border-right="none" fo:border-top="0.002cm solid #000000"/>
      <style:text-properties fo:color="#b3b3b3" fo:font-weight="bold" style:font-weight-asian="bold" style:font-weight-complex="bold"/>
    </style:style>
    <style:style style:name="ce11" style:family="table-cell" style:parent-style-name="Default">
      <style:text-properties fo:color="#b3b3b3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order-bottom="none" fo:border-left="none" fo:border-right="0.002cm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ext-properties style:font-name="Arial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</office:automatic-styles>
  <office:body>
    <office:spreadsheet>
      <table:table table:name="Analysis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3" table:default-cell-style-name="ce5"/>
        <table:table-column table:style-name="co6" table:default-cell-style-name="Default"/>
        <table:table-column table:style-name="co7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3" table:default-cell-style-name="ce5"/>
        <table:table-column table:style-name="co8" table:default-cell-style-name="ce11"/>
        <table:table-column table:style-name="co9" table:default-cell-style-name="Default"/>
        <table:table-column table:style-name="co4" table:default-cell-style-name="ce14"/>
        <table:table-column table:style-name="co5" table:default-cell-style-name="ce5"/>
        <table:table-column table:style-name="co10" table:default-cell-style-name="ce5"/>
        <table:table-column table:style-name="co10" table:number-columns-repeated="1005" table:default-cell-style-name="Default"/>
        <table:table-row table:style-name="ro1">
          <table:table-cell table:style-name="ce1" office:value-type="string">
            <text:p>Analysis of Can't Help Lovin Dat Man (1)</text:p>
          </table:table-cell>
          <table:table-cell table:style-name="ce3" table:number-columns-repeated="2"/>
          <table:table-cell/>
          <table:table-cell table:style-name="ce3" table:number-columns-repeated="8"/>
          <table:table-cell table:style-name="ce9"/>
          <table:table-cell table:style-name="ce3"/>
          <table:table-cell table:style-name="ce12"/>
          <table:table-cell table:style-name="ce15" table:number-columns-repeated="2"/>
          <table:table-cell table:style-name="ce3" table:number-columns-repeated="1002"/>
          <table:table-cell table:number-columns-repeated="3"/>
        </table:table-row>
        <table:table-row table:style-name="ro2">
          <table:table-cell table:style-name="ce2" office:value-type="string">
            <text:p>Haydn</text:p>
          </table:table-cell>
          <table:table-cell table:style-name="ce4" table:number-columns-repeated="2"/>
          <table:table-cell table:style-name="ce2" office:value-type="string">
            <text:p>Jazz</text:p>
          </table:table-cell>
          <table:table-cell table:style-name="ce4" table:number-columns-repeated="2"/>
          <table:table-cell table:style-name="ce2" office:value-type="string">
            <text:p>Jazz7</text:p>
          </table:table-cell>
          <table:table-cell table:style-name="ce4" table:number-columns-repeated="2"/>
          <table:table-cell table:style-name="ce2" office:value-type="string">
            <text:p>JazzFun</text:p>
          </table:table-cell>
          <table:table-cell table:style-name="ce4" table:number-columns-repeated="2"/>
          <table:table-cell table:style-name="ce10"/>
          <table:table-cell table:style-name="ce2" office:value-type="string">
            <text:p>Manual</text:p>
          </table:table-cell>
          <table:table-cell table:style-name="ce13" office:value-type="string">
            <text:p>Unigram</text:p>
          </table:table-cell>
          <table:table-cell table:style-name="ce4" table:number-columns-repeated="2"/>
          <table:table-cell table:style-name="ce2" table:number-columns-repeated="1002"/>
          <table:table-cell table:style-name="ce16" table:number-columns-repeated="3"/>
        </table:table-row>
        <table:table-row table:style-name="ro2"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V</text:p>
          </table:table-cell>
          <table:table-cell table:style-name="ce6" office:value-type="string">
            <text:p>Bb</text:p>
          </table:table-cell>
          <table:table-cell table:style-name="ce6" office:value-type="float" office:value="0">
            <text:p>0</text:p>
          </table:table-cell>
          <table:table-cell office:value-type="string">
            <text:p>Ab major: V7</text:p>
          </table:table-cell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Ab major: 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2)</text:p>
          </table:table-cell>
          <table:table-cell office:value-type="string">
            <text:p>Eb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>
            <text:p>Eb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I</text:p>
          </table:table-cell>
          <table:table-cell table:style-name="ce6" office:value-type="string">
            <text:p>Eb</text:p>
          </table:table-cell>
          <table:table-cell table:style-name="ce6" office:value-type="float" office:value="0">
            <text:p>0</text:p>
          </table:table-cell>
          <table:table-cell office:value-type="string">
            <text:p>Db major: V7</text:p>
          </table:table-cell>
          <table:table-cell table:style-name="ce6" office:value-type="string">
            <text:p>Ab7</text:p>
          </table:table-cell>
          <table:table-cell table:style-name="ce6" office:value-type="float" office:value="0">
            <text:p>0</text:p>
          </table:table-cell>
          <table:table-cell office:value-type="string">
            <text:p>Db major: II</text:p>
          </table:table-cell>
          <table:table-cell table:style-name="ce6" office:value-type="string">
            <text:p>Ebm</text:p>
          </table:table-cell>
          <table:table-cell table:style-name="ce6" office:value-type="float" office:value="0">
            <text:p>0</text:p>
          </table:table-cell>
          <table:table-cell office:value-type="string">
            <text:p>(bar 3)</text:p>
          </table:table-cell>
          <table:table-cell office:value-type="string">
            <text:p>Gb7</text:p>
          </table:table-cell>
          <table:table-cell office:value-type="string">
            <text:p>B major: III</text:p>
          </table:table-cell>
          <table:table-cell office:value-type="string">
            <text:p>Ebm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>
            <text:p>Eb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Eb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V7</text:p>
          </table:table-cell>
          <table:table-cell table:style-name="ce6" office:value-type="string">
            <text:p>Bb7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Ebm</text:p>
          </table:table-cell>
          <table:table-cell table:style-name="ce6" office:value-type="float" office:value="0">
            <text:p>0</text:p>
          </table:table-cell>
          <table:table-cell office:value-type="string">
            <text:p>(bar 4)</text:p>
          </table:table-cell>
          <table:table-cell office:value-type="string">
            <text:p>Fm7</text:p>
          </table:table-cell>
          <table:table-cell office:value-type="string">
            <text:p>Ab major: V</text:p>
          </table:table-cell>
          <table:table-cell office:value-type="string">
            <text:p>Eb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b major: V</text:p>
          </table:table-cell>
          <table:table-cell table:style-name="ce6" office:value-type="string">
            <text:p>Bb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VII</text:p>
          </table:table-cell>
          <table:table-cell table:style-name="ce6" office:value-type="string">
            <text:p>Ddi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b7</text:p>
          </table:table-cell>
          <table:table-cell table:style-name="ce6" office:value-type="float" office:value="0">
            <text:p>0</text:p>
          </table:table-cell>
          <table:table-cell office:value-type="string">
            <text:p>Eb minor: V</text:p>
          </table:table-cell>
          <table:table-cell table:style-name="ce6" office:value-type="string">
            <text:p>Bb</text:p>
          </table:table-cell>
          <table:table-cell table:style-name="ce6" office:value-type="float" office:value="0">
            <text:p>0</text:p>
          </table:table-cell>
          <table:table-cell office:value-type="string">
            <text:p>(bar 5)</text:p>
          </table:table-cell>
          <table:table-cell office:value-type="string">
            <text:p>E7</text:p>
          </table:table-cell>
          <table:table-cell office:value-type="string">
            <text:p>A minor: VII</text:p>
          </table:table-cell>
          <table:table-cell office:value-type="string">
            <text:p>Ab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>
            <text:p>Bb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Ddi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b7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b</text:p>
          </table:table-cell>
          <table:table-cell table:style-name="ce6" office:value-type="float" office:value="0">
            <text:p>0</text:p>
          </table:table-cell>
          <table:table-cell/>
          <table:table-cell office:value-type="string">
            <text:p>Gm7</text:p>
          </table:table-cell>
          <table:table-cell office:value-type="string">
            <text:p>Bb major: I</text:p>
          </table:table-cell>
          <table:table-cell office:value-type="string">
            <text:p>Bb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b major: II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Ddi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b7</text:p>
          </table:table-cell>
          <table:table-cell table:style-name="ce6" office:value-type="float" office:value="0">
            <text:p>0</text:p>
          </table:table-cell>
          <table:table-cell office:value-type="string">
            <text:p>Eb minor: I</text:p>
          </table:table-cell>
          <table:table-cell office:value-type="string">
            <text:p>Ebm</text:p>
          </table:table-cell>
          <table:table-cell office:value-type="float" office:value="1">
            <text:p>1</text:p>
          </table:table-cell>
          <table:table-cell office:value-type="string">
            <text:p>(bar 7)</text:p>
          </table:table-cell>
          <table:table-cell office:value-type="string">
            <text:p>Ebm</text:p>
          </table:table-cell>
          <table:table-cell office:value-type="string">
            <text:p>Eb minor: VII</text:p>
          </table:table-cell>
          <table:table-cell office:value-type="string">
            <text:p>Ddim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Ddi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b7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8)</text:p>
          </table:table-cell>
          <table:table-cell office:value-type="string">
            <text:p>Fsus4</text:p>
          </table:table-cell>
          <table:table-cell office:value-type="string">
            <text:p>Ab major: V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V</text:p>
          </table:table-cell>
          <table:table-cell table:style-name="ce6" office:value-type="string">
            <text:p>Bb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III</text:p>
          </table:table-cell>
          <table:table-cell table:style-name="ce6" office:value-type="string">
            <text:p>Gm</text:p>
          </table:table-cell>
          <table:table-cell table:style-name="ce6" office:value-type="float" office:value="0">
            <text:p>0</text:p>
          </table:table-cell>
          <table:table-cell office:value-type="string">
            <text:p>C minor: V7</text:p>
          </table:table-cell>
          <table:table-cell table:style-name="ce6" office:value-type="string">
            <text:p>G7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V</text:p>
          </table:table-cell>
          <table:table-cell table:style-name="ce6" office:value-type="string">
            <text:p>Bb</text:p>
          </table:table-cell>
          <table:table-cell table:style-name="ce6" office:value-type="float" office:value="0">
            <text:p>0</text:p>
          </table:table-cell>
          <table:table-cell office:value-type="string">
            <text:p>(bar 9)</text:p>
          </table:table-cell>
          <table:table-cell office:value-type="string">
            <text:p>Em7 (13)</text:p>
          </table:table-cell>
          <table:table-cell office:value-type="string">
            <text:p>B minor: VI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Ab major: V7</text:p>
          </table:table-cell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10)</text:p>
          </table:table-cell>
          <table:table-cell office:value-type="string">
            <text:p>Eb6</text:p>
          </table:table-cell>
          <table:table-cell office:value-type="string">
            <text:p>Ab major: 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b minor: II</text:p>
          </table:table-cell>
          <table:table-cell office:value-type="string">
            <text:p>Bbdim</text:p>
          </table:table-cell>
          <table:table-cell office:value-type="float" office:value="1">
            <text:p>1</text:p>
          </table:table-cell>
          <table:table-cell office:value-type="string">
            <text:p>B major: V</text:p>
          </table:table-cell>
          <table:table-cell office:value-type="string">
            <text:p>Gb</text:p>
          </table:table-cell>
          <table:table-cell office:value-type="float" office:value="1">
            <text:p>1</text:p>
          </table:table-cell>
          <table:table-cell office:value-type="string">
            <text:p>B major: V7</text:p>
          </table:table-cell>
          <table:table-cell office:value-type="string">
            <text:p>Gb7</text:p>
          </table:table-cell>
          <table:table-cell office:value-type="float" office:value="1">
            <text:p>1</text:p>
          </table:table-cell>
          <table:table-cell office:value-type="string">
            <text:p>B major: V</text:p>
          </table:table-cell>
          <table:table-cell office:value-type="string">
            <text:p>Gb</text:p>
          </table:table-cell>
          <table:table-cell office:value-type="float" office:value="1">
            <text:p>1</text:p>
          </table:table-cell>
          <table:table-cell office:value-type="string">
            <text:p>(bar 11)</text:p>
          </table:table-cell>
          <table:table-cell office:value-type="string">
            <text:p>Gb7</text:p>
          </table:table-cell>
          <table:table-cell office:value-type="string">
            <text:p>B major: V</text:p>
          </table:table-cell>
          <table:table-cell office:value-type="string">
            <text:p>G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b major: V7</text:p>
          </table:table-cell>
          <table:table-cell table:style-name="ce6" office:value-type="string">
            <text:p>Bb7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12)</text:p>
          </table:table-cell>
          <table:table-cell office:value-type="string">
            <text:p>Fm7 (11)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b7</text:p>
          </table:table-cell>
          <table:table-cell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(bar 13)</text:p>
          </table:table-cell>
          <table:table-cell office:value-type="string">
            <text:p>Bb7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Ab major: V7</text:p>
          </table:table-cell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14)</text:p>
          </table:table-cell>
          <table:table-cell office:value-type="string">
            <text:p>Eb7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C minor: I</text:p>
          </table:table-cell>
          <table:table-cell table:style-name="ce6" office:value-type="string">
            <text:p>Cm</text:p>
          </table:table-cell>
          <table:table-cell table:style-name="ce6" office:value-type="float" office:value="0">
            <text:p>0</text:p>
          </table:table-cell>
          <table:table-cell office:value-type="string">
            <text:p>C minor: VI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office:value-type="string">
            <text:p>Db major: V7</text:p>
          </table:table-cell>
          <table:table-cell office:value-type="string">
            <text:p>Ab7</text:p>
          </table:table-cell>
          <table:table-cell office:value-type="float" office:value="1">
            <text:p>1</text:p>
          </table:table-cell>
          <table:table-cell office:value-type="string">
            <text:p>C minor: VI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office:value-type="string">
            <text:p>(bar 15)</text:p>
          </table:table-cell>
          <table:table-cell office:value-type="string">
            <text:p>Ab7</text:p>
          </table:table-cell>
          <table:table-cell office:value-type="string">
            <text:p>Db minor: V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C minor: IV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b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office:value-type="string">
            <text:p>(bar 16)</text:p>
          </table:table-cell>
          <table:table-cell office:value-type="string">
            <text:p>Ab6</text:p>
          </table:table-cell>
          <table:table-cell office:value-type="string">
            <text:p>C minor: VI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Ab</text:p>
          </table:table-cell>
          <table:table-cell table:style-name="ce6" office:value-type="float" office:value="0">
            <text:p>0</text:p>
          </table:table-cell>
          <table:table-cell office:value-type="string">
            <text:p>Gb major: V7</text:p>
          </table:table-cell>
          <table:table-cell table:style-name="ce6" office:value-type="string">
            <text:p>Db7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Ab</text:p>
          </table:table-cell>
          <table:table-cell table:style-name="ce6" office:value-type="float" office:value="0">
            <text:p>0</text:p>
          </table:table-cell>
          <table:table-cell office:value-type="string">
            <text:p>(bar 17)</text:p>
          </table:table-cell>
          <table:table-cell office:value-type="string">
            <text:p>Abm6</text:p>
          </table:table-cell>
          <table:table-cell office:value-type="string">
            <text:p>Gb major: II</text:p>
          </table:table-cell>
          <table:table-cell office:value-type="string">
            <text:p>Ab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Ab major: V7</text:p>
          </table:table-cell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18)</text:p>
          </table:table-cell>
          <table:table-cell office:value-type="string">
            <text:p>Eb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V7</text:p>
          </table:table-cell>
          <table:table-cell table:style-name="ce6" office:value-type="string">
            <text:p>D7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(bar 19)</text:p>
          </table:table-cell>
          <table:table-cell office:value-type="string">
            <text:p>Cm</text:p>
          </table:table-cell>
          <table:table-cell office:value-type="string">
            <text:p>Bb major: II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b major: I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inor: V7</text:p>
          </table:table-cell>
          <table:table-cell office:value-type="string">
            <text:p>B7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(bar 20)</text:p>
          </table:table-cell>
          <table:table-cell office:value-type="string">
            <text:p>B7</text:p>
          </table:table-cell>
          <table:table-cell office:value-type="string">
            <text:p>E min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inor: VII</text:p>
          </table:table-cell>
          <table:table-cell office:value-type="string">
            <text:p>Ddim</text:p>
          </table:table-cell>
          <table:table-cell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Eb major: V7</text:p>
          </table:table-cell>
          <table:table-cell office:value-type="string">
            <text:p>Bb7</text:p>
          </table:table-cell>
          <table:table-cell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(bar 21)</text:p>
          </table:table-cell>
          <table:table-cell office:value-type="string">
            <text:p>Bb7</text:p>
          </table:table-cell>
          <table:table-cell office:value-type="string">
            <text:p>Eb minor: VII</text:p>
          </table:table-cell>
          <table:table-cell office:value-type="string">
            <text:p>D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22)</text:p>
          </table:table-cell>
          <table:table-cell office:value-type="string">
            <text:p>Eb, Gm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 minor: 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Eb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V7</text:p>
          </table:table-cell>
          <table:table-cell table:style-name="ce6" office:value-type="string">
            <text:p>D7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Eb</text:p>
          </table:table-cell>
          <table:table-cell table:style-name="ce6" office:value-type="float" office:value="0">
            <text:p>0</text:p>
          </table:table-cell>
          <table:table-cell office:value-type="string">
            <text:p>(bar 23)</text:p>
          </table:table-cell>
          <table:table-cell office:value-type="string">
            <text:p>Gm, Gbdim</text:p>
          </table:table-cell>
          <table:table-cell office:value-type="string">
            <text:p>G minor: 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b major: V7</text:p>
          </table:table-cell>
          <table:table-cell table:style-name="ce6" office:value-type="string">
            <text:p>Bb7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24)</text:p>
          </table:table-cell>
          <table:table-cell office:value-type="string">
            <text:p>Fm7</text:p>
          </table:table-cell>
          <table:table-cell office:value-type="string">
            <text:p>Ab major: V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Bb7</text:p>
          </table:table-cell>
          <table:table-cell table:style-name="ce7"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(bar 25)</text:p>
          </table:table-cell>
          <table:table-cell office:value-type="string">
            <text:p>Bb7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Ab major: V7</text:p>
          </table:table-cell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26)</text:p>
          </table:table-cell>
          <table:table-cell office:value-type="string">
            <text:p>Eb6</text:p>
          </table:table-cell>
          <table:table-cell office:value-type="string">
            <text:p>Ab major: 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b minor: II</text:p>
          </table:table-cell>
          <table:table-cell office:value-type="string">
            <text:p>Bbdim</text:p>
          </table:table-cell>
          <table:table-cell office:value-type="float" office:value="1">
            <text:p>1</text:p>
          </table:table-cell>
          <table:table-cell office:value-type="string">
            <text:p>B major: III</text:p>
          </table:table-cell>
          <table:table-cell table:style-name="ce6" office:value-type="string">
            <text:p>Ebm</text:p>
          </table:table-cell>
          <table:table-cell table:style-name="ce6" office:value-type="float" office:value="0">
            <text:p>0</text:p>
          </table:table-cell>
          <table:table-cell office:value-type="string">
            <text:p>B major: V7</text:p>
          </table:table-cell>
          <table:table-cell office:value-type="string">
            <text:p>Gb7</text:p>
          </table:table-cell>
          <table:table-cell office:value-type="float" office:value="1">
            <text:p>1</text:p>
          </table:table-cell>
          <table:table-cell office:value-type="string">
            <text:p>B major: III</text:p>
          </table:table-cell>
          <table:table-cell table:style-name="ce6" office:value-type="string">
            <text:p>Ebm</text:p>
          </table:table-cell>
          <table:table-cell table:style-name="ce6" office:value-type="float" office:value="0">
            <text:p>0</text:p>
          </table:table-cell>
          <table:table-cell office:value-type="string">
            <text:p>(bar 27)</text:p>
          </table:table-cell>
          <table:table-cell office:value-type="string">
            <text:p>Gb7</text:p>
          </table:table-cell>
          <table:table-cell office:value-type="string">
            <text:p>B major: III</text:p>
          </table:table-cell>
          <table:table-cell office:value-type="string">
            <text:p>Ebm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b major: V7</text:p>
          </table:table-cell>
          <table:table-cell table:style-name="ce6" office:value-type="string">
            <text:p>Bb7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28)</text:p>
          </table:table-cell>
          <table:table-cell office:value-type="string">
            <text:p>Fm7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Bb7</text:p>
          </table:table-cell>
          <table:table-cell table:style-name="ce7"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(bar 29)</text:p>
          </table:table-cell>
          <table:table-cell office:value-type="string">
            <text:p>Bb7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30)</text:p>
          </table:table-cell>
          <table:table-cell office:value-type="string">
            <text:p>EbM7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F minor: V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F major: III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office:value-type="string">
            <text:p>D minor: V7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string">
            <text:p>F major: III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office:value-type="string">
            <text:p>(bar 31)</text:p>
          </table:table-cell>
          <table:table-cell office:value-type="string">
            <text:p>Am7 (b11)</text:p>
          </table:table-cell>
          <table:table-cell office:value-type="string">
            <text:p>G major: II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C minor: IV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C minor: VI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office:value-type="string">
            <text:p>Db major: V7</text:p>
          </table:table-cell>
          <table:table-cell office:value-type="string">
            <text:p>Ab7</text:p>
          </table:table-cell>
          <table:table-cell office:value-type="float" office:value="1">
            <text:p>1</text:p>
          </table:table-cell>
          <table:table-cell office:value-type="string">
            <text:p>C minor: VI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office:value-type="string">
            <text:p>(bar 32)</text:p>
          </table:table-cell>
          <table:table-cell office:value-type="string">
            <text:p>Ab6</text:p>
          </table:table-cell>
          <table:table-cell office:value-type="string">
            <text:p>C minor: VI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Ab</text:p>
          </table:table-cell>
          <table:table-cell table:style-name="ce6" office:value-type="float" office:value="0">
            <text:p>0</text:p>
          </table:table-cell>
          <table:table-cell office:value-type="string">
            <text:p>Gb major: V7</text:p>
          </table:table-cell>
          <table:table-cell table:style-name="ce6" office:value-type="string">
            <text:p>Db7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Ab</text:p>
          </table:table-cell>
          <table:table-cell table:style-name="ce6" office:value-type="float" office:value="0">
            <text:p>0</text:p>
          </table:table-cell>
          <table:table-cell office:value-type="string">
            <text:p>(bar 33)</text:p>
          </table:table-cell>
          <table:table-cell office:value-type="string">
            <text:p>Abm6</text:p>
          </table:table-cell>
          <table:table-cell office:value-type="string">
            <text:p>Gb major: II</text:p>
          </table:table-cell>
          <table:table-cell office:value-type="string">
            <text:p>Ab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Ab major: V7</text:p>
          </table:table-cell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34)</text:p>
          </table:table-cell>
          <table:table-cell office:value-type="string">
            <text:p>Eb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(bar 35)</text:p>
          </table:table-cell>
          <table:table-cell office:value-type="string">
            <text:p>Cm7</text:p>
          </table:table-cell>
          <table:table-cell office:value-type="string">
            <text:p>Bb major: II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b major: I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7</text:p>
          </table:table-cell>
          <table:table-cell office:value-type="string">
            <text:p>B7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(bar 36)</text:p>
          </table:table-cell>
          <table:table-cell office:value-type="string">
            <text:p>B7</text:p>
          </table:table-cell>
          <table:table-cell office:value-type="string">
            <text:p>E min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in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Eb min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Eb minor: V7</text:p>
          </table:table-cell>
          <table:table-cell office:value-type="string">
            <text:p>Bb7</text:p>
          </table:table-cell>
          <table:table-cell office:value-type="float" office:value="1">
            <text:p>1</text:p>
          </table:table-cell>
          <table:table-cell office:value-type="string">
            <text:p>Eb minor: VII</text:p>
          </table:table-cell>
          <table:table-cell office:value-type="string">
            <text:p>Ddim</text:p>
          </table:table-cell>
          <table:table-cell office:value-type="float" office:value="1">
            <text:p>1</text:p>
          </table:table-cell>
          <table:table-cell office:value-type="string">
            <text:p>(bar 37)</text:p>
          </table:table-cell>
          <table:table-cell office:value-type="string">
            <text:p>B7, Bb7</text:p>
          </table:table-cell>
          <table:table-cell office:value-type="string">
            <text:p>Eb minor: VII</text:p>
          </table:table-cell>
          <table:table-cell office:value-type="string">
            <text:p>D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b minor: 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Ab minor: 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Ab major: V7</text:p>
          </table:table-cell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Ab minor: 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38)</text:p>
          </table:table-cell>
          <table:table-cell office:value-type="string">
            <text:p>Eb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b minor: I</text:p>
          </table:table-cell>
          <table:table-cell table:style-name="ce6" office:value-type="string">
            <text:p>Abm</text:p>
          </table:table-cell>
          <table:table-cell table:style-name="ce6" office:value-type="float" office:value="0">
            <text:p>0</text:p>
          </table:table-cell>
          <table:table-cell office:value-type="string">
            <text:p>Ab minor: I</text:p>
          </table:table-cell>
          <table:table-cell table:style-name="ce6" office:value-type="string">
            <text:p>Ab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Eb7</text:p>
          </table:table-cell>
          <table:table-cell table:style-name="ce6" office:value-type="float" office:value="0">
            <text:p>0</text:p>
          </table:table-cell>
          <table:table-cell office:value-type="string">
            <text:p>Ab minor: I</text:p>
          </table:table-cell>
          <table:table-cell table:style-name="ce6" office:value-type="string">
            <text:p>Abm</text:p>
          </table:table-cell>
          <table:table-cell table:style-name="ce6" office:value-type="float" office:value="0">
            <text:p>0</text:p>
          </table:table-cell>
          <table:table-cell office:value-type="string">
            <text:p>(bar 39)</text:p>
          </table:table-cell>
          <table:table-cell office:value-type="string">
            <text:p>Db7 (9)</text:p>
          </table:table-cell>
          <table:table-cell office:value-type="string">
            <text:p>C minor: III</text:p>
          </table:table-cell>
          <table:table-cell office:value-type="string">
            <text:p>Ebaug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I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Eb7</text:p>
          </table:table-cell>
          <table:table-cell table:style-name="ce7" office:value-type="float" office:value="1">
            <text:p>1</text:p>
          </table:table-cell>
          <table:table-cell office:value-type="string">
            <text:p>Eb major: II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 office:value-type="string">
            <text:p>(bar 40)</text:p>
          </table:table-cell>
          <table:table-cell office:value-type="string">
            <text:p>Eb, Gm</text:p>
          </table:table-cell>
          <table:table-cell office:value-type="string">
            <text:p>Bb major: V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b major: 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Eb7</text:p>
          </table:table-cell>
          <table:table-cell table:style-name="ce7"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41)</text:p>
          </table:table-cell>
          <table:table-cell office:value-type="string">
            <text:p>Cm7, Eb6</text:p>
          </table:table-cell>
          <table:table-cell office:value-type="string">
            <text:p>Ab major: III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b major: I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Ab major: V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42)</text:p>
          </table:table-cell>
          <table:table-cell office:value-type="string">
            <text:p>Ab6</text:p>
          </table:table-cell>
          <table:table-cell office:value-type="string">
            <text:p>Ab major: I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C minor: IV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43)</text:p>
          </table:table-cell>
          <table:table-cell office:value-type="string">
            <text:p>Ab6</text:p>
          </table:table-cell>
          <table:table-cell office:value-type="string">
            <text:p>Ab major: V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Bb minor: V7</text:p>
          </table:table-cell>
          <table:table-cell office:value-type="string">
            <text:p>F7</text:p>
          </table:table-cell>
          <table:table-cell office:value-type="float" office:value="1">
            <text:p>1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(bar 44)</text:p>
          </table:table-cell>
          <table:table-cell office:value-type="string">
            <text:p>Adim</text:p>
          </table:table-cell>
          <table:table-cell office:value-type="string">
            <text:p>Bb minor: V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 minor: VII</text:p>
          </table:table-cell>
          <table:table-cell office:value-type="string">
            <text:p>Gbdi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(bar 45)</text:p>
          </table:table-cell>
          <table:table-cell office:value-type="string">
            <text:p>Adim</text:p>
          </table:table-cell>
          <table:table-cell office:value-type="string">
            <text:p>E minor: VII</text:p>
          </table:table-cell>
          <table:table-cell office:value-type="string">
            <text:p>Eb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b minor: III</text:p>
          </table:table-cell>
          <table:table-cell office:value-type="string">
            <text:p>Baug</text:p>
          </table:table-cell>
          <table:table-cell office:value-type="float" office:value="1">
            <text:p>1</text:p>
          </table:table-cell>
          <table:table-cell office:value-type="string">
            <text:p>C minor: III</text:p>
          </table:table-cell>
          <table:table-cell office:value-type="string">
            <text:p>Ebaug</text:p>
          </table:table-cell>
          <table:table-cell office:value-type="float" office:value="1">
            <text:p>1</text:p>
          </table:table-cell>
          <table:table-cell office:value-type="string">
            <text:p>Ab major: V7</text:p>
          </table:table-cell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C minor: III</text:p>
          </table:table-cell>
          <table:table-cell office:value-type="string">
            <text:p>Ebaug</text:p>
          </table:table-cell>
          <table:table-cell office:value-type="float" office:value="1">
            <text:p>1</text:p>
          </table:table-cell>
          <table:table-cell office:value-type="string">
            <text:p>(bar 46)</text:p>
          </table:table-cell>
          <table:table-cell office:value-type="string">
            <text:p>Eb (?Ebaug)</text:p>
          </table:table-cell>
          <table:table-cell office:value-type="string">
            <text:p>Ab minor: III</text:p>
          </table:table-cell>
          <table:table-cell office:value-type="string">
            <text:p>Baug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Bb major: II</text:p>
          </table:table-cell>
          <table:table-cell table:style-name="ce6" office:value-type="string">
            <text:p>Cm</text:p>
          </table:table-cell>
          <table:table-cell table:style-name="ce6" office:value-type="float" office:value="0">
            <text:p>0</text:p>
          </table:table-cell>
          <table:table-cell/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Bb major: II</text:p>
          </table:table-cell>
          <table:table-cell table:style-name="ce6" office:value-type="string">
            <text:p>Cm</text:p>
          </table:table-cell>
          <table:table-cell table:style-name="ce6" office:value-type="float" office:value="0">
            <text:p>0</text:p>
          </table:table-cell>
          <table:table-cell office:value-type="string">
            <text:p>(bar 47)</text:p>
          </table:table-cell>
          <table:table-cell office:value-type="string">
            <text:p>Eb (?Ebaug)</text:p>
          </table:table-cell>
          <table:table-cell office:value-type="string">
            <text:p>Ab minor: 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Bb maj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b maj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b minor: V7</text:p>
          </table:table-cell>
          <table:table-cell office:value-type="string">
            <text:p>F7</text:p>
          </table:table-cell>
          <table:table-cell office:value-type="float" office:value="1">
            <text:p>1</text:p>
          </table:table-cell>
          <table:table-cell office:value-type="string">
            <text:p>Bb maj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(bar 48)</text:p>
          </table:table-cell>
          <table:table-cell office:value-type="string">
            <text:p>F7</text:p>
          </table:table-cell>
          <table:table-cell office:value-type="string">
            <text:p>Bb maj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(bar 49)</text:p>
          </table:table-cell>
          <table:table-cell office:value-type="string">
            <text:p>F7</text:p>
          </table:table-cell>
          <table:table-cell office:value-type="string">
            <text:p>Bb min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I</text:p>
          </table:table-cell>
          <table:table-cell table:style-name="ce7" office:value-type="string">
            <text:p>Eb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Bb major: IV</text:p>
          </table:table-cell>
          <table:table-cell table:style-name="ce7" office:value-type="string">
            <text:p>Eb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Ab major: V7</text:p>
          </table:table-cell>
          <table:table-cell table:style-name="ce7" office:value-type="string">
            <text:p>Eb7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Ab major: V</text:p>
          </table:table-cell>
          <table:table-cell table:style-name="ce7" office:value-type="string">
            <text:p>Eb</text:p>
          </table:table-cell>
          <table:table-cell table:style-name="ce7" office:value-type="float" office:value="1">
            <text:p>1</text:p>
          </table:table-cell>
          <table:table-cell office:value-type="string">
            <text:p>(bar 50)</text:p>
          </table:table-cell>
          <table:table-cell office:value-type="string">
            <text:p>Eb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7" office:value-type="string">
            <text:p>Eb</text:p>
          </table:table-cell>
          <table:table-cell table:style-name="ce7" office:value-type="float" office:value="1">
            <text:p>1</text:p>
          </table:table-cell>
          <table:table-cell/>
          <table:table-cell table:style-name="ce7" office:value-type="string">
            <text:p>Eb</text:p>
          </table:table-cell>
          <table:table-cell table:style-name="ce7" office:value-type="float" office:value="1">
            <text:p>1</text:p>
          </table:table-cell>
          <table:table-cell office:value-type="string">
            <text:p>G minor: V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Eb</text:p>
          </table:table-cell>
          <table:table-cell table:style-name="ce7" office:value-type="float" office:value="1">
            <text:p>1</text:p>
          </table:table-cell>
          <table:table-cell office:value-type="string">
            <text:p>(bar 51)</text:p>
          </table:table-cell>
          <table:table-cell office:value-type="string">
            <text:p>Eb</text:p>
          </table:table-cell>
          <table:table-cell/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 min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E minor: V7</text:p>
          </table:table-cell>
          <table:table-cell office:value-type="string">
            <text:p>B7</text:p>
          </table:table-cell>
          <table:table-cell office:value-type="float" office:value="1">
            <text:p>1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(bar 52)</text:p>
          </table:table-cell>
          <table:table-cell office:value-type="string">
            <text:p>B7</text:p>
          </table:table-cell>
          <table:table-cell office:value-type="string">
            <text:p>E min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II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II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V7</text:p>
          </table:table-cell>
          <table:table-cell table:style-name="ce6" office:value-type="string">
            <text:p>Bb7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II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(bar 54)</text:p>
          </table:table-cell>
          <table:table-cell office:value-type="string">
            <text:p>Eb6</text:p>
          </table:table-cell>
          <table:table-cell office:value-type="string">
            <text:p>Ab major: VI</text:p>
          </table:table-cell>
          <table:table-cell office:value-type="string">
            <text:p>Fm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b major: I</text:p>
          </table:table-cell>
          <table:table-cell table:style-name="ce6" office:value-type="string">
            <text:p>Eb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G minor: V7</text:p>
          </table:table-cell>
          <table:table-cell table:style-name="ce6" office:value-type="string">
            <text:p>D7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(bar 55)</text:p>
          </table:table-cell>
          <table:table-cell office:value-type="string">
            <text:p>Ab, Adim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II</text:p>
          </table:table-cell>
          <table:table-cell table:style-name="ce7" office:value-type="string">
            <text:p>Fm</text:p>
          </table:table-cell>
          <table:table-cell table:style-name="ce7" office:value-type="float" office:value="1">
            <text:p>1</text:p>
          </table:table-cell>
          <table:table-cell office:value-type="string">
            <text:p>Eb major: II</text:p>
          </table:table-cell>
          <table:table-cell table:style-name="ce7" office:value-type="string">
            <text:p>Fm</text:p>
          </table:table-cell>
          <table:table-cell table:style-name="ce7" office:value-type="float" office:value="1">
            <text:p>1</text:p>
          </table:table-cell>
          <table:table-cell office:value-type="string">
            <text:p>Eb major: V7</text:p>
          </table:table-cell>
          <table:table-cell table:style-name="ce6" office:value-type="string">
            <text:p>Bb7</text:p>
          </table:table-cell>
          <table:table-cell table:style-name="ce6" office:value-type="float" office:value="0">
            <text:p>0</text:p>
          </table:table-cell>
          <table:table-cell office:value-type="string">
            <text:p>Eb major: II</text:p>
          </table:table-cell>
          <table:table-cell table:style-name="ce7" office:value-type="string">
            <text:p>Fm</text:p>
          </table:table-cell>
          <table:table-cell table:style-name="ce7" office:value-type="float" office:value="1">
            <text:p>1</text:p>
          </table:table-cell>
          <table:table-cell office:value-type="string">
            <text:p>(bar 56)</text:p>
          </table:table-cell>
          <table:table-cell office:value-type="string">
            <text:p>Ab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Bb7</text:p>
          </table:table-cell>
          <table:table-cell table:style-name="ce7"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(bar 57)</text:p>
          </table:table-cell>
          <table:table-cell office:value-type="string">
            <text:p>Bb7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Ab major: V7</text:p>
          </table:table-cell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58)</text:p>
          </table:table-cell>
          <table:table-cell office:value-type="string">
            <text:p>Eb6</text:p>
          </table:table-cell>
          <table:table-cell office:value-type="string">
            <text:p>Ab major: 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b minor: II</text:p>
          </table:table-cell>
          <table:table-cell office:value-type="string">
            <text:p>Bbdim</text:p>
          </table:table-cell>
          <table:table-cell office:value-type="float" office:value="1">
            <text:p>1</text:p>
          </table:table-cell>
          <table:table-cell office:value-type="string">
            <text:p>B major: III</text:p>
          </table:table-cell>
          <table:table-cell table:style-name="ce6" office:value-type="string">
            <text:p>Ebm</text:p>
          </table:table-cell>
          <table:table-cell table:style-name="ce6" office:value-type="float" office:value="0">
            <text:p>0</text:p>
          </table:table-cell>
          <table:table-cell office:value-type="string">
            <text:p>B major: V7</text:p>
          </table:table-cell>
          <table:table-cell office:value-type="string">
            <text:p>Gb7</text:p>
          </table:table-cell>
          <table:table-cell office:value-type="float" office:value="1">
            <text:p>1</text:p>
          </table:table-cell>
          <table:table-cell office:value-type="string">
            <text:p>B major: III</text:p>
          </table:table-cell>
          <table:table-cell table:style-name="ce6" office:value-type="string">
            <text:p>Ebm</text:p>
          </table:table-cell>
          <table:table-cell table:style-name="ce6" office:value-type="float" office:value="0">
            <text:p>0</text:p>
          </table:table-cell>
          <table:table-cell office:value-type="string">
            <text:p>(bar 59)</text:p>
          </table:table-cell>
          <table:table-cell office:value-type="string">
            <text:p>Gb7</text:p>
          </table:table-cell>
          <table:table-cell office:value-type="string">
            <text:p>B major: III</text:p>
          </table:table-cell>
          <table:table-cell office:value-type="string">
            <text:p>Ebm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b major: V7</text:p>
          </table:table-cell>
          <table:table-cell office:value-type="string">
            <text:p>Bb7</text:p>
          </table:table-cell>
          <table:table-cell office:value-type="float" office:value="1">
            <text:p>1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60)</text:p>
          </table:table-cell>
          <table:table-cell office:value-type="string">
            <text:p>Fm7, Bb7</text:p>
          </table:table-cell>
          <table:table-cell office:value-type="string">
            <text:p>Eb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b7</text:p>
          </table:table-cell>
          <table:table-cell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(bar 61)</text:p>
          </table:table-cell>
          <table:table-cell office:value-type="string">
            <text:p>Bb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Ab major: V7</text:p>
          </table:table-cell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62)</text:p>
          </table:table-cell>
          <table:table-cell office:value-type="string">
            <text:p>EbM7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F minor: V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F minor: V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F minor: V7</text:p>
          </table:table-cell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F minor: V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(bar 63)</text:p>
          </table:table-cell>
          <table:table-cell office:value-type="string">
            <text:p>Am7 (b11)</text:p>
          </table:table-cell>
          <table:table-cell office:value-type="string">
            <text:p>G major: II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C minor: IV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Db major: V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office:value-type="string">
            <text:p>Db major: V7</text:p>
          </table:table-cell>
          <table:table-cell office:value-type="string">
            <text:p>Ab7</text:p>
          </table:table-cell>
          <table:table-cell office:value-type="float" office:value="1">
            <text:p>1</text:p>
          </table:table-cell>
          <table:table-cell office:value-type="string">
            <text:p>Db major: V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office:value-type="string">
            <text:p>(bar 64)</text:p>
          </table:table-cell>
          <table:table-cell office:value-type="string">
            <text:p>Ab7</text:p>
          </table:table-cell>
          <table:table-cell office:value-type="string">
            <text:p>C minor: VI</text:p>
          </table:table-cell>
          <table:table-cell office:value-type="string">
            <text:p>A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Gb major: V</text:p>
          </table:table-cell>
          <table:table-cell office:value-type="string">
            <text:p>Db</text:p>
          </table:table-cell>
          <table:table-cell office:value-type="float" office:value="1">
            <text:p>1</text:p>
          </table:table-cell>
          <table:table-cell office:value-type="string">
            <text:p>Gb major: V7</text:p>
          </table:table-cell>
          <table:table-cell office:value-type="string">
            <text:p>Db7</text:p>
          </table:table-cell>
          <table:table-cell office:value-type="float" office:value="1">
            <text:p>1</text:p>
          </table:table-cell>
          <table:table-cell office:value-type="string">
            <text:p>Gb major: II</text:p>
          </table:table-cell>
          <table:table-cell table:style-name="ce6" office:value-type="string">
            <text:p>Abm</text:p>
          </table:table-cell>
          <table:table-cell table:style-name="ce6" office:value-type="float" office:value="0">
            <text:p>0</text:p>
          </table:table-cell>
          <table:table-cell office:value-type="string">
            <text:p>(bar 65)</text:p>
          </table:table-cell>
          <table:table-cell office:value-type="string">
            <text:p>Db7 (9)</text:p>
          </table:table-cell>
          <table:table-cell office:value-type="string">
            <text:p>Gb major: V</text:p>
          </table:table-cell>
          <table:table-cell office:value-type="string">
            <text:p>D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Ab major: V7</text:p>
          </table:table-cell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66)</text:p>
          </table:table-cell>
          <table:table-cell office:value-type="string">
            <text:p>Eb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V7</text:p>
          </table:table-cell>
          <table:table-cell table:style-name="ce6" office:value-type="string">
            <text:p>D7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(bar 67)</text:p>
          </table:table-cell>
          <table:table-cell office:value-type="string">
            <text:p>Cm6</text:p>
          </table:table-cell>
          <table:table-cell office:value-type="string">
            <text:p>Bb major: II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b major: I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7</text:p>
          </table:table-cell>
          <table:table-cell office:value-type="string">
            <text:p>B7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(bar 68)</text:p>
          </table:table-cell>
          <table:table-cell office:value-type="string">
            <text:p>B7</text:p>
          </table:table-cell>
          <table:table-cell office:value-type="string">
            <text:p>E min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inor: II</text:p>
          </table:table-cell>
          <table:table-cell office:value-type="string">
            <text:p>Fdim</text:p>
          </table:table-cell>
          <table:table-cell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Eb minor: V7</text:p>
          </table:table-cell>
          <table:table-cell office:value-type="string">
            <text:p>Bb7</text:p>
          </table:table-cell>
          <table:table-cell office:value-type="float" office:value="1">
            <text:p>1</text:p>
          </table:table-cell>
          <table:table-cell office:value-type="string">
            <text:p>Eb major: V</text:p>
          </table:table-cell>
          <table:table-cell office:value-type="string">
            <text:p>Bb</text:p>
          </table:table-cell>
          <table:table-cell office:value-type="float" office:value="1">
            <text:p>1</text:p>
          </table:table-cell>
          <table:table-cell office:value-type="string">
            <text:p>(bar 69)</text:p>
          </table:table-cell>
          <table:table-cell office:value-type="string">
            <text:p>B7, Bb7</text:p>
          </table:table-cell>
          <table:table-cell office:value-type="string">
            <text:p>Eb minor: VII</text:p>
          </table:table-cell>
          <table:table-cell office:value-type="string">
            <text:p>D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Ab major: V7</text:p>
          </table:table-cell>
          <table:table-cell office:value-type="string">
            <text:p>Eb7</text:p>
          </table:table-cell>
          <table:table-cell office:value-type="float" office:value="1">
            <text:p>1</text:p>
          </table:table-cell>
          <table:table-cell office:value-type="string">
            <text:p>Eb major: I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office:value-type="string">
            <text:p>(bar 70)</text:p>
          </table:table-cell>
          <table:table-cell office:value-type="string">
            <text:p>Eb</text:p>
          </table:table-cell>
          <table:table-cell office:value-type="string">
            <text:p>Bb major: IV</text:p>
          </table:table-cell>
          <table:table-cell office:value-type="string">
            <text:p>E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 table:number-rows-repeated="104850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nalysisLatex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3" table:default-cell-style-name="ce5"/>
        <table:table-column table:style-name="co6" table:default-cell-style-name="Default"/>
        <table:table-column table:style-name="co7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3" table:default-cell-style-name="ce5"/>
        <table:table-column table:style-name="co8" table:default-cell-style-name="ce11"/>
        <table:table-column table:style-name="co9" table:default-cell-style-name="Default"/>
        <table:table-column table:style-name="co4" table:default-cell-style-name="ce14"/>
        <table:table-column table:style-name="co5" table:default-cell-style-name="ce5"/>
        <table:table-column table:style-name="co10" table:default-cell-style-name="ce5"/>
        <table:table-column table:style-name="co10" table:number-columns-repeated="1005" table:default-cell-style-name="Default"/>
        <table:table-row table:style-name="ro1">
          <table:table-cell table:style-name="ce1" office:value-type="string">
            <text:p>Analysis of Can't Help Lovin Dat Man (1)</text:p>
          </table:table-cell>
          <table:table-cell table:style-name="ce3" table:number-columns-repeated="2"/>
          <table:table-cell/>
          <table:table-cell table:style-name="ce3" table:number-columns-repeated="8"/>
          <table:table-cell table:style-name="ce9"/>
          <table:table-cell table:style-name="ce3"/>
          <table:table-cell table:style-name="ce12"/>
          <table:table-cell table:style-name="ce15" table:number-columns-repeated="2"/>
          <table:table-cell table:style-name="ce3" table:number-columns-repeated="1002"/>
          <table:table-cell table:number-columns-repeated="3"/>
        </table:table-row>
        <table:table-row table:style-name="ro2">
          <table:table-cell table:style-name="ce2" office:value-type="string">
            <text:p>Haydn</text:p>
          </table:table-cell>
          <table:table-cell table:style-name="ce4" table:number-columns-repeated="2"/>
          <table:table-cell table:style-name="ce2" office:value-type="string">
            <text:p>Jazz</text:p>
          </table:table-cell>
          <table:table-cell table:style-name="ce4" table:number-columns-repeated="2"/>
          <table:table-cell table:style-name="ce2" office:value-type="string">
            <text:p>Jazz$^7$</text:p>
          </table:table-cell>
          <table:table-cell table:style-name="ce4" table:number-columns-repeated="2"/>
          <table:table-cell table:style-name="ce2" office:value-type="string">
            <text:p>JazzFun</text:p>
          </table:table-cell>
          <table:table-cell table:style-name="ce4" table:number-columns-repeated="2"/>
          <table:table-cell table:style-name="ce10"/>
          <table:table-cell table:style-name="ce2" office:value-type="string">
            <text:p>Manual</text:p>
          </table:table-cell>
          <table:table-cell table:style-name="ce13" office:value-type="string">
            <text:p>Unigram</text:p>
          </table:table-cell>
          <table:table-cell table:style-name="ce4" table:number-columns-repeated="2"/>
          <table:table-cell table:style-name="ce2" table:number-columns-repeated="1002"/>
          <table:table-cell table:style-name="ce16" table:number-columns-repeated="3"/>
        </table:table-row>
        <table:table-row table:style-name="ro2"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V</text:p>
          </table:table-cell>
          <table:table-cell table:style-name="ce6" office:value-type="string">
            <text:p>B$\flat$</text:p>
          </table:table-cell>
          <table:table-cell table:style-name="ce6" office:value-type="float" office:value="0">
            <text:p>0</text:p>
          </table:table-cell>
          <table:table-cell office:value-type="string">
            <text:p>A$\flat$ major: V$^7$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A$\flat$ major: 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2)</text:p>
          </table:table-cell>
          <table:table-cell office:value-type="string">
            <text:p>E$\flat$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>
            <text:p>E$\flat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I</text:p>
          </table:table-cell>
          <table:table-cell table:style-name="ce6" office:value-type="string">
            <text:p>E$\flat$</text:p>
          </table:table-cell>
          <table:table-cell table:style-name="ce6" office:value-type="float" office:value="0">
            <text:p>0</text:p>
          </table:table-cell>
          <table:table-cell office:value-type="string">
            <text:p>D$\flat$ major: V$^7$</text:p>
          </table:table-cell>
          <table:table-cell table:style-name="ce6" office:value-type="string">
            <text:p>A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D$\flat$ major: II</text:p>
          </table:table-cell>
          <table:table-cell table:style-name="ce6" office:value-type="string">
            <text:p>E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(bar 3)</text:p>
          </table:table-cell>
          <table:table-cell office:value-type="string">
            <text:p>G$\flat^7$</text:p>
          </table:table-cell>
          <table:table-cell office:value-type="string">
            <text:p>B major: III</text:p>
          </table:table-cell>
          <table:table-cell office:value-type="string">
            <text:p>E$\flat$m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>
            <text:p>E$\flat$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E$\flat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V$^7$</text:p>
          </table:table-cell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E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(bar 4)</text:p>
          </table:table-cell>
          <table:table-cell office:value-type="string">
            <text:p>Fm$^7$</text:p>
          </table:table-cell>
          <table:table-cell office:value-type="string">
            <text:p>A$\flat$ major: V</text:p>
          </table:table-cell>
          <table:table-cell office:value-type="string">
            <text:p>E$\flat$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$\flat$ major: V</text:p>
          </table:table-cell>
          <table:table-cell table:style-name="ce6" office:value-type="string">
            <text:p>B$\flat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VII</text:p>
          </table:table-cell>
          <table:table-cell table:style-name="ce6" office:value-type="string">
            <text:p>Ddi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inor: V</text:p>
          </table:table-cell>
          <table:table-cell table:style-name="ce6" office:value-type="string">
            <text:p>B$\flat$</text:p>
          </table:table-cell>
          <table:table-cell table:style-name="ce6" office:value-type="float" office:value="0">
            <text:p>0</text:p>
          </table:table-cell>
          <table:table-cell office:value-type="string">
            <text:p>(bar 5)</text:p>
          </table:table-cell>
          <table:table-cell office:value-type="string">
            <text:p>E$^7$</text:p>
          </table:table-cell>
          <table:table-cell office:value-type="string">
            <text:p>A minor: VII</text:p>
          </table:table-cell>
          <table:table-cell office:value-type="string">
            <text:p>A$\flat$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>
            <text:p>B$\flat$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Ddi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$\flat$</text:p>
          </table:table-cell>
          <table:table-cell table:style-name="ce6" office:value-type="float" office:value="0">
            <text:p>0</text:p>
          </table:table-cell>
          <table:table-cell/>
          <table:table-cell office:value-type="string">
            <text:p>Gm$^7$</text:p>
          </table:table-cell>
          <table:table-cell office:value-type="string">
            <text:p>B$\flat$ major: I</text:p>
          </table:table-cell>
          <table:table-cell office:value-type="string">
            <text:p>B$\flat$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$\flat$ major: II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Ddi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inor: I</text:p>
          </table:table-cell>
          <table:table-cell office:value-type="string">
            <text:p>E$\flat$m</text:p>
          </table:table-cell>
          <table:table-cell office:value-type="float" office:value="1">
            <text:p>1</text:p>
          </table:table-cell>
          <table:table-cell office:value-type="string">
            <text:p>(bar 7)</text:p>
          </table:table-cell>
          <table:table-cell office:value-type="string">
            <text:p>E$\flat$m</text:p>
          </table:table-cell>
          <table:table-cell office:value-type="string">
            <text:p>E$\flat$ minor: VII</text:p>
          </table:table-cell>
          <table:table-cell office:value-type="string">
            <text:p>Ddim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Ddi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8)</text:p>
          </table:table-cell>
          <table:table-cell office:value-type="string">
            <text:p>Fsus4</text:p>
          </table:table-cell>
          <table:table-cell office:value-type="string">
            <text:p>A$\flat$ major: V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V</text:p>
          </table:table-cell>
          <table:table-cell table:style-name="ce6" office:value-type="string">
            <text:p>B$\flat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III</text:p>
          </table:table-cell>
          <table:table-cell table:style-name="ce6" office:value-type="string">
            <text:p>Gm</text:p>
          </table:table-cell>
          <table:table-cell table:style-name="ce6" office:value-type="float" office:value="0">
            <text:p>0</text:p>
          </table:table-cell>
          <table:table-cell office:value-type="string">
            <text:p>C minor: V$^7$</text:p>
          </table:table-cell>
          <table:table-cell table:style-name="ce6" office:value-type="string">
            <text:p>G$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V</text:p>
          </table:table-cell>
          <table:table-cell table:style-name="ce6" office:value-type="string">
            <text:p>B$\flat$</text:p>
          </table:table-cell>
          <table:table-cell table:style-name="ce6" office:value-type="float" office:value="0">
            <text:p>0</text:p>
          </table:table-cell>
          <table:table-cell office:value-type="string">
            <text:p>(bar 9)</text:p>
          </table:table-cell>
          <table:table-cell office:value-type="string">
            <text:p>Em$^7$ (13)</text:p>
          </table:table-cell>
          <table:table-cell office:value-type="string">
            <text:p>B minor: VI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A$\flat$ major: V$^7$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10)</text:p>
          </table:table-cell>
          <table:table-cell office:value-type="string">
            <text:p>E$\flat$6</text:p>
          </table:table-cell>
          <table:table-cell office:value-type="string">
            <text:p>A$\flat$ major: 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$\flat$ minor: II</text:p>
          </table:table-cell>
          <table:table-cell office:value-type="string">
            <text:p>B$\flat$dim</text:p>
          </table:table-cell>
          <table:table-cell office:value-type="float" office:value="1">
            <text:p>1</text:p>
          </table:table-cell>
          <table:table-cell office:value-type="string">
            <text:p>B major: V</text:p>
          </table:table-cell>
          <table:table-cell office:value-type="string">
            <text:p>G$\flat$</text:p>
          </table:table-cell>
          <table:table-cell office:value-type="float" office:value="1">
            <text:p>1</text:p>
          </table:table-cell>
          <table:table-cell office:value-type="string">
            <text:p>B major: V$^7$</text:p>
          </table:table-cell>
          <table:table-cell office:value-type="string">
            <text:p>G$\flat^7$</text:p>
          </table:table-cell>
          <table:table-cell office:value-type="float" office:value="1">
            <text:p>1</text:p>
          </table:table-cell>
          <table:table-cell office:value-type="string">
            <text:p>B major: V</text:p>
          </table:table-cell>
          <table:table-cell office:value-type="string">
            <text:p>G$\flat$</text:p>
          </table:table-cell>
          <table:table-cell office:value-type="float" office:value="1">
            <text:p>1</text:p>
          </table:table-cell>
          <table:table-cell office:value-type="string">
            <text:p>(bar 11)</text:p>
          </table:table-cell>
          <table:table-cell office:value-type="string">
            <text:p>G$\flat^7$</text:p>
          </table:table-cell>
          <table:table-cell office:value-type="string">
            <text:p>B major: V</text:p>
          </table:table-cell>
          <table:table-cell office:value-type="string">
            <text:p>G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major: V$^7$</text:p>
          </table:table-cell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12)</text:p>
          </table:table-cell>
          <table:table-cell office:value-type="string">
            <text:p>Fm$^7$ (11)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$\flat^7$</text:p>
          </table:table-cell>
          <table:table-cell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(bar 13)</text:p>
          </table:table-cell>
          <table:table-cell office:value-type="string">
            <text:p>B$\flat^7$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A$\flat$ major: V$^7$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14)</text:p>
          </table:table-cell>
          <table:table-cell office:value-type="string">
            <text:p>E$\flat^7$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C minor: I</text:p>
          </table:table-cell>
          <table:table-cell table:style-name="ce6" office:value-type="string">
            <text:p>Cm</text:p>
          </table:table-cell>
          <table:table-cell table:style-name="ce6" office:value-type="float" office:value="0">
            <text:p>0</text:p>
          </table:table-cell>
          <table:table-cell office:value-type="string">
            <text:p>C minor: VI</text:p>
          </table:table-cell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office:value-type="string">
            <text:p>D$\flat$ major: V$^7$</text:p>
          </table:table-cell>
          <table:table-cell office:value-type="string">
            <text:p>A$\flat^7$</text:p>
          </table:table-cell>
          <table:table-cell office:value-type="float" office:value="1">
            <text:p>1</text:p>
          </table:table-cell>
          <table:table-cell office:value-type="string">
            <text:p>C minor: VI</text:p>
          </table:table-cell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office:value-type="string">
            <text:p>(bar 15)</text:p>
          </table:table-cell>
          <table:table-cell office:value-type="string">
            <text:p>A$\flat^7$</text:p>
          </table:table-cell>
          <table:table-cell office:value-type="string">
            <text:p>D$\flat$ minor: V</text:p>
          </table:table-cell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C minor: IV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$\flat^7$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office:value-type="string">
            <text:p>(bar 16)</text:p>
          </table:table-cell>
          <table:table-cell office:value-type="string">
            <text:p>A$\flat$6</text:p>
          </table:table-cell>
          <table:table-cell office:value-type="string">
            <text:p>C minor: VI</text:p>
          </table:table-cell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A$\flat$</text:p>
          </table:table-cell>
          <table:table-cell table:style-name="ce6" office:value-type="float" office:value="0">
            <text:p>0</text:p>
          </table:table-cell>
          <table:table-cell office:value-type="string">
            <text:p>G$\flat$ major: V$^7$</text:p>
          </table:table-cell>
          <table:table-cell table:style-name="ce6" office:value-type="string">
            <text:p>D$\flat^7$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A$\flat$</text:p>
          </table:table-cell>
          <table:table-cell table:style-name="ce6" office:value-type="float" office:value="0">
            <text:p>0</text:p>
          </table:table-cell>
          <table:table-cell office:value-type="string">
            <text:p>(bar 17)</text:p>
          </table:table-cell>
          <table:table-cell office:value-type="string">
            <text:p>A$\flat$m6</text:p>
          </table:table-cell>
          <table:table-cell office:value-type="string">
            <text:p>G$\flat$ major: II</text:p>
          </table:table-cell>
          <table:table-cell office:value-type="string">
            <text:p>A$\flat$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A$\flat$ major: V$^7$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18)</text:p>
          </table:table-cell>
          <table:table-cell office:value-type="string">
            <text:p>E$\flat$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V$^7$</text:p>
          </table:table-cell>
          <table:table-cell table:style-name="ce6" office:value-type="string">
            <text:p>D$^7$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(bar 19)</text:p>
          </table:table-cell>
          <table:table-cell office:value-type="string">
            <text:p>Cm</text:p>
          </table:table-cell>
          <table:table-cell office:value-type="string">
            <text:p>B$\flat$ major: II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$\flat$ major: I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inor: V$^7$</text:p>
          </table:table-cell>
          <table:table-cell office:value-type="string">
            <text:p>B$^7$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(bar 20)</text:p>
          </table:table-cell>
          <table:table-cell office:value-type="string">
            <text:p>B$^7$</text:p>
          </table:table-cell>
          <table:table-cell office:value-type="string">
            <text:p>E min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inor: VII</text:p>
          </table:table-cell>
          <table:table-cell office:value-type="string">
            <text:p>Ddim</text:p>
          </table:table-cell>
          <table:table-cell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E$\flat$ major: V$^7$</text:p>
          </table:table-cell>
          <table:table-cell office:value-type="string">
            <text:p>B$\flat^7$</text:p>
          </table:table-cell>
          <table:table-cell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(bar 21)</text:p>
          </table:table-cell>
          <table:table-cell office:value-type="string">
            <text:p>B$\flat^7$</text:p>
          </table:table-cell>
          <table:table-cell office:value-type="string">
            <text:p>E$\flat$ minor: VII</text:p>
          </table:table-cell>
          <table:table-cell office:value-type="string">
            <text:p>D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22)</text:p>
          </table:table-cell>
          <table:table-cell office:value-type="string">
            <text:p>E$\flat$, Gm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 minor: 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E$\flat$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V$^7$</text:p>
          </table:table-cell>
          <table:table-cell table:style-name="ce6" office:value-type="string">
            <text:p>D$^7$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E$\flat$</text:p>
          </table:table-cell>
          <table:table-cell table:style-name="ce6" office:value-type="float" office:value="0">
            <text:p>0</text:p>
          </table:table-cell>
          <table:table-cell office:value-type="string">
            <text:p>(bar 23)</text:p>
          </table:table-cell>
          <table:table-cell office:value-type="string">
            <text:p>Gm, G$\flat$dim</text:p>
          </table:table-cell>
          <table:table-cell office:value-type="string">
            <text:p>G minor: 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major: V$^7$</text:p>
          </table:table-cell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24)</text:p>
          </table:table-cell>
          <table:table-cell office:value-type="string">
            <text:p>Fm$^7$</text:p>
          </table:table-cell>
          <table:table-cell office:value-type="string">
            <text:p>A$\flat$ major: V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B$\flat^7$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(bar 25)</text:p>
          </table:table-cell>
          <table:table-cell office:value-type="string">
            <text:p>B$\flat^7$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A$\flat$ major: V$^7$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26)</text:p>
          </table:table-cell>
          <table:table-cell office:value-type="string">
            <text:p>E$\flat$6</text:p>
          </table:table-cell>
          <table:table-cell office:value-type="string">
            <text:p>A$\flat$ major: 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$\flat$ minor: II</text:p>
          </table:table-cell>
          <table:table-cell office:value-type="string">
            <text:p>B$\flat$dim</text:p>
          </table:table-cell>
          <table:table-cell office:value-type="float" office:value="1">
            <text:p>1</text:p>
          </table:table-cell>
          <table:table-cell office:value-type="string">
            <text:p>B major: III</text:p>
          </table:table-cell>
          <table:table-cell table:style-name="ce6" office:value-type="string">
            <text:p>E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B major: V$^7$</text:p>
          </table:table-cell>
          <table:table-cell office:value-type="string">
            <text:p>G$\flat^7$</text:p>
          </table:table-cell>
          <table:table-cell office:value-type="float" office:value="1">
            <text:p>1</text:p>
          </table:table-cell>
          <table:table-cell office:value-type="string">
            <text:p>B major: III</text:p>
          </table:table-cell>
          <table:table-cell table:style-name="ce6" office:value-type="string">
            <text:p>E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(bar 27)</text:p>
          </table:table-cell>
          <table:table-cell office:value-type="string">
            <text:p>G$\flat^7$</text:p>
          </table:table-cell>
          <table:table-cell office:value-type="string">
            <text:p>B major: III</text:p>
          </table:table-cell>
          <table:table-cell office:value-type="string">
            <text:p>E$\flat$m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major: V$^7$</text:p>
          </table:table-cell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28)</text:p>
          </table:table-cell>
          <table:table-cell office:value-type="string">
            <text:p>Fm$^7$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B$\flat^7$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(bar 29)</text:p>
          </table:table-cell>
          <table:table-cell office:value-type="string">
            <text:p>B$\flat^7$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30)</text:p>
          </table:table-cell>
          <table:table-cell office:value-type="string">
            <text:p>E$\flat$M$^7$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F minor: V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F major: III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office:value-type="string">
            <text:p>D minor: V$^7$</text:p>
          </table:table-cell>
          <table:table-cell office:value-type="string">
            <text:p>A$^7$</text:p>
          </table:table-cell>
          <table:table-cell office:value-type="float" office:value="1">
            <text:p>1</text:p>
          </table:table-cell>
          <table:table-cell office:value-type="string">
            <text:p>F major: III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office:value-type="string">
            <text:p>(bar 31)</text:p>
          </table:table-cell>
          <table:table-cell office:value-type="string">
            <text:p>Am$^7$ ($\flat$11)</text:p>
          </table:table-cell>
          <table:table-cell office:value-type="string">
            <text:p>G major: II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C minor: IV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C minor: VI</text:p>
          </table:table-cell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office:value-type="string">
            <text:p>D$\flat$ major: V$^7$</text:p>
          </table:table-cell>
          <table:table-cell office:value-type="string">
            <text:p>A$\flat^7$</text:p>
          </table:table-cell>
          <table:table-cell office:value-type="float" office:value="1">
            <text:p>1</text:p>
          </table:table-cell>
          <table:table-cell office:value-type="string">
            <text:p>C minor: VI</text:p>
          </table:table-cell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office:value-type="string">
            <text:p>(bar 32)</text:p>
          </table:table-cell>
          <table:table-cell office:value-type="string">
            <text:p>A$\flat$6</text:p>
          </table:table-cell>
          <table:table-cell office:value-type="string">
            <text:p>C minor: VI</text:p>
          </table:table-cell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A$\flat$</text:p>
          </table:table-cell>
          <table:table-cell table:style-name="ce6" office:value-type="float" office:value="0">
            <text:p>0</text:p>
          </table:table-cell>
          <table:table-cell office:value-type="string">
            <text:p>G$\flat$ major: V$^7$</text:p>
          </table:table-cell>
          <table:table-cell table:style-name="ce6" office:value-type="string">
            <text:p>D$\flat^7$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A$\flat$</text:p>
          </table:table-cell>
          <table:table-cell table:style-name="ce6" office:value-type="float" office:value="0">
            <text:p>0</text:p>
          </table:table-cell>
          <table:table-cell office:value-type="string">
            <text:p>(bar 33)</text:p>
          </table:table-cell>
          <table:table-cell office:value-type="string">
            <text:p>A$\flat$m6</text:p>
          </table:table-cell>
          <table:table-cell office:value-type="string">
            <text:p>G$\flat$ major: II</text:p>
          </table:table-cell>
          <table:table-cell office:value-type="string">
            <text:p>A$\flat$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A$\flat$ major: V$^7$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34)</text:p>
          </table:table-cell>
          <table:table-cell office:value-type="string">
            <text:p>E$\flat$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(bar 35)</text:p>
          </table:table-cell>
          <table:table-cell office:value-type="string">
            <text:p>Cm$^7$</text:p>
          </table:table-cell>
          <table:table-cell office:value-type="string">
            <text:p>B$\flat$ major: II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$\flat$ major: I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$^7$</text:p>
          </table:table-cell>
          <table:table-cell office:value-type="string">
            <text:p>B$^7$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(bar 36)</text:p>
          </table:table-cell>
          <table:table-cell office:value-type="string">
            <text:p>B$^7$</text:p>
          </table:table-cell>
          <table:table-cell office:value-type="string">
            <text:p>E min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in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E$\flat$ min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E$\flat$ minor: V$^7$</text:p>
          </table:table-cell>
          <table:table-cell office:value-type="string">
            <text:p>B$\flat^7$</text:p>
          </table:table-cell>
          <table:table-cell office:value-type="float" office:value="1">
            <text:p>1</text:p>
          </table:table-cell>
          <table:table-cell office:value-type="string">
            <text:p>E$\flat$ minor: VII</text:p>
          </table:table-cell>
          <table:table-cell office:value-type="string">
            <text:p>Ddim</text:p>
          </table:table-cell>
          <table:table-cell office:value-type="float" office:value="1">
            <text:p>1</text:p>
          </table:table-cell>
          <table:table-cell office:value-type="string">
            <text:p>(bar 37)</text:p>
          </table:table-cell>
          <table:table-cell office:value-type="string">
            <text:p>B$^7$, B$\flat^7$</text:p>
          </table:table-cell>
          <table:table-cell office:value-type="string">
            <text:p>E$\flat$ minor: VII</text:p>
          </table:table-cell>
          <table:table-cell office:value-type="string">
            <text:p>D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$\flat$ minor: 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A$\flat$ minor: 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A$\flat$ major: V$^7$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A$\flat$ minor: 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38)</text:p>
          </table:table-cell>
          <table:table-cell office:value-type="string">
            <text:p>E$\flat$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$\flat$ minor: I</text:p>
          </table:table-cell>
          <table:table-cell table:style-name="ce6" office:value-type="string">
            <text:p>A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A$\flat$ minor: I</text:p>
          </table:table-cell>
          <table:table-cell table:style-name="ce6" office:value-type="string">
            <text:p>A$\flat$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E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A$\flat$ minor: I</text:p>
          </table:table-cell>
          <table:table-cell table:style-name="ce6" office:value-type="string">
            <text:p>A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(bar 39)</text:p>
          </table:table-cell>
          <table:table-cell office:value-type="string">
            <text:p>D$\flat^7$ (9)</text:p>
          </table:table-cell>
          <table:table-cell office:value-type="string">
            <text:p>C minor: III</text:p>
          </table:table-cell>
          <table:table-cell office:value-type="string">
            <text:p>E$\flat$aug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I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E$\flat^7$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major: II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 office:value-type="string">
            <text:p>(bar 40)</text:p>
          </table:table-cell>
          <table:table-cell office:value-type="string">
            <text:p>E$\flat$, Gm</text:p>
          </table:table-cell>
          <table:table-cell office:value-type="string">
            <text:p>B$\flat$ major: V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$\flat$ major: 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E$\flat^7$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41)</text:p>
          </table:table-cell>
          <table:table-cell office:value-type="string">
            <text:p>Cm$^7$, E$\flat$6</text:p>
          </table:table-cell>
          <table:table-cell office:value-type="string">
            <text:p>A$\flat$ major: III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$\flat$ major: I</text:p>
          </table:table-cell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A$\flat$ major: V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42)</text:p>
          </table:table-cell>
          <table:table-cell office:value-type="string">
            <text:p>A$\flat$6</text:p>
          </table:table-cell>
          <table:table-cell office:value-type="string">
            <text:p>A$\flat$ major: I</text:p>
          </table:table-cell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C minor: IV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43)</text:p>
          </table:table-cell>
          <table:table-cell office:value-type="string">
            <text:p>A$\flat$6</text:p>
          </table:table-cell>
          <table:table-cell office:value-type="string">
            <text:p>A$\flat$ major: V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B$\flat$ minor: V$^7$</text:p>
          </table:table-cell>
          <table:table-cell office:value-type="string">
            <text:p>F$^7$</text:p>
          </table:table-cell>
          <table:table-cell office:value-type="float" office:value="1">
            <text:p>1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(bar 44)</text:p>
          </table:table-cell>
          <table:table-cell office:value-type="string">
            <text:p>Adim</text:p>
          </table:table-cell>
          <table:table-cell office:value-type="string">
            <text:p>B$\flat$ minor: V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 minor: VII</text:p>
          </table:table-cell>
          <table:table-cell office:value-type="string">
            <text:p>G$\flat$di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$^7$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(bar 45)</text:p>
          </table:table-cell>
          <table:table-cell office:value-type="string">
            <text:p>Adim</text:p>
          </table:table-cell>
          <table:table-cell office:value-type="string">
            <text:p>E minor: VII</text:p>
          </table:table-cell>
          <table:table-cell office:value-type="string">
            <text:p>E$\flat$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$\flat$ minor: III</text:p>
          </table:table-cell>
          <table:table-cell office:value-type="string">
            <text:p>Baug</text:p>
          </table:table-cell>
          <table:table-cell office:value-type="float" office:value="1">
            <text:p>1</text:p>
          </table:table-cell>
          <table:table-cell office:value-type="string">
            <text:p>C minor: III</text:p>
          </table:table-cell>
          <table:table-cell office:value-type="string">
            <text:p>E$\flat$aug</text:p>
          </table:table-cell>
          <table:table-cell office:value-type="float" office:value="1">
            <text:p>1</text:p>
          </table:table-cell>
          <table:table-cell office:value-type="string">
            <text:p>A$\flat$ major: V$^7$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C minor: III</text:p>
          </table:table-cell>
          <table:table-cell office:value-type="string">
            <text:p>E$\flat$aug</text:p>
          </table:table-cell>
          <table:table-cell office:value-type="float" office:value="1">
            <text:p>1</text:p>
          </table:table-cell>
          <table:table-cell office:value-type="string">
            <text:p>(bar 46)</text:p>
          </table:table-cell>
          <table:table-cell office:value-type="string">
            <text:p>E$\flat$ (?E$\flat$aug)</text:p>
          </table:table-cell>
          <table:table-cell office:value-type="string">
            <text:p>A$\flat$ minor: III</text:p>
          </table:table-cell>
          <table:table-cell office:value-type="string">
            <text:p>Baug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B$\flat$ major: II</text:p>
          </table:table-cell>
          <table:table-cell table:style-name="ce6" office:value-type="string">
            <text:p>Cm</text:p>
          </table:table-cell>
          <table:table-cell table:style-name="ce6" office:value-type="float" office:value="0">
            <text:p>0</text:p>
          </table:table-cell>
          <table:table-cell/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B$\flat$ major: II</text:p>
          </table:table-cell>
          <table:table-cell table:style-name="ce6" office:value-type="string">
            <text:p>Cm</text:p>
          </table:table-cell>
          <table:table-cell table:style-name="ce6" office:value-type="float" office:value="0">
            <text:p>0</text:p>
          </table:table-cell>
          <table:table-cell office:value-type="string">
            <text:p>(bar 47)</text:p>
          </table:table-cell>
          <table:table-cell office:value-type="string">
            <text:p>E$\flat$ (?E$\flat$aug)</text:p>
          </table:table-cell>
          <table:table-cell office:value-type="string">
            <text:p>A$\flat$ minor: 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B$\flat$ maj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$\flat$ maj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$\flat$ minor: V$^7$</text:p>
          </table:table-cell>
          <table:table-cell office:value-type="string">
            <text:p>F$^7$</text:p>
          </table:table-cell>
          <table:table-cell office:value-type="float" office:value="1">
            <text:p>1</text:p>
          </table:table-cell>
          <table:table-cell office:value-type="string">
            <text:p>B$\flat$ maj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(bar 48)</text:p>
          </table:table-cell>
          <table:table-cell office:value-type="string">
            <text:p>F$^7$</text:p>
          </table:table-cell>
          <table:table-cell office:value-type="string">
            <text:p>B$\flat$ maj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$^7$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(bar 49)</text:p>
          </table:table-cell>
          <table:table-cell office:value-type="string">
            <text:p>F$^7$</text:p>
          </table:table-cell>
          <table:table-cell office:value-type="string">
            <text:p>B$\flat$ min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I</text:p>
          </table:table-cell>
          <table:table-cell table:style-name="ce7" office:value-type="string">
            <text:p>E$\flat$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B$\flat$ major: IV</text:p>
          </table:table-cell>
          <table:table-cell table:style-name="ce7" office:value-type="string">
            <text:p>E$\flat$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A$\flat$ major: V$^7$</text:p>
          </table:table-cell>
          <table:table-cell table:style-name="ce7" office:value-type="string">
            <text:p>E$\flat^7$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A$\flat$ major: V</text:p>
          </table:table-cell>
          <table:table-cell table:style-name="ce7" office:value-type="string">
            <text:p>E$\flat$</text:p>
          </table:table-cell>
          <table:table-cell table:style-name="ce7" office:value-type="float" office:value="1">
            <text:p>1</text:p>
          </table:table-cell>
          <table:table-cell office:value-type="string">
            <text:p>(bar 50)</text:p>
          </table:table-cell>
          <table:table-cell office:value-type="string">
            <text:p>E$\flat$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7" office:value-type="string">
            <text:p>E$\flat$</text:p>
          </table:table-cell>
          <table:table-cell table:style-name="ce7" office:value-type="float" office:value="1">
            <text:p>1</text:p>
          </table:table-cell>
          <table:table-cell/>
          <table:table-cell table:style-name="ce7" office:value-type="string">
            <text:p>E$\flat$</text:p>
          </table:table-cell>
          <table:table-cell table:style-name="ce7" office:value-type="float" office:value="1">
            <text:p>1</text:p>
          </table:table-cell>
          <table:table-cell office:value-type="string">
            <text:p>G minor: V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E$\flat$</text:p>
          </table:table-cell>
          <table:table-cell table:style-name="ce7" office:value-type="float" office:value="1">
            <text:p>1</text:p>
          </table:table-cell>
          <table:table-cell office:value-type="string">
            <text:p>(bar 51)</text:p>
          </table:table-cell>
          <table:table-cell office:value-type="string">
            <text:p>E$\flat$</text:p>
          </table:table-cell>
          <table:table-cell/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 min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E minor: V$^7$</text:p>
          </table:table-cell>
          <table:table-cell office:value-type="string">
            <text:p>B$^7$</text:p>
          </table:table-cell>
          <table:table-cell office:value-type="float" office:value="1">
            <text:p>1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(bar 52)</text:p>
          </table:table-cell>
          <table:table-cell office:value-type="string">
            <text:p>B$^7$</text:p>
          </table:table-cell>
          <table:table-cell office:value-type="string">
            <text:p>E min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II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II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V$^7$</text:p>
          </table:table-cell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II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(bar 54)</text:p>
          </table:table-cell>
          <table:table-cell office:value-type="string">
            <text:p>E$\flat$6</text:p>
          </table:table-cell>
          <table:table-cell office:value-type="string">
            <text:p>A$\flat$ major: VI</text:p>
          </table:table-cell>
          <table:table-cell office:value-type="string">
            <text:p>Fm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$\flat$ major: I</text:p>
          </table:table-cell>
          <table:table-cell table:style-name="ce6" office:value-type="string">
            <text:p>E$\flat$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G minor: V$^7$</text:p>
          </table:table-cell>
          <table:table-cell table:style-name="ce6" office:value-type="string">
            <text:p>D$^7$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(bar 55)</text:p>
          </table:table-cell>
          <table:table-cell office:value-type="string">
            <text:p>A$\flat$, Adim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II</text:p>
          </table:table-cell>
          <table:table-cell table:style-name="ce7" office:value-type="string">
            <text:p>Fm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major: II</text:p>
          </table:table-cell>
          <table:table-cell table:style-name="ce7" office:value-type="string">
            <text:p>Fm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major: V$^7$</text:p>
          </table:table-cell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major: II</text:p>
          </table:table-cell>
          <table:table-cell table:style-name="ce7" office:value-type="string">
            <text:p>Fm</text:p>
          </table:table-cell>
          <table:table-cell table:style-name="ce7" office:value-type="float" office:value="1">
            <text:p>1</text:p>
          </table:table-cell>
          <table:table-cell office:value-type="string">
            <text:p>(bar 56)</text:p>
          </table:table-cell>
          <table:table-cell office:value-type="string">
            <text:p>A$\flat$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B$\flat^7$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(bar 57)</text:p>
          </table:table-cell>
          <table:table-cell office:value-type="string">
            <text:p>B$\flat^7$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A$\flat$ major: V$^7$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58)</text:p>
          </table:table-cell>
          <table:table-cell office:value-type="string">
            <text:p>E$\flat$6</text:p>
          </table:table-cell>
          <table:table-cell office:value-type="string">
            <text:p>A$\flat$ major: 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A$\flat$ minor: II</text:p>
          </table:table-cell>
          <table:table-cell office:value-type="string">
            <text:p>B$\flat$dim</text:p>
          </table:table-cell>
          <table:table-cell office:value-type="float" office:value="1">
            <text:p>1</text:p>
          </table:table-cell>
          <table:table-cell office:value-type="string">
            <text:p>B major: III</text:p>
          </table:table-cell>
          <table:table-cell table:style-name="ce6" office:value-type="string">
            <text:p>E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B major: V$^7$</text:p>
          </table:table-cell>
          <table:table-cell office:value-type="string">
            <text:p>G$\flat^7$</text:p>
          </table:table-cell>
          <table:table-cell office:value-type="float" office:value="1">
            <text:p>1</text:p>
          </table:table-cell>
          <table:table-cell office:value-type="string">
            <text:p>B major: III</text:p>
          </table:table-cell>
          <table:table-cell table:style-name="ce6" office:value-type="string">
            <text:p>E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(bar 59)</text:p>
          </table:table-cell>
          <table:table-cell office:value-type="string">
            <text:p>G$\flat^7$</text:p>
          </table:table-cell>
          <table:table-cell office:value-type="string">
            <text:p>B major: III</text:p>
          </table:table-cell>
          <table:table-cell office:value-type="string">
            <text:p>E$\flat$m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major: V$^7$</text:p>
          </table:table-cell>
          <table:table-cell office:value-type="string">
            <text:p>B$\flat^7$</text:p>
          </table:table-cell>
          <table:table-cell office:value-type="float" office:value="1">
            <text:p>1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60)</text:p>
          </table:table-cell>
          <table:table-cell office:value-type="string">
            <text:p>Fm$^7$, B$\flat^7$</text:p>
          </table:table-cell>
          <table:table-cell office:value-type="string">
            <text:p>E$\flat$ 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$\flat^7$</text:p>
          </table:table-cell>
          <table:table-cell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(bar 61)</text:p>
          </table:table-cell>
          <table:table-cell office:value-type="string">
            <text:p>B$\flat$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A$\flat$ major: V$^7$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62)</text:p>
          </table:table-cell>
          <table:table-cell office:value-type="string">
            <text:p>E$\flat$M$^7$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F minor: V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F minor: V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F minor: V$^7$</text:p>
          </table:table-cell>
          <table:table-cell office:value-type="string">
            <text:p>C$^7$</text:p>
          </table:table-cell>
          <table:table-cell office:value-type="float" office:value="1">
            <text:p>1</text:p>
          </table:table-cell>
          <table:table-cell office:value-type="string">
            <text:p>F minor: V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(bar 63)</text:p>
          </table:table-cell>
          <table:table-cell office:value-type="string">
            <text:p>Am$^7$ ($\flat$11)</text:p>
          </table:table-cell>
          <table:table-cell office:value-type="string">
            <text:p>G major: II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C minor: IV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D$\flat$ major: V</text:p>
          </table:table-cell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office:value-type="string">
            <text:p>D$\flat$ major: V$^7$</text:p>
          </table:table-cell>
          <table:table-cell office:value-type="string">
            <text:p>A$\flat^7$</text:p>
          </table:table-cell>
          <table:table-cell office:value-type="float" office:value="1">
            <text:p>1</text:p>
          </table:table-cell>
          <table:table-cell office:value-type="string">
            <text:p>D$\flat$ major: V</text:p>
          </table:table-cell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office:value-type="string">
            <text:p>(bar 64)</text:p>
          </table:table-cell>
          <table:table-cell office:value-type="string">
            <text:p>A$\flat^7$</text:p>
          </table:table-cell>
          <table:table-cell office:value-type="string">
            <text:p>C minor: VI</text:p>
          </table:table-cell>
          <table:table-cell office:value-type="string">
            <text:p>A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G$\flat$ major: V</text:p>
          </table:table-cell>
          <table:table-cell office:value-type="string">
            <text:p>D$\flat$</text:p>
          </table:table-cell>
          <table:table-cell office:value-type="float" office:value="1">
            <text:p>1</text:p>
          </table:table-cell>
          <table:table-cell office:value-type="string">
            <text:p>G$\flat$ major: V$^7$</text:p>
          </table:table-cell>
          <table:table-cell office:value-type="string">
            <text:p>D$\flat^7$</text:p>
          </table:table-cell>
          <table:table-cell office:value-type="float" office:value="1">
            <text:p>1</text:p>
          </table:table-cell>
          <table:table-cell office:value-type="string">
            <text:p>G$\flat$ major: II</text:p>
          </table:table-cell>
          <table:table-cell table:style-name="ce6" office:value-type="string">
            <text:p>A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(bar 65)</text:p>
          </table:table-cell>
          <table:table-cell office:value-type="string">
            <text:p>D$\flat^7$ (9)</text:p>
          </table:table-cell>
          <table:table-cell office:value-type="string">
            <text:p>G$\flat$ major: V</text:p>
          </table:table-cell>
          <table:table-cell office:value-type="string">
            <text:p>D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A$\flat$ major: V$^7$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66)</text:p>
          </table:table-cell>
          <table:table-cell office:value-type="string">
            <text:p>E$\flat$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V$^7$</text:p>
          </table:table-cell>
          <table:table-cell table:style-name="ce6" office:value-type="string">
            <text:p>D$^7$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(bar 67)</text:p>
          </table:table-cell>
          <table:table-cell office:value-type="string">
            <text:p>Cm6</text:p>
          </table:table-cell>
          <table:table-cell office:value-type="string">
            <text:p>B$\flat$ major: II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G$\flat$ major: I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$^7$</text:p>
          </table:table-cell>
          <table:table-cell office:value-type="string">
            <text:p>B$^7$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(bar 68)</text:p>
          </table:table-cell>
          <table:table-cell office:value-type="string">
            <text:p>B$^7$</text:p>
          </table:table-cell>
          <table:table-cell office:value-type="string">
            <text:p>E min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inor: II</text:p>
          </table:table-cell>
          <table:table-cell office:value-type="string">
            <text:p>Fdim</text:p>
          </table:table-cell>
          <table:table-cell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E$\flat$ minor: V$^7$</text:p>
          </table:table-cell>
          <table:table-cell office:value-type="string">
            <text:p>B$\flat^7$</text:p>
          </table:table-cell>
          <table:table-cell office:value-type="float" office:value="1">
            <text:p>1</text:p>
          </table:table-cell>
          <table:table-cell office:value-type="string">
            <text:p>E$\flat$ major: V</text:p>
          </table:table-cell>
          <table:table-cell office:value-type="string">
            <text:p>B$\flat$</text:p>
          </table:table-cell>
          <table:table-cell office:value-type="float" office:value="1">
            <text:p>1</text:p>
          </table:table-cell>
          <table:table-cell office:value-type="string">
            <text:p>(bar 69)</text:p>
          </table:table-cell>
          <table:table-cell office:value-type="string">
            <text:p>B$^7$, B$\flat^7$</text:p>
          </table:table-cell>
          <table:table-cell office:value-type="string">
            <text:p>E$\flat$ minor: VII</text:p>
          </table:table-cell>
          <table:table-cell office:value-type="string">
            <text:p>Ddim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A$\flat$ major: V$^7$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E$\flat$ major: I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office:value-type="string">
            <text:p>(bar 70)</text:p>
          </table:table-cell>
          <table:table-cell office:value-type="string">
            <text:p>E$\flat$</text:p>
          </table:table-cell>
          <table:table-cell office:value-type="string">
            <text:p>B$\flat$ major: IV</text:p>
          </table:table-cell>
          <table:table-cell office:value-type="string">
            <text:p>E$\flat$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2" table:number-rows-repeated="104850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Latex" table:style-name="ta1" table:print="false">
        <table:table-column table:style-name="co11" table:default-cell-style-name="Default"/>
        <table:table-column table:style-name="co12" table:default-cell-style-name="ce17"/>
        <table:table-column table:style-name="co13" table:default-cell-style-name="Default"/>
        <table:table-column table:style-name="co12" table:default-cell-style-name="ce17"/>
        <table:table-column table:style-name="co14" table:default-cell-style-name="ce17"/>
        <table:table-column table:style-name="co12" table:default-cell-style-name="ce17"/>
        <table:table-column table:style-name="co13" table:default-cell-style-name="Default"/>
        <table:table-column table:style-name="co12" table:default-cell-style-name="ce17"/>
        <table:table-column table:style-name="co14" table:default-cell-style-name="ce17"/>
        <table:table-column table:style-name="co12" table:default-cell-style-name="ce17"/>
        <table:table-column table:style-name="co15" table:default-cell-style-name="Default"/>
        <table:table-column table:style-name="co12" table:default-cell-style-name="ce17"/>
        <table:table-column table:style-name="co16" table:default-cell-style-name="ce17"/>
        <table:table-column table:style-name="co12" table:default-cell-style-name="ce17"/>
        <table:table-column table:style-name="co17" table:default-cell-style-name="Default"/>
        <table:table-column table:style-name="co12" table:default-cell-style-name="ce17"/>
        <table:table-column table:style-name="co14" table:default-cell-style-name="ce17"/>
        <table:table-column table:style-name="co12" table:default-cell-style-name="ce17"/>
        <table:table-column table:style-name="co17" table:default-cell-style-name="Default"/>
        <table:table-column table:style-name="co12" table:default-cell-style-name="ce17"/>
        <table:table-column table:style-name="co14" table:default-cell-style-name="ce17"/>
        <table:table-column table:style-name="co12" table:default-cell-style-name="ce17"/>
        <table:table-column table:style-name="co18" table:default-cell-style-name="ce17"/>
        <table:table-column table:style-name="co10" table:default-cell-style-name="Default"/>
        <table:table-row table:style-name="ro2">
          <table:table-cell table:formula="of:=SUBSTITUTE(SUBSTITUTE([AnalysisLatex.M3];&quot;(bar &quot;;&quot;&quot;); &quot;)&quot;; &quot;&quot;)" office:value-type="string" office:string-value="2">
            <text:p>2</text:p>
          </table:table-cell>
          <table:table-cell office:value-type="string">
            <text:p>&amp;</text:p>
          </table:table-cell>
          <table:table-cell table:formula="of:=IF(ISTEXT([AnalysisLatex.A3]);[AnalysisLatex.A3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C3];[AnalysisLatex.B3];CONCATENATE(&quot;\textbf{&quot;;[AnalysisLatex.B3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3]);[AnalysisLatex.D3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F3];[AnalysisLatex.E3];CONCATENATE(&quot;\textbf{&quot;;[AnalysisLatex.E3]; &quot;}&quot;))" office:value-type="string" office:string-value="\textbf{B$\flat$}">
            <text:p>\textbf{B$\flat$}</text:p>
          </table:table-cell>
          <table:table-cell office:value-type="string">
            <text:p>&amp;</text:p>
          </table:table-cell>
          <table:table-cell table:formula="of:=IF(ISTEXT([AnalysisLatex.G3]);[AnalysisLatex.G3]; &quot;&quot;)" office:value-type="string" office:string-value="A$\flat$ major: V$^7$">
            <text:p>A$\flat$ major: V$^7$</text:p>
          </table:table-cell>
          <table:table-cell office:value-type="string">
            <text:p>&amp;</text:p>
          </table:table-cell>
          <table:table-cell table:formula="of:=IF([AnalysisLatex.I3];[AnalysisLatex.H3];CONCATENATE(&quot;\textbf{&quot;;[AnalysisLatex.H3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3]);[AnalysisLatex.J3]; &quot;&quot;)" office:value-type="string" office:string-value="A$\flat$ major: V">
            <text:p>A$\flat$ major: V</text:p>
          </table:table-cell>
          <table:table-cell office:value-type="string">
            <text:p>&amp;</text:p>
          </table:table-cell>
          <table:table-cell table:formula="of:=IF([AnalysisLatex.L3];[AnalysisLatex.K3];CONCATENATE(&quot;\textbf{&quot;;[AnalysisLatex.K3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3]);[AnalysisLatex.O3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Q3];[AnalysisLatex.P3];CONCATENATE(&quot;\textbf{&quot;;[AnalysisLatex.P3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3]" office:value-type="string" office:string-value="E$\flat$">
            <text:p>E$\flat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4];&quot;(bar &quot;;&quot;&quot;); &quot;)&quot;; &quot;&quot;)" office:value-type="string" office:string-value="3">
            <text:p>3</text:p>
          </table:table-cell>
          <table:table-cell office:value-type="string">
            <text:p>&amp;</text:p>
          </table:table-cell>
          <table:table-cell table:formula="of:=IF(ISTEXT([AnalysisLatex.A4]);[AnalysisLatex.A4]; &quot;&quot;)">
            <text:p/>
          </table:table-cell>
          <table:table-cell office:value-type="string">
            <text:p>&amp;</text:p>
          </table:table-cell>
          <table:table-cell table:formula="of:=IF([AnalysisLatex.C4];[AnalysisLatex.B4];CONCATENATE(&quot;\textbf{&quot;;[AnalysisLatex.B4]; &quot;}&quot;))" office:value-type="string" office:string-value="\textbf{E$\flat$}">
            <text:p>\textbf{E$\flat$}</text:p>
          </table:table-cell>
          <table:table-cell office:value-type="string">
            <text:p>&amp;</text:p>
          </table:table-cell>
          <table:table-cell table:formula="of:=IF(ISTEXT([AnalysisLatex.D4]);[AnalysisLatex.D4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F4];[AnalysisLatex.E4];CONCATENATE(&quot;\textbf{&quot;;[AnalysisLatex.E4]; &quot;}&quot;))" office:value-type="string" office:string-value="\textbf{E$\flat$}">
            <text:p>\textbf{E$\flat$}</text:p>
          </table:table-cell>
          <table:table-cell office:value-type="string">
            <text:p>&amp;</text:p>
          </table:table-cell>
          <table:table-cell table:formula="of:=IF(ISTEXT([AnalysisLatex.G4]);[AnalysisLatex.G4]; &quot;&quot;)" office:value-type="string" office:string-value="D$\flat$ major: V$^7$">
            <text:p>D$\flat$ major: V$^7$</text:p>
          </table:table-cell>
          <table:table-cell office:value-type="string">
            <text:p>&amp;</text:p>
          </table:table-cell>
          <table:table-cell table:formula="of:=IF([AnalysisLatex.I4];[AnalysisLatex.H4];CONCATENATE(&quot;\textbf{&quot;;[AnalysisLatex.H4]; &quot;}&quot;))" office:value-type="string" office:string-value="\textbf{A$\flat^7$}">
            <text:p>\textbf{A$\flat^7$}</text:p>
          </table:table-cell>
          <table:table-cell office:value-type="string">
            <text:p>&amp;</text:p>
          </table:table-cell>
          <table:table-cell table:formula="of:=IF(ISTEXT([AnalysisLatex.J4]);[AnalysisLatex.J4]; &quot;&quot;)" office:value-type="string" office:string-value="D$\flat$ major: II">
            <text:p>D$\flat$ major: II</text:p>
          </table:table-cell>
          <table:table-cell office:value-type="string">
            <text:p>&amp;</text:p>
          </table:table-cell>
          <table:table-cell table:formula="of:=IF([AnalysisLatex.L4];[AnalysisLatex.K4];CONCATENATE(&quot;\textbf{&quot;;[AnalysisLatex.K4]; &quot;}&quot;))" office:value-type="string" office:string-value="\textbf{E$\flat$m}">
            <text:p>\textbf{E$\flat$m}</text:p>
          </table:table-cell>
          <table:table-cell office:value-type="string">
            <text:p>&amp;</text:p>
          </table:table-cell>
          <table:table-cell table:formula="of:=IF(ISTEXT([AnalysisLatex.O4]);[AnalysisLatex.O4]; &quot;&quot;)" office:value-type="string" office:string-value="B major: III">
            <text:p>B major: III</text:p>
          </table:table-cell>
          <table:table-cell office:value-type="string">
            <text:p>&amp;</text:p>
          </table:table-cell>
          <table:table-cell table:formula="of:=IF([AnalysisLatex.Q4];[AnalysisLatex.P4];CONCATENATE(&quot;\textbf{&quot;;[AnalysisLatex.P4]; &quot;}&quot;))" office:value-type="string" office:string-value="\textbf{E$\flat$m}">
            <text:p>\textbf{E$\flat$m}</text:p>
          </table:table-cell>
          <table:table-cell office:value-type="string">
            <text:p>&amp;</text:p>
          </table:table-cell>
          <table:table-cell table:formula="of:=[AnalysisLatex.N4]" office:value-type="string" office:string-value="G$\flat^7$">
            <text:p>G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5];&quot;(bar &quot;;&quot;&quot;); &quot;)&quot;; &quot;&quot;)" office:value-type="string" office:string-value="4">
            <text:p>4</text:p>
          </table:table-cell>
          <table:table-cell office:value-type="string">
            <text:p>&amp;</text:p>
          </table:table-cell>
          <table:table-cell table:formula="of:=IF(ISTEXT([AnalysisLatex.A5]);[AnalysisLatex.A5]; &quot;&quot;)">
            <text:p/>
          </table:table-cell>
          <table:table-cell office:value-type="string">
            <text:p>&amp;</text:p>
          </table:table-cell>
          <table:table-cell table:formula="of:=IF([AnalysisLatex.C5];[AnalysisLatex.B5];CONCATENATE(&quot;\textbf{&quot;;[AnalysisLatex.B5]; &quot;}&quot;))" office:value-type="string" office:string-value="\textbf{E$\flat$}">
            <text:p>\textbf{E$\flat$}</text:p>
          </table:table-cell>
          <table:table-cell office:value-type="string">
            <text:p>&amp;</text:p>
          </table:table-cell>
          <table:table-cell table:formula="of:=IF(ISTEXT([AnalysisLatex.D5]);[AnalysisLatex.D5]; &quot;&quot;)">
            <text:p/>
          </table:table-cell>
          <table:table-cell office:value-type="string">
            <text:p>&amp;</text:p>
          </table:table-cell>
          <table:table-cell table:formula="of:=IF([AnalysisLatex.F5];[AnalysisLatex.E5];CONCATENATE(&quot;\textbf{&quot;;[AnalysisLatex.E5]; &quot;}&quot;))" office:value-type="string" office:string-value="\textbf{E$\flat$}">
            <text:p>\textbf{E$\flat$}</text:p>
          </table:table-cell>
          <table:table-cell office:value-type="string">
            <text:p>&amp;</text:p>
          </table:table-cell>
          <table:table-cell table:formula="of:=IF(ISTEXT([AnalysisLatex.G5]);[AnalysisLatex.G5]; &quot;&quot;)" office:value-type="string" office:string-value="E$\flat$ major: V$^7$">
            <text:p>E$\flat$ major: V$^7$</text:p>
          </table:table-cell>
          <table:table-cell office:value-type="string">
            <text:p>&amp;</text:p>
          </table:table-cell>
          <table:table-cell table:formula="of:=IF([AnalysisLatex.I5];[AnalysisLatex.H5];CONCATENATE(&quot;\textbf{&quot;;[AnalysisLatex.H5]; &quot;}&quot;))" office:value-type="string" office:string-value="\textbf{B$\flat^7$}">
            <text:p>\textbf{B$\flat^7$}</text:p>
          </table:table-cell>
          <table:table-cell office:value-type="string">
            <text:p>&amp;</text:p>
          </table:table-cell>
          <table:table-cell table:formula="of:=IF(ISTEXT([AnalysisLatex.J5]);[AnalysisLatex.J5]; &quot;&quot;)">
            <text:p/>
          </table:table-cell>
          <table:table-cell office:value-type="string">
            <text:p>&amp;</text:p>
          </table:table-cell>
          <table:table-cell table:formula="of:=IF([AnalysisLatex.L5];[AnalysisLatex.K5];CONCATENATE(&quot;\textbf{&quot;;[AnalysisLatex.K5]; &quot;}&quot;))" office:value-type="string" office:string-value="\textbf{E$\flat$m}">
            <text:p>\textbf{E$\flat$m}</text:p>
          </table:table-cell>
          <table:table-cell office:value-type="string">
            <text:p>&amp;</text:p>
          </table:table-cell>
          <table:table-cell table:formula="of:=IF(ISTEXT([AnalysisLatex.O5]);[AnalysisLatex.O5]; &quot;&quot;)" office:value-type="string" office:string-value="A$\flat$ major: V">
            <text:p>A$\flat$ major: V</text:p>
          </table:table-cell>
          <table:table-cell office:value-type="string">
            <text:p>&amp;</text:p>
          </table:table-cell>
          <table:table-cell table:formula="of:=IF([AnalysisLatex.Q5];[AnalysisLatex.P5];CONCATENATE(&quot;\textbf{&quot;;[AnalysisLatex.P5]; &quot;}&quot;))" office:value-type="string" office:string-value="\textbf{E$\flat$}">
            <text:p>\textbf{E$\flat$}</text:p>
          </table:table-cell>
          <table:table-cell office:value-type="string">
            <text:p>&amp;</text:p>
          </table:table-cell>
          <table:table-cell table:formula="of:=[AnalysisLatex.N5]" office:value-type="string" office:string-value="Fm$^7$">
            <text:p>Fm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6];&quot;(bar &quot;;&quot;&quot;); &quot;)&quot;; &quot;&quot;)" office:value-type="string" office:string-value="5">
            <text:p>5</text:p>
          </table:table-cell>
          <table:table-cell office:value-type="string">
            <text:p>&amp;</text:p>
          </table:table-cell>
          <table:table-cell table:formula="of:=IF(ISTEXT([AnalysisLatex.A6]);[AnalysisLatex.A6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C6];[AnalysisLatex.B6];CONCATENATE(&quot;\textbf{&quot;;[AnalysisLatex.B6]; &quot;}&quot;))" office:value-type="string" office:string-value="\textbf{B$\flat$}">
            <text:p>\textbf{B$\flat$}</text:p>
          </table:table-cell>
          <table:table-cell office:value-type="string">
            <text:p>&amp;</text:p>
          </table:table-cell>
          <table:table-cell table:formula="of:=IF(ISTEXT([AnalysisLatex.D6]);[AnalysisLatex.D6]; &quot;&quot;)" office:value-type="string" office:string-value="E$\flat$ major: VII">
            <text:p>E$\flat$ major: VII</text:p>
          </table:table-cell>
          <table:table-cell office:value-type="string">
            <text:p>&amp;</text:p>
          </table:table-cell>
          <table:table-cell table:formula="of:=IF([AnalysisLatex.F6];[AnalysisLatex.E6];CONCATENATE(&quot;\textbf{&quot;;[AnalysisLatex.E6]; &quot;}&quot;))" office:value-type="string" office:string-value="\textbf{Ddim}">
            <text:p>\textbf{Ddim}</text:p>
          </table:table-cell>
          <table:table-cell office:value-type="string">
            <text:p>&amp;</text:p>
          </table:table-cell>
          <table:table-cell table:formula="of:=IF(ISTEXT([AnalysisLatex.G6]);[AnalysisLatex.G6]; &quot;&quot;)">
            <text:p/>
          </table:table-cell>
          <table:table-cell office:value-type="string">
            <text:p>&amp;</text:p>
          </table:table-cell>
          <table:table-cell table:formula="of:=IF([AnalysisLatex.I6];[AnalysisLatex.H6];CONCATENATE(&quot;\textbf{&quot;;[AnalysisLatex.H6]; &quot;}&quot;))" office:value-type="string" office:string-value="\textbf{B$\flat^7$}">
            <text:p>\textbf{B$\flat^7$}</text:p>
          </table:table-cell>
          <table:table-cell office:value-type="string">
            <text:p>&amp;</text:p>
          </table:table-cell>
          <table:table-cell table:formula="of:=IF(ISTEXT([AnalysisLatex.J6]);[AnalysisLatex.J6]; &quot;&quot;)" office:value-type="string" office:string-value="E$\flat$ minor: V">
            <text:p>E$\flat$ minor: V</text:p>
          </table:table-cell>
          <table:table-cell office:value-type="string">
            <text:p>&amp;</text:p>
          </table:table-cell>
          <table:table-cell table:formula="of:=IF([AnalysisLatex.L6];[AnalysisLatex.K6];CONCATENATE(&quot;\textbf{&quot;;[AnalysisLatex.K6]; &quot;}&quot;))" office:value-type="string" office:string-value="\textbf{B$\flat$}">
            <text:p>\textbf{B$\flat$}</text:p>
          </table:table-cell>
          <table:table-cell office:value-type="string">
            <text:p>&amp;</text:p>
          </table:table-cell>
          <table:table-cell table:formula="of:=IF(ISTEXT([AnalysisLatex.O6]);[AnalysisLatex.O6]; &quot;&quot;)" office:value-type="string" office:string-value="A minor: VII">
            <text:p>A minor: VII</text:p>
          </table:table-cell>
          <table:table-cell office:value-type="string">
            <text:p>&amp;</text:p>
          </table:table-cell>
          <table:table-cell table:formula="of:=IF([AnalysisLatex.Q6];[AnalysisLatex.P6];CONCATENATE(&quot;\textbf{&quot;;[AnalysisLatex.P6]; &quot;}&quot;))" office:value-type="string" office:string-value="A$\flat$dim">
            <text:p>A$\flat$dim</text:p>
          </table:table-cell>
          <table:table-cell office:value-type="string">
            <text:p>&amp;</text:p>
          </table:table-cell>
          <table:table-cell table:formula="of:=[AnalysisLatex.N6]" office:value-type="string" office:string-value="E$^7$">
            <text:p>E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7];&quot;(bar &quot;;&quot;&quot;); &quot;)&quot;; &quot;&quot;)">
            <text:p/>
          </table:table-cell>
          <table:table-cell office:value-type="string">
            <text:p>&amp;</text:p>
          </table:table-cell>
          <table:table-cell table:formula="of:=IF(ISTEXT([AnalysisLatex.A7]);[AnalysisLatex.A7]; &quot;&quot;)">
            <text:p/>
          </table:table-cell>
          <table:table-cell office:value-type="string">
            <text:p>&amp;</text:p>
          </table:table-cell>
          <table:table-cell table:formula="of:=IF([AnalysisLatex.C7];[AnalysisLatex.B7];CONCATENATE(&quot;\textbf{&quot;;[AnalysisLatex.B7]; &quot;}&quot;))" office:value-type="string" office:string-value="\textbf{B$\flat$}">
            <text:p>\textbf{B$\flat$}</text:p>
          </table:table-cell>
          <table:table-cell office:value-type="string">
            <text:p>&amp;</text:p>
          </table:table-cell>
          <table:table-cell table:formula="of:=IF(ISTEXT([AnalysisLatex.D7]);[AnalysisLatex.D7]; &quot;&quot;)">
            <text:p/>
          </table:table-cell>
          <table:table-cell office:value-type="string">
            <text:p>&amp;</text:p>
          </table:table-cell>
          <table:table-cell table:formula="of:=IF([AnalysisLatex.F7];[AnalysisLatex.E7];CONCATENATE(&quot;\textbf{&quot;;[AnalysisLatex.E7]; &quot;}&quot;))" office:value-type="string" office:string-value="\textbf{Ddim}">
            <text:p>\textbf{Ddim}</text:p>
          </table:table-cell>
          <table:table-cell office:value-type="string">
            <text:p>&amp;</text:p>
          </table:table-cell>
          <table:table-cell table:formula="of:=IF(ISTEXT([AnalysisLatex.G7]);[AnalysisLatex.G7]; &quot;&quot;)">
            <text:p/>
          </table:table-cell>
          <table:table-cell office:value-type="string">
            <text:p>&amp;</text:p>
          </table:table-cell>
          <table:table-cell table:formula="of:=IF([AnalysisLatex.I7];[AnalysisLatex.H7];CONCATENATE(&quot;\textbf{&quot;;[AnalysisLatex.H7]; &quot;}&quot;))" office:value-type="string" office:string-value="\textbf{B$\flat^7$}">
            <text:p>\textbf{B$\flat^7$}</text:p>
          </table:table-cell>
          <table:table-cell office:value-type="string">
            <text:p>&amp;</text:p>
          </table:table-cell>
          <table:table-cell table:formula="of:=IF(ISTEXT([AnalysisLatex.J7]);[AnalysisLatex.J7]; &quot;&quot;)">
            <text:p/>
          </table:table-cell>
          <table:table-cell office:value-type="string">
            <text:p>&amp;</text:p>
          </table:table-cell>
          <table:table-cell table:formula="of:=IF([AnalysisLatex.L7];[AnalysisLatex.K7];CONCATENATE(&quot;\textbf{&quot;;[AnalysisLatex.K7]; &quot;}&quot;))" office:value-type="string" office:string-value="\textbf{B$\flat$}">
            <text:p>\textbf{B$\flat$}</text:p>
          </table:table-cell>
          <table:table-cell office:value-type="string">
            <text:p>&amp;</text:p>
          </table:table-cell>
          <table:table-cell table:formula="of:=IF(ISTEXT([AnalysisLatex.O7]);[AnalysisLatex.O7]; &quot;&quot;)" office:value-type="string" office:string-value="B$\flat$ major: I">
            <text:p>B$\flat$ major: I</text:p>
          </table:table-cell>
          <table:table-cell office:value-type="string">
            <text:p>&amp;</text:p>
          </table:table-cell>
          <table:table-cell table:formula="of:=IF([AnalysisLatex.Q7];[AnalysisLatex.P7];CONCATENATE(&quot;\textbf{&quot;;[AnalysisLatex.P7]; &quot;}&quot;))" office:value-type="string" office:string-value="\textbf{B$\flat$}">
            <text:p>\textbf{B$\flat$}</text:p>
          </table:table-cell>
          <table:table-cell office:value-type="string">
            <text:p>&amp;</text:p>
          </table:table-cell>
          <table:table-cell table:formula="of:=[AnalysisLatex.N7]" office:value-type="string" office:string-value="Gm$^7$">
            <text:p>Gm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8];&quot;(bar &quot;;&quot;&quot;); &quot;)&quot;; &quot;&quot;)" office:value-type="string" office:string-value="7">
            <text:p>7</text:p>
          </table:table-cell>
          <table:table-cell office:value-type="string">
            <text:p>&amp;</text:p>
          </table:table-cell>
          <table:table-cell table:formula="of:=IF(ISTEXT([AnalysisLatex.A8]);[AnalysisLatex.A8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C8];[AnalysisLatex.B8];CONCATENATE(&quot;\textbf{&quot;;[AnalysisLatex.B8]; &quot;}&quot;))" office:value-type="string" office:string-value="\textbf{Fm}">
            <text:p>\textbf{Fm}</text:p>
          </table:table-cell>
          <table:table-cell office:value-type="string">
            <text:p>&amp;</text:p>
          </table:table-cell>
          <table:table-cell table:formula="of:=IF(ISTEXT([AnalysisLatex.D8]);[AnalysisLatex.D8]; &quot;&quot;)">
            <text:p/>
          </table:table-cell>
          <table:table-cell office:value-type="string">
            <text:p>&amp;</text:p>
          </table:table-cell>
          <table:table-cell table:formula="of:=IF([AnalysisLatex.F8];[AnalysisLatex.E8];CONCATENATE(&quot;\textbf{&quot;;[AnalysisLatex.E8]; &quot;}&quot;))" office:value-type="string" office:string-value="\textbf{Ddim}">
            <text:p>\textbf{Ddim}</text:p>
          </table:table-cell>
          <table:table-cell office:value-type="string">
            <text:p>&amp;</text:p>
          </table:table-cell>
          <table:table-cell table:formula="of:=IF(ISTEXT([AnalysisLatex.G8]);[AnalysisLatex.G8]; &quot;&quot;)">
            <text:p/>
          </table:table-cell>
          <table:table-cell office:value-type="string">
            <text:p>&amp;</text:p>
          </table:table-cell>
          <table:table-cell table:formula="of:=IF([AnalysisLatex.I8];[AnalysisLatex.H8];CONCATENATE(&quot;\textbf{&quot;;[AnalysisLatex.H8]; &quot;}&quot;))" office:value-type="string" office:string-value="\textbf{B$\flat^7$}">
            <text:p>\textbf{B$\flat^7$}</text:p>
          </table:table-cell>
          <table:table-cell office:value-type="string">
            <text:p>&amp;</text:p>
          </table:table-cell>
          <table:table-cell table:formula="of:=IF(ISTEXT([AnalysisLatex.J8]);[AnalysisLatex.J8]; &quot;&quot;)" office:value-type="string" office:string-value="E$\flat$ minor: I">
            <text:p>E$\flat$ minor: I</text:p>
          </table:table-cell>
          <table:table-cell office:value-type="string">
            <text:p>&amp;</text:p>
          </table:table-cell>
          <table:table-cell table:formula="of:=IF([AnalysisLatex.L8];[AnalysisLatex.K8];CONCATENATE(&quot;\textbf{&quot;;[AnalysisLatex.K8]; &quot;}&quot;))" office:value-type="string" office:string-value="E$\flat$m">
            <text:p>E$\flat$m</text:p>
          </table:table-cell>
          <table:table-cell office:value-type="string">
            <text:p>&amp;</text:p>
          </table:table-cell>
          <table:table-cell table:formula="of:=IF(ISTEXT([AnalysisLatex.O8]);[AnalysisLatex.O8]; &quot;&quot;)" office:value-type="string" office:string-value="E$\flat$ minor: VII">
            <text:p>E$\flat$ minor: VII</text:p>
          </table:table-cell>
          <table:table-cell office:value-type="string">
            <text:p>&amp;</text:p>
          </table:table-cell>
          <table:table-cell table:formula="of:=IF([AnalysisLatex.Q8];[AnalysisLatex.P8];CONCATENATE(&quot;\textbf{&quot;;[AnalysisLatex.P8]; &quot;}&quot;))" office:value-type="string" office:string-value="\textbf{Ddim}">
            <text:p>\textbf{Ddim}</text:p>
          </table:table-cell>
          <table:table-cell office:value-type="string">
            <text:p>&amp;</text:p>
          </table:table-cell>
          <table:table-cell table:formula="of:=[AnalysisLatex.N8]" office:value-type="string" office:string-value="E$\flat$m">
            <text:p>E$\flat$m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9];&quot;(bar &quot;;&quot;&quot;); &quot;)&quot;; &quot;&quot;)" office:value-type="string" office:string-value="8">
            <text:p>8</text:p>
          </table:table-cell>
          <table:table-cell office:value-type="string">
            <text:p>&amp;</text:p>
          </table:table-cell>
          <table:table-cell table:formula="of:=IF(ISTEXT([AnalysisLatex.A9]);[AnalysisLatex.A9]; &quot;&quot;)">
            <text:p/>
          </table:table-cell>
          <table:table-cell office:value-type="string">
            <text:p>&amp;</text:p>
          </table:table-cell>
          <table:table-cell table:formula="of:=IF([AnalysisLatex.C9];[AnalysisLatex.B9];CONCATENATE(&quot;\textbf{&quot;;[AnalysisLatex.B9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D9]);[AnalysisLatex.D9]; &quot;&quot;)">
            <text:p/>
          </table:table-cell>
          <table:table-cell office:value-type="string">
            <text:p>&amp;</text:p>
          </table:table-cell>
          <table:table-cell table:formula="of:=IF([AnalysisLatex.F9];[AnalysisLatex.E9];CONCATENATE(&quot;\textbf{&quot;;[AnalysisLatex.E9]; &quot;}&quot;))" office:value-type="string" office:string-value="\textbf{Ddim}">
            <text:p>\textbf{Ddim}</text:p>
          </table:table-cell>
          <table:table-cell office:value-type="string">
            <text:p>&amp;</text:p>
          </table:table-cell>
          <table:table-cell table:formula="of:=IF(ISTEXT([AnalysisLatex.G9]);[AnalysisLatex.G9]; &quot;&quot;)">
            <text:p/>
          </table:table-cell>
          <table:table-cell office:value-type="string">
            <text:p>&amp;</text:p>
          </table:table-cell>
          <table:table-cell table:formula="of:=IF([AnalysisLatex.I9];[AnalysisLatex.H9];CONCATENATE(&quot;\textbf{&quot;;[AnalysisLatex.H9]; &quot;}&quot;))" office:value-type="string" office:string-value="\textbf{B$\flat^7$}">
            <text:p>\textbf{B$\flat^7$}</text:p>
          </table:table-cell>
          <table:table-cell office:value-type="string">
            <text:p>&amp;</text:p>
          </table:table-cell>
          <table:table-cell table:formula="of:=IF(ISTEXT([AnalysisLatex.J9]);[AnalysisLatex.J9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L9];[AnalysisLatex.K9];CONCATENATE(&quot;\textbf{&quot;;[AnalysisLatex.K9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O9]);[AnalysisLatex.O9]; &quot;&quot;)" office:value-type="string" office:string-value="A$\flat$ major: VI">
            <text:p>A$\flat$ major: VI</text:p>
          </table:table-cell>
          <table:table-cell office:value-type="string">
            <text:p>&amp;</text:p>
          </table:table-cell>
          <table:table-cell table:formula="of:=IF([AnalysisLatex.Q9];[AnalysisLatex.P9];CONCATENATE(&quot;\textbf{&quot;;[AnalysisLatex.P9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[AnalysisLatex.N9]" office:value-type="string" office:string-value="Fsus4">
            <text:p>Fsus4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10];&quot;(bar &quot;;&quot;&quot;); &quot;)&quot;; &quot;&quot;)" office:value-type="string" office:string-value="9">
            <text:p>9</text:p>
          </table:table-cell>
          <table:table-cell office:value-type="string">
            <text:p>&amp;</text:p>
          </table:table-cell>
          <table:table-cell table:formula="of:=IF(ISTEXT([AnalysisLatex.A10]);[AnalysisLatex.A10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C10];[AnalysisLatex.B10];CONCATENATE(&quot;\textbf{&quot;;[AnalysisLatex.B10]; &quot;}&quot;))" office:value-type="string" office:string-value="\textbf{B$\flat$}">
            <text:p>\textbf{B$\flat$}</text:p>
          </table:table-cell>
          <table:table-cell office:value-type="string">
            <text:p>&amp;</text:p>
          </table:table-cell>
          <table:table-cell table:formula="of:=IF(ISTEXT([AnalysisLatex.D10]);[AnalysisLatex.D10]; &quot;&quot;)" office:value-type="string" office:string-value="E$\flat$ major: III">
            <text:p>E$\flat$ major: III</text:p>
          </table:table-cell>
          <table:table-cell office:value-type="string">
            <text:p>&amp;</text:p>
          </table:table-cell>
          <table:table-cell table:formula="of:=IF([AnalysisLatex.F10];[AnalysisLatex.E10];CONCATENATE(&quot;\textbf{&quot;;[AnalysisLatex.E10]; &quot;}&quot;))" office:value-type="string" office:string-value="\textbf{Gm}">
            <text:p>\textbf{Gm}</text:p>
          </table:table-cell>
          <table:table-cell office:value-type="string">
            <text:p>&amp;</text:p>
          </table:table-cell>
          <table:table-cell table:formula="of:=IF(ISTEXT([AnalysisLatex.G10]);[AnalysisLatex.G10]; &quot;&quot;)" office:value-type="string" office:string-value="C minor: V$^7$">
            <text:p>C minor: V$^7$</text:p>
          </table:table-cell>
          <table:table-cell office:value-type="string">
            <text:p>&amp;</text:p>
          </table:table-cell>
          <table:table-cell table:formula="of:=IF([AnalysisLatex.I10];[AnalysisLatex.H10];CONCATENATE(&quot;\textbf{&quot;;[AnalysisLatex.H10]; &quot;}&quot;))" office:value-type="string" office:string-value="\textbf{G$^7$}">
            <text:p>\textbf{G$^7$}</text:p>
          </table:table-cell>
          <table:table-cell office:value-type="string">
            <text:p>&amp;</text:p>
          </table:table-cell>
          <table:table-cell table:formula="of:=IF(ISTEXT([AnalysisLatex.J10]);[AnalysisLatex.J10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L10];[AnalysisLatex.K10];CONCATENATE(&quot;\textbf{&quot;;[AnalysisLatex.K10]; &quot;}&quot;))" office:value-type="string" office:string-value="\textbf{B$\flat$}">
            <text:p>\textbf{B$\flat$}</text:p>
          </table:table-cell>
          <table:table-cell office:value-type="string">
            <text:p>&amp;</text:p>
          </table:table-cell>
          <table:table-cell table:formula="of:=IF(ISTEXT([AnalysisLatex.O10]);[AnalysisLatex.O10]; &quot;&quot;)" office:value-type="string" office:string-value="B minor: VI">
            <text:p>B minor: VI</text:p>
          </table:table-cell>
          <table:table-cell office:value-type="string">
            <text:p>&amp;</text:p>
          </table:table-cell>
          <table:table-cell table:formula="of:=IF([AnalysisLatex.Q10];[AnalysisLatex.P10];CONCATENATE(&quot;\textbf{&quot;;[AnalysisLatex.P10]; &quot;}&quot;))" office:value-type="string" office:string-value="\textbf{G}">
            <text:p>\textbf{G}</text:p>
          </table:table-cell>
          <table:table-cell office:value-type="string">
            <text:p>&amp;</text:p>
          </table:table-cell>
          <table:table-cell table:formula="of:=[AnalysisLatex.N10]" office:value-type="string" office:string-value="Em$^7$ (13)">
            <text:p>Em$^7$ (13)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11];&quot;(bar &quot;;&quot;&quot;); &quot;)&quot;; &quot;&quot;)" office:value-type="string" office:string-value="10">
            <text:p>10</text:p>
          </table:table-cell>
          <table:table-cell office:value-type="string">
            <text:p>&amp;</text:p>
          </table:table-cell>
          <table:table-cell table:formula="of:=IF(ISTEXT([AnalysisLatex.A11]);[AnalysisLatex.A11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C11];[AnalysisLatex.B11];CONCATENATE(&quot;\textbf{&quot;;[AnalysisLatex.B1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11]);[AnalysisLatex.D11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F11];[AnalysisLatex.E11];CONCATENATE(&quot;\textbf{&quot;;[AnalysisLatex.E1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11]);[AnalysisLatex.G11]; &quot;&quot;)" office:value-type="string" office:string-value="A$\flat$ major: V$^7$">
            <text:p>A$\flat$ major: V$^7$</text:p>
          </table:table-cell>
          <table:table-cell office:value-type="string">
            <text:p>&amp;</text:p>
          </table:table-cell>
          <table:table-cell table:formula="of:=IF([AnalysisLatex.I11];[AnalysisLatex.H11];CONCATENATE(&quot;\textbf{&quot;;[AnalysisLatex.H11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11]);[AnalysisLatex.J11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L11];[AnalysisLatex.K11];CONCATENATE(&quot;\textbf{&quot;;[AnalysisLatex.K1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11]);[AnalysisLatex.O11]; &quot;&quot;)" office:value-type="string" office:string-value="A$\flat$ major: V">
            <text:p>A$\flat$ major: V</text:p>
          </table:table-cell>
          <table:table-cell office:value-type="string">
            <text:p>&amp;</text:p>
          </table:table-cell>
          <table:table-cell table:formula="of:=IF([AnalysisLatex.Q11];[AnalysisLatex.P11];CONCATENATE(&quot;\textbf{&quot;;[AnalysisLatex.P1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11]" office:value-type="string" office:string-value="E$\flat$6">
            <text:p>E$\flat$6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12];&quot;(bar &quot;;&quot;&quot;); &quot;)&quot;; &quot;&quot;)" office:value-type="string" office:string-value="11">
            <text:p>11</text:p>
          </table:table-cell>
          <table:table-cell office:value-type="string">
            <text:p>&amp;</text:p>
          </table:table-cell>
          <table:table-cell table:formula="of:=IF(ISTEXT([AnalysisLatex.A12]);[AnalysisLatex.A12]; &quot;&quot;)" office:value-type="string" office:string-value="A$\flat$ minor: II">
            <text:p>A$\flat$ minor: II</text:p>
          </table:table-cell>
          <table:table-cell office:value-type="string">
            <text:p>&amp;</text:p>
          </table:table-cell>
          <table:table-cell table:formula="of:=IF([AnalysisLatex.C12];[AnalysisLatex.B12];CONCATENATE(&quot;\textbf{&quot;;[AnalysisLatex.B12]; &quot;}&quot;))" office:value-type="string" office:string-value="B$\flat$dim">
            <text:p>B$\flat$dim</text:p>
          </table:table-cell>
          <table:table-cell office:value-type="string">
            <text:p>&amp;</text:p>
          </table:table-cell>
          <table:table-cell table:formula="of:=IF(ISTEXT([AnalysisLatex.D12]);[AnalysisLatex.D12]; &quot;&quot;)" office:value-type="string" office:string-value="B major: V">
            <text:p>B major: V</text:p>
          </table:table-cell>
          <table:table-cell office:value-type="string">
            <text:p>&amp;</text:p>
          </table:table-cell>
          <table:table-cell table:formula="of:=IF([AnalysisLatex.F12];[AnalysisLatex.E12];CONCATENATE(&quot;\textbf{&quot;;[AnalysisLatex.E12]; &quot;}&quot;))" office:value-type="string" office:string-value="G$\flat$">
            <text:p>G$\flat$</text:p>
          </table:table-cell>
          <table:table-cell office:value-type="string">
            <text:p>&amp;</text:p>
          </table:table-cell>
          <table:table-cell table:formula="of:=IF(ISTEXT([AnalysisLatex.G12]);[AnalysisLatex.G12]; &quot;&quot;)" office:value-type="string" office:string-value="B major: V$^7$">
            <text:p>B major: V$^7$</text:p>
          </table:table-cell>
          <table:table-cell office:value-type="string">
            <text:p>&amp;</text:p>
          </table:table-cell>
          <table:table-cell table:formula="of:=IF([AnalysisLatex.I12];[AnalysisLatex.H12];CONCATENATE(&quot;\textbf{&quot;;[AnalysisLatex.H12]; &quot;}&quot;))" office:value-type="string" office:string-value="G$\flat^7$">
            <text:p>G$\flat^7$</text:p>
          </table:table-cell>
          <table:table-cell office:value-type="string">
            <text:p>&amp;</text:p>
          </table:table-cell>
          <table:table-cell table:formula="of:=IF(ISTEXT([AnalysisLatex.J12]);[AnalysisLatex.J12]; &quot;&quot;)" office:value-type="string" office:string-value="B major: V">
            <text:p>B major: V</text:p>
          </table:table-cell>
          <table:table-cell office:value-type="string">
            <text:p>&amp;</text:p>
          </table:table-cell>
          <table:table-cell table:formula="of:=IF([AnalysisLatex.L12];[AnalysisLatex.K12];CONCATENATE(&quot;\textbf{&quot;;[AnalysisLatex.K12]; &quot;}&quot;))" office:value-type="string" office:string-value="G$\flat$">
            <text:p>G$\flat$</text:p>
          </table:table-cell>
          <table:table-cell office:value-type="string">
            <text:p>&amp;</text:p>
          </table:table-cell>
          <table:table-cell table:formula="of:=IF(ISTEXT([AnalysisLatex.O12]);[AnalysisLatex.O12]; &quot;&quot;)" office:value-type="string" office:string-value="B major: V">
            <text:p>B major: V</text:p>
          </table:table-cell>
          <table:table-cell office:value-type="string">
            <text:p>&amp;</text:p>
          </table:table-cell>
          <table:table-cell table:formula="of:=IF([AnalysisLatex.Q12];[AnalysisLatex.P12];CONCATENATE(&quot;\textbf{&quot;;[AnalysisLatex.P12]; &quot;}&quot;))" office:value-type="string" office:string-value="G$\flat$">
            <text:p>G$\flat$</text:p>
          </table:table-cell>
          <table:table-cell office:value-type="string">
            <text:p>&amp;</text:p>
          </table:table-cell>
          <table:table-cell table:formula="of:=[AnalysisLatex.N12]" office:value-type="string" office:string-value="G$\flat^7$">
            <text:p>G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13];&quot;(bar &quot;;&quot;&quot;); &quot;)&quot;; &quot;&quot;)" office:value-type="string" office:string-value="12">
            <text:p>12</text:p>
          </table:table-cell>
          <table:table-cell office:value-type="string">
            <text:p>&amp;</text:p>
          </table:table-cell>
          <table:table-cell table:formula="of:=IF(ISTEXT([AnalysisLatex.A13]);[AnalysisLatex.A13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C13];[AnalysisLatex.B13];CONCATENATE(&quot;\textbf{&quot;;[AnalysisLatex.B13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D13]);[AnalysisLatex.D13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F13];[AnalysisLatex.E13];CONCATENATE(&quot;\textbf{&quot;;[AnalysisLatex.E13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G13]);[AnalysisLatex.G13]; &quot;&quot;)" office:value-type="string" office:string-value="E$\flat$ major: V$^7$">
            <text:p>E$\flat$ major: V$^7$</text:p>
          </table:table-cell>
          <table:table-cell office:value-type="string">
            <text:p>&amp;</text:p>
          </table:table-cell>
          <table:table-cell table:formula="of:=IF([AnalysisLatex.I13];[AnalysisLatex.H13];CONCATENATE(&quot;\textbf{&quot;;[AnalysisLatex.H13]; &quot;}&quot;))" office:value-type="string" office:string-value="\textbf{B$\flat^7$}">
            <text:p>\textbf{B$\flat^7$}</text:p>
          </table:table-cell>
          <table:table-cell office:value-type="string">
            <text:p>&amp;</text:p>
          </table:table-cell>
          <table:table-cell table:formula="of:=IF(ISTEXT([AnalysisLatex.J13]);[AnalysisLatex.J13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L13];[AnalysisLatex.K13];CONCATENATE(&quot;\textbf{&quot;;[AnalysisLatex.K13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O13]);[AnalysisLatex.O13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Q13];[AnalysisLatex.P13];CONCATENATE(&quot;\textbf{&quot;;[AnalysisLatex.P13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[AnalysisLatex.N13]" office:value-type="string" office:string-value="Fm$^7$ (11)">
            <text:p>Fm$^7$ (11)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14];&quot;(bar &quot;;&quot;&quot;); &quot;)&quot;; &quot;&quot;)" office:value-type="string" office:string-value="13">
            <text:p>13</text:p>
          </table:table-cell>
          <table:table-cell office:value-type="string">
            <text:p>&amp;</text:p>
          </table:table-cell>
          <table:table-cell table:formula="of:=IF(ISTEXT([AnalysisLatex.A14]);[AnalysisLatex.A14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C14];[AnalysisLatex.B14];CONCATENATE(&quot;\textbf{&quot;;[AnalysisLatex.B14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D14]);[AnalysisLatex.D14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F14];[AnalysisLatex.E14];CONCATENATE(&quot;\textbf{&quot;;[AnalysisLatex.E14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G14]);[AnalysisLatex.G14]; &quot;&quot;)">
            <text:p/>
          </table:table-cell>
          <table:table-cell office:value-type="string">
            <text:p>&amp;</text:p>
          </table:table-cell>
          <table:table-cell table:formula="of:=IF([AnalysisLatex.I14];[AnalysisLatex.H14];CONCATENATE(&quot;\textbf{&quot;;[AnalysisLatex.H14]; &quot;}&quot;))" office:value-type="string" office:string-value="B$\flat^7$">
            <text:p>B$\flat^7$</text:p>
          </table:table-cell>
          <table:table-cell office:value-type="string">
            <text:p>&amp;</text:p>
          </table:table-cell>
          <table:table-cell table:formula="of:=IF(ISTEXT([AnalysisLatex.J14]);[AnalysisLatex.J14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L14];[AnalysisLatex.K14];CONCATENATE(&quot;\textbf{&quot;;[AnalysisLatex.K14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O14]);[AnalysisLatex.O14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Q14];[AnalysisLatex.P14];CONCATENATE(&quot;\textbf{&quot;;[AnalysisLatex.P14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[AnalysisLatex.N14]" office:value-type="string" office:string-value="B$\flat^7$">
            <text:p>B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15];&quot;(bar &quot;;&quot;&quot;); &quot;)&quot;; &quot;&quot;)" office:value-type="string" office:string-value="14">
            <text:p>14</text:p>
          </table:table-cell>
          <table:table-cell office:value-type="string">
            <text:p>&amp;</text:p>
          </table:table-cell>
          <table:table-cell table:formula="of:=IF(ISTEXT([AnalysisLatex.A15]);[AnalysisLatex.A15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C15];[AnalysisLatex.B15];CONCATENATE(&quot;\textbf{&quot;;[AnalysisLatex.B15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15]);[AnalysisLatex.D15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F15];[AnalysisLatex.E15];CONCATENATE(&quot;\textbf{&quot;;[AnalysisLatex.E15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15]);[AnalysisLatex.G15]; &quot;&quot;)" office:value-type="string" office:string-value="A$\flat$ major: V$^7$">
            <text:p>A$\flat$ major: V$^7$</text:p>
          </table:table-cell>
          <table:table-cell office:value-type="string">
            <text:p>&amp;</text:p>
          </table:table-cell>
          <table:table-cell table:formula="of:=IF([AnalysisLatex.I15];[AnalysisLatex.H15];CONCATENATE(&quot;\textbf{&quot;;[AnalysisLatex.H15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15]);[AnalysisLatex.J15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L15];[AnalysisLatex.K15];CONCATENATE(&quot;\textbf{&quot;;[AnalysisLatex.K15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15]);[AnalysisLatex.O15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Q15];[AnalysisLatex.P15];CONCATENATE(&quot;\textbf{&quot;;[AnalysisLatex.P15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15]" office:value-type="string" office:string-value="E$\flat^7$">
            <text:p>E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16];&quot;(bar &quot;;&quot;&quot;); &quot;)&quot;; &quot;&quot;)" office:value-type="string" office:string-value="15">
            <text:p>15</text:p>
          </table:table-cell>
          <table:table-cell office:value-type="string">
            <text:p>&amp;</text:p>
          </table:table-cell>
          <table:table-cell table:formula="of:=IF(ISTEXT([AnalysisLatex.A16]);[AnalysisLatex.A16]; &quot;&quot;)" office:value-type="string" office:string-value="C minor: I">
            <text:p>C minor: I</text:p>
          </table:table-cell>
          <table:table-cell office:value-type="string">
            <text:p>&amp;</text:p>
          </table:table-cell>
          <table:table-cell table:formula="of:=IF([AnalysisLatex.C16];[AnalysisLatex.B16];CONCATENATE(&quot;\textbf{&quot;;[AnalysisLatex.B16]; &quot;}&quot;))" office:value-type="string" office:string-value="\textbf{Cm}">
            <text:p>\textbf{Cm}</text:p>
          </table:table-cell>
          <table:table-cell office:value-type="string">
            <text:p>&amp;</text:p>
          </table:table-cell>
          <table:table-cell table:formula="of:=IF(ISTEXT([AnalysisLatex.D16]);[AnalysisLatex.D16]; &quot;&quot;)" office:value-type="string" office:string-value="C minor: VI">
            <text:p>C minor: VI</text:p>
          </table:table-cell>
          <table:table-cell office:value-type="string">
            <text:p>&amp;</text:p>
          </table:table-cell>
          <table:table-cell table:formula="of:=IF([AnalysisLatex.F16];[AnalysisLatex.E16];CONCATENATE(&quot;\textbf{&quot;;[AnalysisLatex.E16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IF(ISTEXT([AnalysisLatex.G16]);[AnalysisLatex.G16]; &quot;&quot;)" office:value-type="string" office:string-value="D$\flat$ major: V$^7$">
            <text:p>D$\flat$ major: V$^7$</text:p>
          </table:table-cell>
          <table:table-cell office:value-type="string">
            <text:p>&amp;</text:p>
          </table:table-cell>
          <table:table-cell table:formula="of:=IF([AnalysisLatex.I16];[AnalysisLatex.H16];CONCATENATE(&quot;\textbf{&quot;;[AnalysisLatex.H16]; &quot;}&quot;))" office:value-type="string" office:string-value="A$\flat^7$">
            <text:p>A$\flat^7$</text:p>
          </table:table-cell>
          <table:table-cell office:value-type="string">
            <text:p>&amp;</text:p>
          </table:table-cell>
          <table:table-cell table:formula="of:=IF(ISTEXT([AnalysisLatex.J16]);[AnalysisLatex.J16]; &quot;&quot;)" office:value-type="string" office:string-value="C minor: VI">
            <text:p>C minor: VI</text:p>
          </table:table-cell>
          <table:table-cell office:value-type="string">
            <text:p>&amp;</text:p>
          </table:table-cell>
          <table:table-cell table:formula="of:=IF([AnalysisLatex.L16];[AnalysisLatex.K16];CONCATENATE(&quot;\textbf{&quot;;[AnalysisLatex.K16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IF(ISTEXT([AnalysisLatex.O16]);[AnalysisLatex.O16]; &quot;&quot;)" office:value-type="string" office:string-value="D$\flat$ minor: V">
            <text:p>D$\flat$ minor: V</text:p>
          </table:table-cell>
          <table:table-cell office:value-type="string">
            <text:p>&amp;</text:p>
          </table:table-cell>
          <table:table-cell table:formula="of:=IF([AnalysisLatex.Q16];[AnalysisLatex.P16];CONCATENATE(&quot;\textbf{&quot;;[AnalysisLatex.P16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[AnalysisLatex.N16]" office:value-type="string" office:string-value="A$\flat^7$">
            <text:p>A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17];&quot;(bar &quot;;&quot;&quot;); &quot;)&quot;; &quot;&quot;)" office:value-type="string" office:string-value="16">
            <text:p>16</text:p>
          </table:table-cell>
          <table:table-cell office:value-type="string">
            <text:p>&amp;</text:p>
          </table:table-cell>
          <table:table-cell table:formula="of:=IF(ISTEXT([AnalysisLatex.A17]);[AnalysisLatex.A17]; &quot;&quot;)" office:value-type="string" office:string-value="C minor: IV">
            <text:p>C minor: IV</text:p>
          </table:table-cell>
          <table:table-cell office:value-type="string">
            <text:p>&amp;</text:p>
          </table:table-cell>
          <table:table-cell table:formula="of:=IF([AnalysisLatex.C17];[AnalysisLatex.B17];CONCATENATE(&quot;\textbf{&quot;;[AnalysisLatex.B17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D17]);[AnalysisLatex.D17]; &quot;&quot;)">
            <text:p/>
          </table:table-cell>
          <table:table-cell office:value-type="string">
            <text:p>&amp;</text:p>
          </table:table-cell>
          <table:table-cell table:formula="of:=IF([AnalysisLatex.F17];[AnalysisLatex.E17];CONCATENATE(&quot;\textbf{&quot;;[AnalysisLatex.E17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IF(ISTEXT([AnalysisLatex.G17]);[AnalysisLatex.G17]; &quot;&quot;)">
            <text:p/>
          </table:table-cell>
          <table:table-cell office:value-type="string">
            <text:p>&amp;</text:p>
          </table:table-cell>
          <table:table-cell table:formula="of:=IF([AnalysisLatex.I17];[AnalysisLatex.H17];CONCATENATE(&quot;\textbf{&quot;;[AnalysisLatex.H17]; &quot;}&quot;))" office:value-type="string" office:string-value="A$\flat^7$">
            <text:p>A$\flat^7$</text:p>
          </table:table-cell>
          <table:table-cell office:value-type="string">
            <text:p>&amp;</text:p>
          </table:table-cell>
          <table:table-cell table:formula="of:=IF(ISTEXT([AnalysisLatex.J17]);[AnalysisLatex.J17]; &quot;&quot;)">
            <text:p/>
          </table:table-cell>
          <table:table-cell office:value-type="string">
            <text:p>&amp;</text:p>
          </table:table-cell>
          <table:table-cell table:formula="of:=IF([AnalysisLatex.L17];[AnalysisLatex.K17];CONCATENATE(&quot;\textbf{&quot;;[AnalysisLatex.K17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IF(ISTEXT([AnalysisLatex.O17]);[AnalysisLatex.O17]; &quot;&quot;)" office:value-type="string" office:string-value="C minor: VI">
            <text:p>C minor: VI</text:p>
          </table:table-cell>
          <table:table-cell office:value-type="string">
            <text:p>&amp;</text:p>
          </table:table-cell>
          <table:table-cell table:formula="of:=IF([AnalysisLatex.Q17];[AnalysisLatex.P17];CONCATENATE(&quot;\textbf{&quot;;[AnalysisLatex.P17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[AnalysisLatex.N17]" office:value-type="string" office:string-value="A$\flat$6">
            <text:p>A$\flat$6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18];&quot;(bar &quot;;&quot;&quot;); &quot;)&quot;; &quot;&quot;)" office:value-type="string" office:string-value="17">
            <text:p>17</text:p>
          </table:table-cell>
          <table:table-cell office:value-type="string">
            <text:p>&amp;</text:p>
          </table:table-cell>
          <table:table-cell table:formula="of:=IF(ISTEXT([AnalysisLatex.A18]);[AnalysisLatex.A18]; &quot;&quot;)">
            <text:p/>
          </table:table-cell>
          <table:table-cell office:value-type="string">
            <text:p>&amp;</text:p>
          </table:table-cell>
          <table:table-cell table:formula="of:=IF([AnalysisLatex.C18];[AnalysisLatex.B18];CONCATENATE(&quot;\textbf{&quot;;[AnalysisLatex.B18]; &quot;}&quot;))" office:value-type="string" office:string-value="\textbf{Fm}">
            <text:p>\textbf{Fm}</text:p>
          </table:table-cell>
          <table:table-cell office:value-type="string">
            <text:p>&amp;</text:p>
          </table:table-cell>
          <table:table-cell table:formula="of:=IF(ISTEXT([AnalysisLatex.D18]);[AnalysisLatex.D18]; &quot;&quot;)">
            <text:p/>
          </table:table-cell>
          <table:table-cell office:value-type="string">
            <text:p>&amp;</text:p>
          </table:table-cell>
          <table:table-cell table:formula="of:=IF([AnalysisLatex.F18];[AnalysisLatex.E18];CONCATENATE(&quot;\textbf{&quot;;[AnalysisLatex.E18]; &quot;}&quot;))" office:value-type="string" office:string-value="\textbf{A$\flat$}">
            <text:p>\textbf{A$\flat$}</text:p>
          </table:table-cell>
          <table:table-cell office:value-type="string">
            <text:p>&amp;</text:p>
          </table:table-cell>
          <table:table-cell table:formula="of:=IF(ISTEXT([AnalysisLatex.G18]);[AnalysisLatex.G18]; &quot;&quot;)" office:value-type="string" office:string-value="G$\flat$ major: V$^7$">
            <text:p>G$\flat$ major: V$^7$</text:p>
          </table:table-cell>
          <table:table-cell office:value-type="string">
            <text:p>&amp;</text:p>
          </table:table-cell>
          <table:table-cell table:formula="of:=IF([AnalysisLatex.I18];[AnalysisLatex.H18];CONCATENATE(&quot;\textbf{&quot;;[AnalysisLatex.H18]; &quot;}&quot;))" office:value-type="string" office:string-value="\textbf{D$\flat^7$}">
            <text:p>\textbf{D$\flat^7$}</text:p>
          </table:table-cell>
          <table:table-cell office:value-type="string">
            <text:p>&amp;</text:p>
          </table:table-cell>
          <table:table-cell table:formula="of:=IF(ISTEXT([AnalysisLatex.J18]);[AnalysisLatex.J18]; &quot;&quot;)">
            <text:p/>
          </table:table-cell>
          <table:table-cell office:value-type="string">
            <text:p>&amp;</text:p>
          </table:table-cell>
          <table:table-cell table:formula="of:=IF([AnalysisLatex.L18];[AnalysisLatex.K18];CONCATENATE(&quot;\textbf{&quot;;[AnalysisLatex.K18]; &quot;}&quot;))" office:value-type="string" office:string-value="\textbf{A$\flat$}">
            <text:p>\textbf{A$\flat$}</text:p>
          </table:table-cell>
          <table:table-cell office:value-type="string">
            <text:p>&amp;</text:p>
          </table:table-cell>
          <table:table-cell table:formula="of:=IF(ISTEXT([AnalysisLatex.O18]);[AnalysisLatex.O18]; &quot;&quot;)" office:value-type="string" office:string-value="G$\flat$ major: II">
            <text:p>G$\flat$ major: II</text:p>
          </table:table-cell>
          <table:table-cell office:value-type="string">
            <text:p>&amp;</text:p>
          </table:table-cell>
          <table:table-cell table:formula="of:=IF([AnalysisLatex.Q18];[AnalysisLatex.P18];CONCATENATE(&quot;\textbf{&quot;;[AnalysisLatex.P18]; &quot;}&quot;))" office:value-type="string" office:string-value="A$\flat$m">
            <text:p>A$\flat$m</text:p>
          </table:table-cell>
          <table:table-cell office:value-type="string">
            <text:p>&amp;</text:p>
          </table:table-cell>
          <table:table-cell table:formula="of:=[AnalysisLatex.N18]" office:value-type="string" office:string-value="A$\flat$m6">
            <text:p>A$\flat$m6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19];&quot;(bar &quot;;&quot;&quot;); &quot;)&quot;; &quot;&quot;)" office:value-type="string" office:string-value="18">
            <text:p>18</text:p>
          </table:table-cell>
          <table:table-cell office:value-type="string">
            <text:p>&amp;</text:p>
          </table:table-cell>
          <table:table-cell table:formula="of:=IF(ISTEXT([AnalysisLatex.A19]);[AnalysisLatex.A19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C19];[AnalysisLatex.B19];CONCATENATE(&quot;\textbf{&quot;;[AnalysisLatex.B19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19]);[AnalysisLatex.D19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F19];[AnalysisLatex.E19];CONCATENATE(&quot;\textbf{&quot;;[AnalysisLatex.E19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19]);[AnalysisLatex.G19]; &quot;&quot;)" office:value-type="string" office:string-value="A$\flat$ major: V$^7$">
            <text:p>A$\flat$ major: V$^7$</text:p>
          </table:table-cell>
          <table:table-cell office:value-type="string">
            <text:p>&amp;</text:p>
          </table:table-cell>
          <table:table-cell table:formula="of:=IF([AnalysisLatex.I19];[AnalysisLatex.H19];CONCATENATE(&quot;\textbf{&quot;;[AnalysisLatex.H19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19]);[AnalysisLatex.J19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L19];[AnalysisLatex.K19];CONCATENATE(&quot;\textbf{&quot;;[AnalysisLatex.K19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19]);[AnalysisLatex.O19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Q19];[AnalysisLatex.P19];CONCATENATE(&quot;\textbf{&quot;;[AnalysisLatex.P19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19]" office:value-type="string" office:string-value="E$\flat$">
            <text:p>E$\flat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20];&quot;(bar &quot;;&quot;&quot;); &quot;)&quot;; &quot;&quot;)" office:value-type="string" office:string-value="19">
            <text:p>19</text:p>
          </table:table-cell>
          <table:table-cell office:value-type="string">
            <text:p>&amp;</text:p>
          </table:table-cell>
          <table:table-cell table:formula="of:=IF(ISTEXT([AnalysisLatex.A20]);[AnalysisLatex.A20]; &quot;&quot;)" office:value-type="string" office:string-value="G minor: IV">
            <text:p>G minor: IV</text:p>
          </table:table-cell>
          <table:table-cell office:value-type="string">
            <text:p>&amp;</text:p>
          </table:table-cell>
          <table:table-cell table:formula="of:=IF([AnalysisLatex.C20];[AnalysisLatex.B20];CONCATENATE(&quot;\textbf{&quot;;[AnalysisLatex.B20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IF(ISTEXT([AnalysisLatex.D20]);[AnalysisLatex.D20]; &quot;&quot;)" office:value-type="string" office:string-value="G minor: IV">
            <text:p>G minor: IV</text:p>
          </table:table-cell>
          <table:table-cell office:value-type="string">
            <text:p>&amp;</text:p>
          </table:table-cell>
          <table:table-cell table:formula="of:=IF([AnalysisLatex.F20];[AnalysisLatex.E20];CONCATENATE(&quot;\textbf{&quot;;[AnalysisLatex.E20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IF(ISTEXT([AnalysisLatex.G20]);[AnalysisLatex.G20]; &quot;&quot;)" office:value-type="string" office:string-value="G minor: V$^7$">
            <text:p>G minor: V$^7$</text:p>
          </table:table-cell>
          <table:table-cell office:value-type="string">
            <text:p>&amp;</text:p>
          </table:table-cell>
          <table:table-cell table:formula="of:=IF([AnalysisLatex.I20];[AnalysisLatex.H20];CONCATENATE(&quot;\textbf{&quot;;[AnalysisLatex.H20]; &quot;}&quot;))" office:value-type="string" office:string-value="\textbf{D$^7$}">
            <text:p>\textbf{D$^7$}</text:p>
          </table:table-cell>
          <table:table-cell office:value-type="string">
            <text:p>&amp;</text:p>
          </table:table-cell>
          <table:table-cell table:formula="of:=IF(ISTEXT([AnalysisLatex.J20]);[AnalysisLatex.J20]; &quot;&quot;)" office:value-type="string" office:string-value="G minor: IV">
            <text:p>G minor: IV</text:p>
          </table:table-cell>
          <table:table-cell office:value-type="string">
            <text:p>&amp;</text:p>
          </table:table-cell>
          <table:table-cell table:formula="of:=IF([AnalysisLatex.L20];[AnalysisLatex.K20];CONCATENATE(&quot;\textbf{&quot;;[AnalysisLatex.K20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IF(ISTEXT([AnalysisLatex.O20]);[AnalysisLatex.O20]; &quot;&quot;)" office:value-type="string" office:string-value="B$\flat$ major: II">
            <text:p>B$\flat$ major: II</text:p>
          </table:table-cell>
          <table:table-cell office:value-type="string">
            <text:p>&amp;</text:p>
          </table:table-cell>
          <table:table-cell table:formula="of:=IF([AnalysisLatex.Q20];[AnalysisLatex.P20];CONCATENATE(&quot;\textbf{&quot;;[AnalysisLatex.P20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[AnalysisLatex.N20]" office:value-type="string" office:string-value="Cm">
            <text:p>Cm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21];&quot;(bar &quot;;&quot;&quot;); &quot;)&quot;; &quot;&quot;)" office:value-type="string" office:string-value="20">
            <text:p>20</text:p>
          </table:table-cell>
          <table:table-cell office:value-type="string">
            <text:p>&amp;</text:p>
          </table:table-cell>
          <table:table-cell table:formula="of:=IF(ISTEXT([AnalysisLatex.A21]);[AnalysisLatex.A21]; &quot;&quot;)" office:value-type="string" office:string-value="G$\flat$ major: IV">
            <text:p>G$\flat$ major: IV</text:p>
          </table:table-cell>
          <table:table-cell office:value-type="string">
            <text:p>&amp;</text:p>
          </table:table-cell>
          <table:table-cell table:formula="of:=IF([AnalysisLatex.C21];[AnalysisLatex.B21];CONCATENATE(&quot;\textbf{&quot;;[AnalysisLatex.B21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IF(ISTEXT([AnalysisLatex.D21]);[AnalysisLatex.D21]; &quot;&quot;)" office:value-type="string" office:string-value="E major: V">
            <text:p>E major: V</text:p>
          </table:table-cell>
          <table:table-cell office:value-type="string">
            <text:p>&amp;</text:p>
          </table:table-cell>
          <table:table-cell table:formula="of:=IF([AnalysisLatex.F21];[AnalysisLatex.E21];CONCATENATE(&quot;\textbf{&quot;;[AnalysisLatex.E21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IF(ISTEXT([AnalysisLatex.G21]);[AnalysisLatex.G21]; &quot;&quot;)" office:value-type="string" office:string-value="E minor: V$^7$">
            <text:p>E minor: V$^7$</text:p>
          </table:table-cell>
          <table:table-cell office:value-type="string">
            <text:p>&amp;</text:p>
          </table:table-cell>
          <table:table-cell table:formula="of:=IF([AnalysisLatex.I21];[AnalysisLatex.H21];CONCATENATE(&quot;\textbf{&quot;;[AnalysisLatex.H21]; &quot;}&quot;))" office:value-type="string" office:string-value="B$^7$">
            <text:p>B$^7$</text:p>
          </table:table-cell>
          <table:table-cell office:value-type="string">
            <text:p>&amp;</text:p>
          </table:table-cell>
          <table:table-cell table:formula="of:=IF(ISTEXT([AnalysisLatex.J21]);[AnalysisLatex.J21]; &quot;&quot;)" office:value-type="string" office:string-value="E major: V">
            <text:p>E major: V</text:p>
          </table:table-cell>
          <table:table-cell office:value-type="string">
            <text:p>&amp;</text:p>
          </table:table-cell>
          <table:table-cell table:formula="of:=IF([AnalysisLatex.L21];[AnalysisLatex.K21];CONCATENATE(&quot;\textbf{&quot;;[AnalysisLatex.K21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IF(ISTEXT([AnalysisLatex.O21]);[AnalysisLatex.O21]; &quot;&quot;)" office:value-type="string" office:string-value="E minor: V">
            <text:p>E minor: V</text:p>
          </table:table-cell>
          <table:table-cell office:value-type="string">
            <text:p>&amp;</text:p>
          </table:table-cell>
          <table:table-cell table:formula="of:=IF([AnalysisLatex.Q21];[AnalysisLatex.P21];CONCATENATE(&quot;\textbf{&quot;;[AnalysisLatex.P21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[AnalysisLatex.N21]" office:value-type="string" office:string-value="B$^7$">
            <text:p>B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22];&quot;(bar &quot;;&quot;&quot;); &quot;)&quot;; &quot;&quot;)" office:value-type="string" office:string-value="21">
            <text:p>21</text:p>
          </table:table-cell>
          <table:table-cell office:value-type="string">
            <text:p>&amp;</text:p>
          </table:table-cell>
          <table:table-cell table:formula="of:=IF(ISTEXT([AnalysisLatex.A22]);[AnalysisLatex.A22]; &quot;&quot;)" office:value-type="string" office:string-value="E$\flat$ minor: VII">
            <text:p>E$\flat$ minor: VII</text:p>
          </table:table-cell>
          <table:table-cell office:value-type="string">
            <text:p>&amp;</text:p>
          </table:table-cell>
          <table:table-cell table:formula="of:=IF([AnalysisLatex.C22];[AnalysisLatex.B22];CONCATENATE(&quot;\textbf{&quot;;[AnalysisLatex.B22]; &quot;}&quot;))" office:value-type="string" office:string-value="Ddim">
            <text:p>Ddim</text:p>
          </table:table-cell>
          <table:table-cell office:value-type="string">
            <text:p>&amp;</text:p>
          </table:table-cell>
          <table:table-cell table:formula="of:=IF(ISTEXT([AnalysisLatex.D22]);[AnalysisLatex.D22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F22];[AnalysisLatex.E22];CONCATENATE(&quot;\textbf{&quot;;[AnalysisLatex.E22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G22]);[AnalysisLatex.G22]; &quot;&quot;)" office:value-type="string" office:string-value="E$\flat$ major: V$^7$">
            <text:p>E$\flat$ major: V$^7$</text:p>
          </table:table-cell>
          <table:table-cell office:value-type="string">
            <text:p>&amp;</text:p>
          </table:table-cell>
          <table:table-cell table:formula="of:=IF([AnalysisLatex.I22];[AnalysisLatex.H22];CONCATENATE(&quot;\textbf{&quot;;[AnalysisLatex.H22]; &quot;}&quot;))" office:value-type="string" office:string-value="B$\flat^7$">
            <text:p>B$\flat^7$</text:p>
          </table:table-cell>
          <table:table-cell office:value-type="string">
            <text:p>&amp;</text:p>
          </table:table-cell>
          <table:table-cell table:formula="of:=IF(ISTEXT([AnalysisLatex.J22]);[AnalysisLatex.J22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L22];[AnalysisLatex.K22];CONCATENATE(&quot;\textbf{&quot;;[AnalysisLatex.K22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O22]);[AnalysisLatex.O22]; &quot;&quot;)" office:value-type="string" office:string-value="E$\flat$ minor: VII">
            <text:p>E$\flat$ minor: VII</text:p>
          </table:table-cell>
          <table:table-cell office:value-type="string">
            <text:p>&amp;</text:p>
          </table:table-cell>
          <table:table-cell table:formula="of:=IF([AnalysisLatex.Q22];[AnalysisLatex.P22];CONCATENATE(&quot;\textbf{&quot;;[AnalysisLatex.P22]; &quot;}&quot;))" office:value-type="string" office:string-value="Ddim">
            <text:p>Ddim</text:p>
          </table:table-cell>
          <table:table-cell office:value-type="string">
            <text:p>&amp;</text:p>
          </table:table-cell>
          <table:table-cell table:formula="of:=[AnalysisLatex.N22]" office:value-type="string" office:string-value="B$\flat^7$">
            <text:p>B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23];&quot;(bar &quot;;&quot;&quot;); &quot;)&quot;; &quot;&quot;)" office:value-type="string" office:string-value="22">
            <text:p>22</text:p>
          </table:table-cell>
          <table:table-cell office:value-type="string">
            <text:p>&amp;</text:p>
          </table:table-cell>
          <table:table-cell table:formula="of:=IF(ISTEXT([AnalysisLatex.A23]);[AnalysisLatex.A23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C23];[AnalysisLatex.B23];CONCATENATE(&quot;\textbf{&quot;;[AnalysisLatex.B23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23]);[AnalysisLatex.D23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F23];[AnalysisLatex.E23];CONCATENATE(&quot;\textbf{&quot;;[AnalysisLatex.E23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23]);[AnalysisLatex.G23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I23];[AnalysisLatex.H23];CONCATENATE(&quot;\textbf{&quot;;[AnalysisLatex.H23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J23]);[AnalysisLatex.J23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L23];[AnalysisLatex.K23];CONCATENATE(&quot;\textbf{&quot;;[AnalysisLatex.K23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23]);[AnalysisLatex.O23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Q23];[AnalysisLatex.P23];CONCATENATE(&quot;\textbf{&quot;;[AnalysisLatex.P23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23]" office:value-type="string" office:string-value="E$\flat$, Gm">
            <text:p>E$\flat$, Gm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24];&quot;(bar &quot;;&quot;&quot;); &quot;)&quot;; &quot;&quot;)" office:value-type="string" office:string-value="23">
            <text:p>23</text:p>
          </table:table-cell>
          <table:table-cell office:value-type="string">
            <text:p>&amp;</text:p>
          </table:table-cell>
          <table:table-cell table:formula="of:=IF(ISTEXT([AnalysisLatex.A24]);[AnalysisLatex.A24]; &quot;&quot;)" office:value-type="string" office:string-value="G minor: I">
            <text:p>G minor: I</text:p>
          </table:table-cell>
          <table:table-cell office:value-type="string">
            <text:p>&amp;</text:p>
          </table:table-cell>
          <table:table-cell table:formula="of:=IF([AnalysisLatex.C24];[AnalysisLatex.B24];CONCATENATE(&quot;\textbf{&quot;;[AnalysisLatex.B24]; &quot;}&quot;))" office:value-type="string" office:string-value="Gm">
            <text:p>Gm</text:p>
          </table:table-cell>
          <table:table-cell office:value-type="string">
            <text:p>&amp;</text:p>
          </table:table-cell>
          <table:table-cell table:formula="of:=IF(ISTEXT([AnalysisLatex.D24]);[AnalysisLatex.D24]; &quot;&quot;)">
            <text:p/>
          </table:table-cell>
          <table:table-cell office:value-type="string">
            <text:p>&amp;</text:p>
          </table:table-cell>
          <table:table-cell table:formula="of:=IF([AnalysisLatex.F24];[AnalysisLatex.E24];CONCATENATE(&quot;\textbf{&quot;;[AnalysisLatex.E24]; &quot;}&quot;))" office:value-type="string" office:string-value="\textbf{E$\flat$}">
            <text:p>\textbf{E$\flat$}</text:p>
          </table:table-cell>
          <table:table-cell office:value-type="string">
            <text:p>&amp;</text:p>
          </table:table-cell>
          <table:table-cell table:formula="of:=IF(ISTEXT([AnalysisLatex.G24]);[AnalysisLatex.G24]; &quot;&quot;)" office:value-type="string" office:string-value="G minor: V$^7$">
            <text:p>G minor: V$^7$</text:p>
          </table:table-cell>
          <table:table-cell office:value-type="string">
            <text:p>&amp;</text:p>
          </table:table-cell>
          <table:table-cell table:formula="of:=IF([AnalysisLatex.I24];[AnalysisLatex.H24];CONCATENATE(&quot;\textbf{&quot;;[AnalysisLatex.H24]; &quot;}&quot;))" office:value-type="string" office:string-value="\textbf{D$^7$}">
            <text:p>\textbf{D$^7$}</text:p>
          </table:table-cell>
          <table:table-cell office:value-type="string">
            <text:p>&amp;</text:p>
          </table:table-cell>
          <table:table-cell table:formula="of:=IF(ISTEXT([AnalysisLatex.J24]);[AnalysisLatex.J24]; &quot;&quot;)">
            <text:p/>
          </table:table-cell>
          <table:table-cell office:value-type="string">
            <text:p>&amp;</text:p>
          </table:table-cell>
          <table:table-cell table:formula="of:=IF([AnalysisLatex.L24];[AnalysisLatex.K24];CONCATENATE(&quot;\textbf{&quot;;[AnalysisLatex.K24]; &quot;}&quot;))" office:value-type="string" office:string-value="\textbf{E$\flat$}">
            <text:p>\textbf{E$\flat$}</text:p>
          </table:table-cell>
          <table:table-cell office:value-type="string">
            <text:p>&amp;</text:p>
          </table:table-cell>
          <table:table-cell table:formula="of:=IF(ISTEXT([AnalysisLatex.O24]);[AnalysisLatex.O24]; &quot;&quot;)" office:value-type="string" office:string-value="G minor: I">
            <text:p>G minor: I</text:p>
          </table:table-cell>
          <table:table-cell office:value-type="string">
            <text:p>&amp;</text:p>
          </table:table-cell>
          <table:table-cell table:formula="of:=IF([AnalysisLatex.Q24];[AnalysisLatex.P24];CONCATENATE(&quot;\textbf{&quot;;[AnalysisLatex.P24]; &quot;}&quot;))" office:value-type="string" office:string-value="Gm">
            <text:p>Gm</text:p>
          </table:table-cell>
          <table:table-cell office:value-type="string">
            <text:p>&amp;</text:p>
          </table:table-cell>
          <table:table-cell table:formula="of:=[AnalysisLatex.N24]" office:value-type="string" office:string-value="Gm, G$\flat$dim">
            <text:p>Gm, G$\flat$dim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25];&quot;(bar &quot;;&quot;&quot;); &quot;)&quot;; &quot;&quot;)" office:value-type="string" office:string-value="24">
            <text:p>24</text:p>
          </table:table-cell>
          <table:table-cell office:value-type="string">
            <text:p>&amp;</text:p>
          </table:table-cell>
          <table:table-cell table:formula="of:=IF(ISTEXT([AnalysisLatex.A25]);[AnalysisLatex.A25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C25];[AnalysisLatex.B25];CONCATENATE(&quot;\textbf{&quot;;[AnalysisLatex.B25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D25]);[AnalysisLatex.D25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F25];[AnalysisLatex.E25];CONCATENATE(&quot;\textbf{&quot;;[AnalysisLatex.E25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G25]);[AnalysisLatex.G25]; &quot;&quot;)" office:value-type="string" office:string-value="E$\flat$ major: V$^7$">
            <text:p>E$\flat$ major: V$^7$</text:p>
          </table:table-cell>
          <table:table-cell office:value-type="string">
            <text:p>&amp;</text:p>
          </table:table-cell>
          <table:table-cell table:formula="of:=IF([AnalysisLatex.I25];[AnalysisLatex.H25];CONCATENATE(&quot;\textbf{&quot;;[AnalysisLatex.H25]; &quot;}&quot;))" office:value-type="string" office:string-value="\textbf{B$\flat^7$}">
            <text:p>\textbf{B$\flat^7$}</text:p>
          </table:table-cell>
          <table:table-cell office:value-type="string">
            <text:p>&amp;</text:p>
          </table:table-cell>
          <table:table-cell table:formula="of:=IF(ISTEXT([AnalysisLatex.J25]);[AnalysisLatex.J25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L25];[AnalysisLatex.K25];CONCATENATE(&quot;\textbf{&quot;;[AnalysisLatex.K25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O25]);[AnalysisLatex.O25]; &quot;&quot;)" office:value-type="string" office:string-value="A$\flat$ major: VI">
            <text:p>A$\flat$ major: VI</text:p>
          </table:table-cell>
          <table:table-cell office:value-type="string">
            <text:p>&amp;</text:p>
          </table:table-cell>
          <table:table-cell table:formula="of:=IF([AnalysisLatex.Q25];[AnalysisLatex.P25];CONCATENATE(&quot;\textbf{&quot;;[AnalysisLatex.P25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[AnalysisLatex.N25]" office:value-type="string" office:string-value="Fm$^7$">
            <text:p>Fm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26];&quot;(bar &quot;;&quot;&quot;); &quot;)&quot;; &quot;&quot;)" office:value-type="string" office:string-value="25">
            <text:p>25</text:p>
          </table:table-cell>
          <table:table-cell office:value-type="string">
            <text:p>&amp;</text:p>
          </table:table-cell>
          <table:table-cell table:formula="of:=IF(ISTEXT([AnalysisLatex.A26]);[AnalysisLatex.A26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C26];[AnalysisLatex.B26];CONCATENATE(&quot;\textbf{&quot;;[AnalysisLatex.B26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D26]);[AnalysisLatex.D26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F26];[AnalysisLatex.E26];CONCATENATE(&quot;\textbf{&quot;;[AnalysisLatex.E26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G26]);[AnalysisLatex.G26]; &quot;&quot;)">
            <text:p/>
          </table:table-cell>
          <table:table-cell office:value-type="string">
            <text:p>&amp;</text:p>
          </table:table-cell>
          <table:table-cell table:formula="of:=IF([AnalysisLatex.I26];[AnalysisLatex.H26];CONCATENATE(&quot;\textbf{&quot;;[AnalysisLatex.H26]; &quot;}&quot;))" office:value-type="string" office:string-value="B$\flat^7$">
            <text:p>B$\flat^7$</text:p>
          </table:table-cell>
          <table:table-cell office:value-type="string">
            <text:p>&amp;</text:p>
          </table:table-cell>
          <table:table-cell table:formula="of:=IF(ISTEXT([AnalysisLatex.J26]);[AnalysisLatex.J26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L26];[AnalysisLatex.K26];CONCATENATE(&quot;\textbf{&quot;;[AnalysisLatex.K26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O26]);[AnalysisLatex.O26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Q26];[AnalysisLatex.P26];CONCATENATE(&quot;\textbf{&quot;;[AnalysisLatex.P26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[AnalysisLatex.N26]" office:value-type="string" office:string-value="B$\flat^7$">
            <text:p>B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27];&quot;(bar &quot;;&quot;&quot;); &quot;)&quot;; &quot;&quot;)" office:value-type="string" office:string-value="26">
            <text:p>26</text:p>
          </table:table-cell>
          <table:table-cell office:value-type="string">
            <text:p>&amp;</text:p>
          </table:table-cell>
          <table:table-cell table:formula="of:=IF(ISTEXT([AnalysisLatex.A27]);[AnalysisLatex.A27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C27];[AnalysisLatex.B27];CONCATENATE(&quot;\textbf{&quot;;[AnalysisLatex.B27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27]);[AnalysisLatex.D27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F27];[AnalysisLatex.E27];CONCATENATE(&quot;\textbf{&quot;;[AnalysisLatex.E27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27]);[AnalysisLatex.G27]; &quot;&quot;)" office:value-type="string" office:string-value="A$\flat$ major: V$^7$">
            <text:p>A$\flat$ major: V$^7$</text:p>
          </table:table-cell>
          <table:table-cell office:value-type="string">
            <text:p>&amp;</text:p>
          </table:table-cell>
          <table:table-cell table:formula="of:=IF([AnalysisLatex.I27];[AnalysisLatex.H27];CONCATENATE(&quot;\textbf{&quot;;[AnalysisLatex.H27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27]);[AnalysisLatex.J27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L27];[AnalysisLatex.K27];CONCATENATE(&quot;\textbf{&quot;;[AnalysisLatex.K27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27]);[AnalysisLatex.O27]; &quot;&quot;)" office:value-type="string" office:string-value="A$\flat$ major: V">
            <text:p>A$\flat$ major: V</text:p>
          </table:table-cell>
          <table:table-cell office:value-type="string">
            <text:p>&amp;</text:p>
          </table:table-cell>
          <table:table-cell table:formula="of:=IF([AnalysisLatex.Q27];[AnalysisLatex.P27];CONCATENATE(&quot;\textbf{&quot;;[AnalysisLatex.P27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27]" office:value-type="string" office:string-value="E$\flat$6">
            <text:p>E$\flat$6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28];&quot;(bar &quot;;&quot;&quot;); &quot;)&quot;; &quot;&quot;)" office:value-type="string" office:string-value="27">
            <text:p>27</text:p>
          </table:table-cell>
          <table:table-cell office:value-type="string">
            <text:p>&amp;</text:p>
          </table:table-cell>
          <table:table-cell table:formula="of:=IF(ISTEXT([AnalysisLatex.A28]);[AnalysisLatex.A28]; &quot;&quot;)" office:value-type="string" office:string-value="A$\flat$ minor: II">
            <text:p>A$\flat$ minor: II</text:p>
          </table:table-cell>
          <table:table-cell office:value-type="string">
            <text:p>&amp;</text:p>
          </table:table-cell>
          <table:table-cell table:formula="of:=IF([AnalysisLatex.C28];[AnalysisLatex.B28];CONCATENATE(&quot;\textbf{&quot;;[AnalysisLatex.B28]; &quot;}&quot;))" office:value-type="string" office:string-value="B$\flat$dim">
            <text:p>B$\flat$dim</text:p>
          </table:table-cell>
          <table:table-cell office:value-type="string">
            <text:p>&amp;</text:p>
          </table:table-cell>
          <table:table-cell table:formula="of:=IF(ISTEXT([AnalysisLatex.D28]);[AnalysisLatex.D28]; &quot;&quot;)" office:value-type="string" office:string-value="B major: III">
            <text:p>B major: III</text:p>
          </table:table-cell>
          <table:table-cell office:value-type="string">
            <text:p>&amp;</text:p>
          </table:table-cell>
          <table:table-cell table:formula="of:=IF([AnalysisLatex.F28];[AnalysisLatex.E28];CONCATENATE(&quot;\textbf{&quot;;[AnalysisLatex.E28]; &quot;}&quot;))" office:value-type="string" office:string-value="\textbf{E$\flat$m}">
            <text:p>\textbf{E$\flat$m}</text:p>
          </table:table-cell>
          <table:table-cell office:value-type="string">
            <text:p>&amp;</text:p>
          </table:table-cell>
          <table:table-cell table:formula="of:=IF(ISTEXT([AnalysisLatex.G28]);[AnalysisLatex.G28]; &quot;&quot;)" office:value-type="string" office:string-value="B major: V$^7$">
            <text:p>B major: V$^7$</text:p>
          </table:table-cell>
          <table:table-cell office:value-type="string">
            <text:p>&amp;</text:p>
          </table:table-cell>
          <table:table-cell table:formula="of:=IF([AnalysisLatex.I28];[AnalysisLatex.H28];CONCATENATE(&quot;\textbf{&quot;;[AnalysisLatex.H28]; &quot;}&quot;))" office:value-type="string" office:string-value="G$\flat^7$">
            <text:p>G$\flat^7$</text:p>
          </table:table-cell>
          <table:table-cell office:value-type="string">
            <text:p>&amp;</text:p>
          </table:table-cell>
          <table:table-cell table:formula="of:=IF(ISTEXT([AnalysisLatex.J28]);[AnalysisLatex.J28]; &quot;&quot;)" office:value-type="string" office:string-value="B major: III">
            <text:p>B major: III</text:p>
          </table:table-cell>
          <table:table-cell office:value-type="string">
            <text:p>&amp;</text:p>
          </table:table-cell>
          <table:table-cell table:formula="of:=IF([AnalysisLatex.L28];[AnalysisLatex.K28];CONCATENATE(&quot;\textbf{&quot;;[AnalysisLatex.K28]; &quot;}&quot;))" office:value-type="string" office:string-value="\textbf{E$\flat$m}">
            <text:p>\textbf{E$\flat$m}</text:p>
          </table:table-cell>
          <table:table-cell office:value-type="string">
            <text:p>&amp;</text:p>
          </table:table-cell>
          <table:table-cell table:formula="of:=IF(ISTEXT([AnalysisLatex.O28]);[AnalysisLatex.O28]; &quot;&quot;)" office:value-type="string" office:string-value="B major: III">
            <text:p>B major: III</text:p>
          </table:table-cell>
          <table:table-cell office:value-type="string">
            <text:p>&amp;</text:p>
          </table:table-cell>
          <table:table-cell table:formula="of:=IF([AnalysisLatex.Q28];[AnalysisLatex.P28];CONCATENATE(&quot;\textbf{&quot;;[AnalysisLatex.P28]; &quot;}&quot;))" office:value-type="string" office:string-value="\textbf{E$\flat$m}">
            <text:p>\textbf{E$\flat$m}</text:p>
          </table:table-cell>
          <table:table-cell office:value-type="string">
            <text:p>&amp;</text:p>
          </table:table-cell>
          <table:table-cell table:formula="of:=[AnalysisLatex.N28]" office:value-type="string" office:string-value="G$\flat^7$">
            <text:p>G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29];&quot;(bar &quot;;&quot;&quot;); &quot;)&quot;; &quot;&quot;)" office:value-type="string" office:string-value="28">
            <text:p>28</text:p>
          </table:table-cell>
          <table:table-cell office:value-type="string">
            <text:p>&amp;</text:p>
          </table:table-cell>
          <table:table-cell table:formula="of:=IF(ISTEXT([AnalysisLatex.A29]);[AnalysisLatex.A29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C29];[AnalysisLatex.B29];CONCATENATE(&quot;\textbf{&quot;;[AnalysisLatex.B29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D29]);[AnalysisLatex.D29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F29];[AnalysisLatex.E29];CONCATENATE(&quot;\textbf{&quot;;[AnalysisLatex.E29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G29]);[AnalysisLatex.G29]; &quot;&quot;)" office:value-type="string" office:string-value="E$\flat$ major: V$^7$">
            <text:p>E$\flat$ major: V$^7$</text:p>
          </table:table-cell>
          <table:table-cell office:value-type="string">
            <text:p>&amp;</text:p>
          </table:table-cell>
          <table:table-cell table:formula="of:=IF([AnalysisLatex.I29];[AnalysisLatex.H29];CONCATENATE(&quot;\textbf{&quot;;[AnalysisLatex.H29]; &quot;}&quot;))" office:value-type="string" office:string-value="\textbf{B$\flat^7$}">
            <text:p>\textbf{B$\flat^7$}</text:p>
          </table:table-cell>
          <table:table-cell office:value-type="string">
            <text:p>&amp;</text:p>
          </table:table-cell>
          <table:table-cell table:formula="of:=IF(ISTEXT([AnalysisLatex.J29]);[AnalysisLatex.J29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L29];[AnalysisLatex.K29];CONCATENATE(&quot;\textbf{&quot;;[AnalysisLatex.K29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O29]);[AnalysisLatex.O29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Q29];[AnalysisLatex.P29];CONCATENATE(&quot;\textbf{&quot;;[AnalysisLatex.P29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[AnalysisLatex.N29]" office:value-type="string" office:string-value="Fm$^7$">
            <text:p>Fm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30];&quot;(bar &quot;;&quot;&quot;); &quot;)&quot;; &quot;&quot;)" office:value-type="string" office:string-value="29">
            <text:p>29</text:p>
          </table:table-cell>
          <table:table-cell office:value-type="string">
            <text:p>&amp;</text:p>
          </table:table-cell>
          <table:table-cell table:formula="of:=IF(ISTEXT([AnalysisLatex.A30]);[AnalysisLatex.A30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C30];[AnalysisLatex.B30];CONCATENATE(&quot;\textbf{&quot;;[AnalysisLatex.B30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D30]);[AnalysisLatex.D30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F30];[AnalysisLatex.E30];CONCATENATE(&quot;\textbf{&quot;;[AnalysisLatex.E30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G30]);[AnalysisLatex.G30]; &quot;&quot;)">
            <text:p/>
          </table:table-cell>
          <table:table-cell office:value-type="string">
            <text:p>&amp;</text:p>
          </table:table-cell>
          <table:table-cell table:formula="of:=IF([AnalysisLatex.I30];[AnalysisLatex.H30];CONCATENATE(&quot;\textbf{&quot;;[AnalysisLatex.H30]; &quot;}&quot;))" office:value-type="string" office:string-value="B$\flat^7$">
            <text:p>B$\flat^7$</text:p>
          </table:table-cell>
          <table:table-cell office:value-type="string">
            <text:p>&amp;</text:p>
          </table:table-cell>
          <table:table-cell table:formula="of:=IF(ISTEXT([AnalysisLatex.J30]);[AnalysisLatex.J30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L30];[AnalysisLatex.K30];CONCATENATE(&quot;\textbf{&quot;;[AnalysisLatex.K30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O30]);[AnalysisLatex.O30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Q30];[AnalysisLatex.P30];CONCATENATE(&quot;\textbf{&quot;;[AnalysisLatex.P30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[AnalysisLatex.N30]" office:value-type="string" office:string-value="B$\flat^7$">
            <text:p>B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31];&quot;(bar &quot;;&quot;&quot;); &quot;)&quot;; &quot;&quot;)" office:value-type="string" office:string-value="30">
            <text:p>30</text:p>
          </table:table-cell>
          <table:table-cell office:value-type="string">
            <text:p>&amp;</text:p>
          </table:table-cell>
          <table:table-cell table:formula="of:=IF(ISTEXT([AnalysisLatex.A31]);[AnalysisLatex.A31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C31];[AnalysisLatex.B31];CONCATENATE(&quot;\textbf{&quot;;[AnalysisLatex.B3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31]);[AnalysisLatex.D31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F31];[AnalysisLatex.E31];CONCATENATE(&quot;\textbf{&quot;;[AnalysisLatex.E3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31]);[AnalysisLatex.G31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I31];[AnalysisLatex.H31];CONCATENATE(&quot;\textbf{&quot;;[AnalysisLatex.H3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J31]);[AnalysisLatex.J31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L31];[AnalysisLatex.K31];CONCATENATE(&quot;\textbf{&quot;;[AnalysisLatex.K3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31]);[AnalysisLatex.O31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Q31];[AnalysisLatex.P31];CONCATENATE(&quot;\textbf{&quot;;[AnalysisLatex.P3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31]" office:value-type="string" office:string-value="E$\flat$M$^7$">
            <text:p>E$\flat$M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32];&quot;(bar &quot;;&quot;&quot;); &quot;)&quot;; &quot;&quot;)" office:value-type="string" office:string-value="31">
            <text:p>31</text:p>
          </table:table-cell>
          <table:table-cell office:value-type="string">
            <text:p>&amp;</text:p>
          </table:table-cell>
          <table:table-cell table:formula="of:=IF(ISTEXT([AnalysisLatex.A32]);[AnalysisLatex.A32]; &quot;&quot;)" office:value-type="string" office:string-value="F minor: V">
            <text:p>F minor: V</text:p>
          </table:table-cell>
          <table:table-cell office:value-type="string">
            <text:p>&amp;</text:p>
          </table:table-cell>
          <table:table-cell table:formula="of:=IF([AnalysisLatex.C32];[AnalysisLatex.B32];CONCATENATE(&quot;\textbf{&quot;;[AnalysisLatex.B32]; &quot;}&quot;))" office:value-type="string" office:string-value="C">
            <text:p>C</text:p>
          </table:table-cell>
          <table:table-cell office:value-type="string">
            <text:p>&amp;</text:p>
          </table:table-cell>
          <table:table-cell table:formula="of:=IF(ISTEXT([AnalysisLatex.D32]);[AnalysisLatex.D32]; &quot;&quot;)" office:value-type="string" office:string-value="F major: III">
            <text:p>F major: III</text:p>
          </table:table-cell>
          <table:table-cell office:value-type="string">
            <text:p>&amp;</text:p>
          </table:table-cell>
          <table:table-cell table:formula="of:=IF([AnalysisLatex.F32];[AnalysisLatex.E32];CONCATENATE(&quot;\textbf{&quot;;[AnalysisLatex.E32]; &quot;}&quot;))" office:value-type="string" office:string-value="Am">
            <text:p>Am</text:p>
          </table:table-cell>
          <table:table-cell office:value-type="string">
            <text:p>&amp;</text:p>
          </table:table-cell>
          <table:table-cell table:formula="of:=IF(ISTEXT([AnalysisLatex.G32]);[AnalysisLatex.G32]; &quot;&quot;)" office:value-type="string" office:string-value="D minor: V$^7$">
            <text:p>D minor: V$^7$</text:p>
          </table:table-cell>
          <table:table-cell office:value-type="string">
            <text:p>&amp;</text:p>
          </table:table-cell>
          <table:table-cell table:formula="of:=IF([AnalysisLatex.I32];[AnalysisLatex.H32];CONCATENATE(&quot;\textbf{&quot;;[AnalysisLatex.H32]; &quot;}&quot;))" office:value-type="string" office:string-value="A$^7$">
            <text:p>A$^7$</text:p>
          </table:table-cell>
          <table:table-cell office:value-type="string">
            <text:p>&amp;</text:p>
          </table:table-cell>
          <table:table-cell table:formula="of:=IF(ISTEXT([AnalysisLatex.J32]);[AnalysisLatex.J32]; &quot;&quot;)" office:value-type="string" office:string-value="F major: III">
            <text:p>F major: III</text:p>
          </table:table-cell>
          <table:table-cell office:value-type="string">
            <text:p>&amp;</text:p>
          </table:table-cell>
          <table:table-cell table:formula="of:=IF([AnalysisLatex.L32];[AnalysisLatex.K32];CONCATENATE(&quot;\textbf{&quot;;[AnalysisLatex.K32]; &quot;}&quot;))" office:value-type="string" office:string-value="Am">
            <text:p>Am</text:p>
          </table:table-cell>
          <table:table-cell office:value-type="string">
            <text:p>&amp;</text:p>
          </table:table-cell>
          <table:table-cell table:formula="of:=IF(ISTEXT([AnalysisLatex.O32]);[AnalysisLatex.O32]; &quot;&quot;)" office:value-type="string" office:string-value="G major: II">
            <text:p>G major: II</text:p>
          </table:table-cell>
          <table:table-cell office:value-type="string">
            <text:p>&amp;</text:p>
          </table:table-cell>
          <table:table-cell table:formula="of:=IF([AnalysisLatex.Q32];[AnalysisLatex.P32];CONCATENATE(&quot;\textbf{&quot;;[AnalysisLatex.P32]; &quot;}&quot;))" office:value-type="string" office:string-value="Am">
            <text:p>Am</text:p>
          </table:table-cell>
          <table:table-cell office:value-type="string">
            <text:p>&amp;</text:p>
          </table:table-cell>
          <table:table-cell table:formula="of:=[AnalysisLatex.N32]" office:value-type="string" office:string-value="Am$^7$ ($\flat$11)">
            <text:p>Am$^7$ ($\flat$11)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33];&quot;(bar &quot;;&quot;&quot;); &quot;)&quot;; &quot;&quot;)" office:value-type="string" office:string-value="32">
            <text:p>32</text:p>
          </table:table-cell>
          <table:table-cell office:value-type="string">
            <text:p>&amp;</text:p>
          </table:table-cell>
          <table:table-cell table:formula="of:=IF(ISTEXT([AnalysisLatex.A33]);[AnalysisLatex.A33]; &quot;&quot;)" office:value-type="string" office:string-value="C minor: IV">
            <text:p>C minor: IV</text:p>
          </table:table-cell>
          <table:table-cell office:value-type="string">
            <text:p>&amp;</text:p>
          </table:table-cell>
          <table:table-cell table:formula="of:=IF([AnalysisLatex.C33];[AnalysisLatex.B33];CONCATENATE(&quot;\textbf{&quot;;[AnalysisLatex.B33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D33]);[AnalysisLatex.D33]; &quot;&quot;)" office:value-type="string" office:string-value="C minor: VI">
            <text:p>C minor: VI</text:p>
          </table:table-cell>
          <table:table-cell office:value-type="string">
            <text:p>&amp;</text:p>
          </table:table-cell>
          <table:table-cell table:formula="of:=IF([AnalysisLatex.F33];[AnalysisLatex.E33];CONCATENATE(&quot;\textbf{&quot;;[AnalysisLatex.E33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IF(ISTEXT([AnalysisLatex.G33]);[AnalysisLatex.G33]; &quot;&quot;)" office:value-type="string" office:string-value="D$\flat$ major: V$^7$">
            <text:p>D$\flat$ major: V$^7$</text:p>
          </table:table-cell>
          <table:table-cell office:value-type="string">
            <text:p>&amp;</text:p>
          </table:table-cell>
          <table:table-cell table:formula="of:=IF([AnalysisLatex.I33];[AnalysisLatex.H33];CONCATENATE(&quot;\textbf{&quot;;[AnalysisLatex.H33]; &quot;}&quot;))" office:value-type="string" office:string-value="A$\flat^7$">
            <text:p>A$\flat^7$</text:p>
          </table:table-cell>
          <table:table-cell office:value-type="string">
            <text:p>&amp;</text:p>
          </table:table-cell>
          <table:table-cell table:formula="of:=IF(ISTEXT([AnalysisLatex.J33]);[AnalysisLatex.J33]; &quot;&quot;)" office:value-type="string" office:string-value="C minor: VI">
            <text:p>C minor: VI</text:p>
          </table:table-cell>
          <table:table-cell office:value-type="string">
            <text:p>&amp;</text:p>
          </table:table-cell>
          <table:table-cell table:formula="of:=IF([AnalysisLatex.L33];[AnalysisLatex.K33];CONCATENATE(&quot;\textbf{&quot;;[AnalysisLatex.K33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IF(ISTEXT([AnalysisLatex.O33]);[AnalysisLatex.O33]; &quot;&quot;)" office:value-type="string" office:string-value="C minor: VI">
            <text:p>C minor: VI</text:p>
          </table:table-cell>
          <table:table-cell office:value-type="string">
            <text:p>&amp;</text:p>
          </table:table-cell>
          <table:table-cell table:formula="of:=IF([AnalysisLatex.Q33];[AnalysisLatex.P33];CONCATENATE(&quot;\textbf{&quot;;[AnalysisLatex.P33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[AnalysisLatex.N33]" office:value-type="string" office:string-value="A$\flat$6">
            <text:p>A$\flat$6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34];&quot;(bar &quot;;&quot;&quot;); &quot;)&quot;; &quot;&quot;)" office:value-type="string" office:string-value="33">
            <text:p>33</text:p>
          </table:table-cell>
          <table:table-cell office:value-type="string">
            <text:p>&amp;</text:p>
          </table:table-cell>
          <table:table-cell table:formula="of:=IF(ISTEXT([AnalysisLatex.A34]);[AnalysisLatex.A34]; &quot;&quot;)">
            <text:p/>
          </table:table-cell>
          <table:table-cell office:value-type="string">
            <text:p>&amp;</text:p>
          </table:table-cell>
          <table:table-cell table:formula="of:=IF([AnalysisLatex.C34];[AnalysisLatex.B34];CONCATENATE(&quot;\textbf{&quot;;[AnalysisLatex.B34]; &quot;}&quot;))" office:value-type="string" office:string-value="\textbf{Fm}">
            <text:p>\textbf{Fm}</text:p>
          </table:table-cell>
          <table:table-cell office:value-type="string">
            <text:p>&amp;</text:p>
          </table:table-cell>
          <table:table-cell table:formula="of:=IF(ISTEXT([AnalysisLatex.D34]);[AnalysisLatex.D34]; &quot;&quot;)">
            <text:p/>
          </table:table-cell>
          <table:table-cell office:value-type="string">
            <text:p>&amp;</text:p>
          </table:table-cell>
          <table:table-cell table:formula="of:=IF([AnalysisLatex.F34];[AnalysisLatex.E34];CONCATENATE(&quot;\textbf{&quot;;[AnalysisLatex.E34]; &quot;}&quot;))" office:value-type="string" office:string-value="\textbf{A$\flat$}">
            <text:p>\textbf{A$\flat$}</text:p>
          </table:table-cell>
          <table:table-cell office:value-type="string">
            <text:p>&amp;</text:p>
          </table:table-cell>
          <table:table-cell table:formula="of:=IF(ISTEXT([AnalysisLatex.G34]);[AnalysisLatex.G34]; &quot;&quot;)" office:value-type="string" office:string-value="G$\flat$ major: V$^7$">
            <text:p>G$\flat$ major: V$^7$</text:p>
          </table:table-cell>
          <table:table-cell office:value-type="string">
            <text:p>&amp;</text:p>
          </table:table-cell>
          <table:table-cell table:formula="of:=IF([AnalysisLatex.I34];[AnalysisLatex.H34];CONCATENATE(&quot;\textbf{&quot;;[AnalysisLatex.H34]; &quot;}&quot;))" office:value-type="string" office:string-value="\textbf{D$\flat^7$}">
            <text:p>\textbf{D$\flat^7$}</text:p>
          </table:table-cell>
          <table:table-cell office:value-type="string">
            <text:p>&amp;</text:p>
          </table:table-cell>
          <table:table-cell table:formula="of:=IF(ISTEXT([AnalysisLatex.J34]);[AnalysisLatex.J34]; &quot;&quot;)">
            <text:p/>
          </table:table-cell>
          <table:table-cell office:value-type="string">
            <text:p>&amp;</text:p>
          </table:table-cell>
          <table:table-cell table:formula="of:=IF([AnalysisLatex.L34];[AnalysisLatex.K34];CONCATENATE(&quot;\textbf{&quot;;[AnalysisLatex.K34]; &quot;}&quot;))" office:value-type="string" office:string-value="\textbf{A$\flat$}">
            <text:p>\textbf{A$\flat$}</text:p>
          </table:table-cell>
          <table:table-cell office:value-type="string">
            <text:p>&amp;</text:p>
          </table:table-cell>
          <table:table-cell table:formula="of:=IF(ISTEXT([AnalysisLatex.O34]);[AnalysisLatex.O34]; &quot;&quot;)" office:value-type="string" office:string-value="G$\flat$ major: II">
            <text:p>G$\flat$ major: II</text:p>
          </table:table-cell>
          <table:table-cell office:value-type="string">
            <text:p>&amp;</text:p>
          </table:table-cell>
          <table:table-cell table:formula="of:=IF([AnalysisLatex.Q34];[AnalysisLatex.P34];CONCATENATE(&quot;\textbf{&quot;;[AnalysisLatex.P34]; &quot;}&quot;))" office:value-type="string" office:string-value="A$\flat$m">
            <text:p>A$\flat$m</text:p>
          </table:table-cell>
          <table:table-cell office:value-type="string">
            <text:p>&amp;</text:p>
          </table:table-cell>
          <table:table-cell table:formula="of:=[AnalysisLatex.N34]" office:value-type="string" office:string-value="A$\flat$m6">
            <text:p>A$\flat$m6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35];&quot;(bar &quot;;&quot;&quot;); &quot;)&quot;; &quot;&quot;)" office:value-type="string" office:string-value="34">
            <text:p>34</text:p>
          </table:table-cell>
          <table:table-cell office:value-type="string">
            <text:p>&amp;</text:p>
          </table:table-cell>
          <table:table-cell table:formula="of:=IF(ISTEXT([AnalysisLatex.A35]);[AnalysisLatex.A35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C35];[AnalysisLatex.B35];CONCATENATE(&quot;\textbf{&quot;;[AnalysisLatex.B35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35]);[AnalysisLatex.D35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F35];[AnalysisLatex.E35];CONCATENATE(&quot;\textbf{&quot;;[AnalysisLatex.E35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35]);[AnalysisLatex.G35]; &quot;&quot;)" office:value-type="string" office:string-value="A$\flat$ major: V$^7$">
            <text:p>A$\flat$ major: V$^7$</text:p>
          </table:table-cell>
          <table:table-cell office:value-type="string">
            <text:p>&amp;</text:p>
          </table:table-cell>
          <table:table-cell table:formula="of:=IF([AnalysisLatex.I35];[AnalysisLatex.H35];CONCATENATE(&quot;\textbf{&quot;;[AnalysisLatex.H35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35]);[AnalysisLatex.J35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L35];[AnalysisLatex.K35];CONCATENATE(&quot;\textbf{&quot;;[AnalysisLatex.K35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35]);[AnalysisLatex.O35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Q35];[AnalysisLatex.P35];CONCATENATE(&quot;\textbf{&quot;;[AnalysisLatex.P35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35]" office:value-type="string" office:string-value="E$\flat$">
            <text:p>E$\flat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36];&quot;(bar &quot;;&quot;&quot;); &quot;)&quot;; &quot;&quot;)" office:value-type="string" office:string-value="35">
            <text:p>35</text:p>
          </table:table-cell>
          <table:table-cell office:value-type="string">
            <text:p>&amp;</text:p>
          </table:table-cell>
          <table:table-cell table:formula="of:=IF(ISTEXT([AnalysisLatex.A36]);[AnalysisLatex.A36]; &quot;&quot;)" office:value-type="string" office:string-value="G minor: IV">
            <text:p>G minor: IV</text:p>
          </table:table-cell>
          <table:table-cell office:value-type="string">
            <text:p>&amp;</text:p>
          </table:table-cell>
          <table:table-cell table:formula="of:=IF([AnalysisLatex.C36];[AnalysisLatex.B36];CONCATENATE(&quot;\textbf{&quot;;[AnalysisLatex.B36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IF(ISTEXT([AnalysisLatex.D36]);[AnalysisLatex.D36]; &quot;&quot;)" office:value-type="string" office:string-value="G minor: IV">
            <text:p>G minor: IV</text:p>
          </table:table-cell>
          <table:table-cell office:value-type="string">
            <text:p>&amp;</text:p>
          </table:table-cell>
          <table:table-cell table:formula="of:=IF([AnalysisLatex.F36];[AnalysisLatex.E36];CONCATENATE(&quot;\textbf{&quot;;[AnalysisLatex.E36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IF(ISTEXT([AnalysisLatex.G36]);[AnalysisLatex.G36]; &quot;&quot;)" office:value-type="string" office:string-value="G minor: IV">
            <text:p>G minor: IV</text:p>
          </table:table-cell>
          <table:table-cell office:value-type="string">
            <text:p>&amp;</text:p>
          </table:table-cell>
          <table:table-cell table:formula="of:=IF([AnalysisLatex.I36];[AnalysisLatex.H36];CONCATENATE(&quot;\textbf{&quot;;[AnalysisLatex.H36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IF(ISTEXT([AnalysisLatex.J36]);[AnalysisLatex.J36]; &quot;&quot;)" office:value-type="string" office:string-value="G minor: IV">
            <text:p>G minor: IV</text:p>
          </table:table-cell>
          <table:table-cell office:value-type="string">
            <text:p>&amp;</text:p>
          </table:table-cell>
          <table:table-cell table:formula="of:=IF([AnalysisLatex.L36];[AnalysisLatex.K36];CONCATENATE(&quot;\textbf{&quot;;[AnalysisLatex.K36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IF(ISTEXT([AnalysisLatex.O36]);[AnalysisLatex.O36]; &quot;&quot;)" office:value-type="string" office:string-value="B$\flat$ major: II">
            <text:p>B$\flat$ major: II</text:p>
          </table:table-cell>
          <table:table-cell office:value-type="string">
            <text:p>&amp;</text:p>
          </table:table-cell>
          <table:table-cell table:formula="of:=IF([AnalysisLatex.Q36];[AnalysisLatex.P36];CONCATENATE(&quot;\textbf{&quot;;[AnalysisLatex.P36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[AnalysisLatex.N36]" office:value-type="string" office:string-value="Cm$^7$">
            <text:p>Cm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37];&quot;(bar &quot;;&quot;&quot;); &quot;)&quot;; &quot;&quot;)" office:value-type="string" office:string-value="36">
            <text:p>36</text:p>
          </table:table-cell>
          <table:table-cell office:value-type="string">
            <text:p>&amp;</text:p>
          </table:table-cell>
          <table:table-cell table:formula="of:=IF(ISTEXT([AnalysisLatex.A37]);[AnalysisLatex.A37]; &quot;&quot;)" office:value-type="string" office:string-value="G$\flat$ major: IV">
            <text:p>G$\flat$ major: IV</text:p>
          </table:table-cell>
          <table:table-cell office:value-type="string">
            <text:p>&amp;</text:p>
          </table:table-cell>
          <table:table-cell table:formula="of:=IF([AnalysisLatex.C37];[AnalysisLatex.B37];CONCATENATE(&quot;\textbf{&quot;;[AnalysisLatex.B37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IF(ISTEXT([AnalysisLatex.D37]);[AnalysisLatex.D37]; &quot;&quot;)" office:value-type="string" office:string-value="E major: V">
            <text:p>E major: V</text:p>
          </table:table-cell>
          <table:table-cell office:value-type="string">
            <text:p>&amp;</text:p>
          </table:table-cell>
          <table:table-cell table:formula="of:=IF([AnalysisLatex.F37];[AnalysisLatex.E37];CONCATENATE(&quot;\textbf{&quot;;[AnalysisLatex.E37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IF(ISTEXT([AnalysisLatex.G37]);[AnalysisLatex.G37]; &quot;&quot;)" office:value-type="string" office:string-value="E major: V$^7$">
            <text:p>E major: V$^7$</text:p>
          </table:table-cell>
          <table:table-cell office:value-type="string">
            <text:p>&amp;</text:p>
          </table:table-cell>
          <table:table-cell table:formula="of:=IF([AnalysisLatex.I37];[AnalysisLatex.H37];CONCATENATE(&quot;\textbf{&quot;;[AnalysisLatex.H37]; &quot;}&quot;))" office:value-type="string" office:string-value="B$^7$">
            <text:p>B$^7$</text:p>
          </table:table-cell>
          <table:table-cell office:value-type="string">
            <text:p>&amp;</text:p>
          </table:table-cell>
          <table:table-cell table:formula="of:=IF(ISTEXT([AnalysisLatex.J37]);[AnalysisLatex.J37]; &quot;&quot;)" office:value-type="string" office:string-value="E major: V">
            <text:p>E major: V</text:p>
          </table:table-cell>
          <table:table-cell office:value-type="string">
            <text:p>&amp;</text:p>
          </table:table-cell>
          <table:table-cell table:formula="of:=IF([AnalysisLatex.L37];[AnalysisLatex.K37];CONCATENATE(&quot;\textbf{&quot;;[AnalysisLatex.K37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IF(ISTEXT([AnalysisLatex.O37]);[AnalysisLatex.O37]; &quot;&quot;)" office:value-type="string" office:string-value="E minor: V">
            <text:p>E minor: V</text:p>
          </table:table-cell>
          <table:table-cell office:value-type="string">
            <text:p>&amp;</text:p>
          </table:table-cell>
          <table:table-cell table:formula="of:=IF([AnalysisLatex.Q37];[AnalysisLatex.P37];CONCATENATE(&quot;\textbf{&quot;;[AnalysisLatex.P37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[AnalysisLatex.N37]" office:value-type="string" office:string-value="B$^7$">
            <text:p>B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38];&quot;(bar &quot;;&quot;&quot;); &quot;)&quot;; &quot;&quot;)" office:value-type="string" office:string-value="37">
            <text:p>37</text:p>
          </table:table-cell>
          <table:table-cell office:value-type="string">
            <text:p>&amp;</text:p>
          </table:table-cell>
          <table:table-cell table:formula="of:=IF(ISTEXT([AnalysisLatex.A38]);[AnalysisLatex.A38]; &quot;&quot;)" office:value-type="string" office:string-value="E$\flat$ minor: V">
            <text:p>E$\flat$ minor: V</text:p>
          </table:table-cell>
          <table:table-cell office:value-type="string">
            <text:p>&amp;</text:p>
          </table:table-cell>
          <table:table-cell table:formula="of:=IF([AnalysisLatex.C38];[AnalysisLatex.B38];CONCATENATE(&quot;\textbf{&quot;;[AnalysisLatex.B38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D38]);[AnalysisLatex.D38]; &quot;&quot;)" office:value-type="string" office:string-value="E$\flat$ minor: V">
            <text:p>E$\flat$ minor: V</text:p>
          </table:table-cell>
          <table:table-cell office:value-type="string">
            <text:p>&amp;</text:p>
          </table:table-cell>
          <table:table-cell table:formula="of:=IF([AnalysisLatex.F38];[AnalysisLatex.E38];CONCATENATE(&quot;\textbf{&quot;;[AnalysisLatex.E38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G38]);[AnalysisLatex.G38]; &quot;&quot;)" office:value-type="string" office:string-value="E$\flat$ minor: V$^7$">
            <text:p>E$\flat$ minor: V$^7$</text:p>
          </table:table-cell>
          <table:table-cell office:value-type="string">
            <text:p>&amp;</text:p>
          </table:table-cell>
          <table:table-cell table:formula="of:=IF([AnalysisLatex.I38];[AnalysisLatex.H38];CONCATENATE(&quot;\textbf{&quot;;[AnalysisLatex.H38]; &quot;}&quot;))" office:value-type="string" office:string-value="B$\flat^7$">
            <text:p>B$\flat^7$</text:p>
          </table:table-cell>
          <table:table-cell office:value-type="string">
            <text:p>&amp;</text:p>
          </table:table-cell>
          <table:table-cell table:formula="of:=IF(ISTEXT([AnalysisLatex.J38]);[AnalysisLatex.J38]; &quot;&quot;)" office:value-type="string" office:string-value="E$\flat$ minor: VII">
            <text:p>E$\flat$ minor: VII</text:p>
          </table:table-cell>
          <table:table-cell office:value-type="string">
            <text:p>&amp;</text:p>
          </table:table-cell>
          <table:table-cell table:formula="of:=IF([AnalysisLatex.L38];[AnalysisLatex.K38];CONCATENATE(&quot;\textbf{&quot;;[AnalysisLatex.K38]; &quot;}&quot;))" office:value-type="string" office:string-value="Ddim">
            <text:p>Ddim</text:p>
          </table:table-cell>
          <table:table-cell office:value-type="string">
            <text:p>&amp;</text:p>
          </table:table-cell>
          <table:table-cell table:formula="of:=IF(ISTEXT([AnalysisLatex.O38]);[AnalysisLatex.O38]; &quot;&quot;)" office:value-type="string" office:string-value="E$\flat$ minor: VII">
            <text:p>E$\flat$ minor: VII</text:p>
          </table:table-cell>
          <table:table-cell office:value-type="string">
            <text:p>&amp;</text:p>
          </table:table-cell>
          <table:table-cell table:formula="of:=IF([AnalysisLatex.Q38];[AnalysisLatex.P38];CONCATENATE(&quot;\textbf{&quot;;[AnalysisLatex.P38]; &quot;}&quot;))" office:value-type="string" office:string-value="Ddim">
            <text:p>Ddim</text:p>
          </table:table-cell>
          <table:table-cell office:value-type="string">
            <text:p>&amp;</text:p>
          </table:table-cell>
          <table:table-cell table:formula="of:=[AnalysisLatex.N38]" office:value-type="string" office:string-value="B$^7$, B$\flat^7$">
            <text:p>B$^7$, B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39];&quot;(bar &quot;;&quot;&quot;); &quot;)&quot;; &quot;&quot;)" office:value-type="string" office:string-value="38">
            <text:p>38</text:p>
          </table:table-cell>
          <table:table-cell office:value-type="string">
            <text:p>&amp;</text:p>
          </table:table-cell>
          <table:table-cell table:formula="of:=IF(ISTEXT([AnalysisLatex.A39]);[AnalysisLatex.A39]; &quot;&quot;)" office:value-type="string" office:string-value="A$\flat$ minor: V">
            <text:p>A$\flat$ minor: V</text:p>
          </table:table-cell>
          <table:table-cell office:value-type="string">
            <text:p>&amp;</text:p>
          </table:table-cell>
          <table:table-cell table:formula="of:=IF([AnalysisLatex.C39];[AnalysisLatex.B39];CONCATENATE(&quot;\textbf{&quot;;[AnalysisLatex.B39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39]);[AnalysisLatex.D39]; &quot;&quot;)" office:value-type="string" office:string-value="A$\flat$ minor: V">
            <text:p>A$\flat$ minor: V</text:p>
          </table:table-cell>
          <table:table-cell office:value-type="string">
            <text:p>&amp;</text:p>
          </table:table-cell>
          <table:table-cell table:formula="of:=IF([AnalysisLatex.F39];[AnalysisLatex.E39];CONCATENATE(&quot;\textbf{&quot;;[AnalysisLatex.E39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39]);[AnalysisLatex.G39]; &quot;&quot;)" office:value-type="string" office:string-value="A$\flat$ major: V$^7$">
            <text:p>A$\flat$ major: V$^7$</text:p>
          </table:table-cell>
          <table:table-cell office:value-type="string">
            <text:p>&amp;</text:p>
          </table:table-cell>
          <table:table-cell table:formula="of:=IF([AnalysisLatex.I39];[AnalysisLatex.H39];CONCATENATE(&quot;\textbf{&quot;;[AnalysisLatex.H39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39]);[AnalysisLatex.J39]; &quot;&quot;)" office:value-type="string" office:string-value="A$\flat$ minor: V">
            <text:p>A$\flat$ minor: V</text:p>
          </table:table-cell>
          <table:table-cell office:value-type="string">
            <text:p>&amp;</text:p>
          </table:table-cell>
          <table:table-cell table:formula="of:=IF([AnalysisLatex.L39];[AnalysisLatex.K39];CONCATENATE(&quot;\textbf{&quot;;[AnalysisLatex.K39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39]);[AnalysisLatex.O39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Q39];[AnalysisLatex.P39];CONCATENATE(&quot;\textbf{&quot;;[AnalysisLatex.P39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39]" office:value-type="string" office:string-value="E$\flat$">
            <text:p>E$\flat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40];&quot;(bar &quot;;&quot;&quot;); &quot;)&quot;; &quot;&quot;)" office:value-type="string" office:string-value="39">
            <text:p>39</text:p>
          </table:table-cell>
          <table:table-cell office:value-type="string">
            <text:p>&amp;</text:p>
          </table:table-cell>
          <table:table-cell table:formula="of:=IF(ISTEXT([AnalysisLatex.A40]);[AnalysisLatex.A40]; &quot;&quot;)" office:value-type="string" office:string-value="A$\flat$ minor: I">
            <text:p>A$\flat$ minor: I</text:p>
          </table:table-cell>
          <table:table-cell office:value-type="string">
            <text:p>&amp;</text:p>
          </table:table-cell>
          <table:table-cell table:formula="of:=IF([AnalysisLatex.C40];[AnalysisLatex.B40];CONCATENATE(&quot;\textbf{&quot;;[AnalysisLatex.B40]; &quot;}&quot;))" office:value-type="string" office:string-value="\textbf{A$\flat$m}">
            <text:p>\textbf{A$\flat$m}</text:p>
          </table:table-cell>
          <table:table-cell office:value-type="string">
            <text:p>&amp;</text:p>
          </table:table-cell>
          <table:table-cell table:formula="of:=IF(ISTEXT([AnalysisLatex.D40]);[AnalysisLatex.D40]; &quot;&quot;)" office:value-type="string" office:string-value="A$\flat$ minor: I">
            <text:p>A$\flat$ minor: I</text:p>
          </table:table-cell>
          <table:table-cell office:value-type="string">
            <text:p>&amp;</text:p>
          </table:table-cell>
          <table:table-cell table:formula="of:=IF([AnalysisLatex.F40];[AnalysisLatex.E40];CONCATENATE(&quot;\textbf{&quot;;[AnalysisLatex.E40]; &quot;}&quot;))" office:value-type="string" office:string-value="\textbf{A$\flat$m}">
            <text:p>\textbf{A$\flat$m}</text:p>
          </table:table-cell>
          <table:table-cell office:value-type="string">
            <text:p>&amp;</text:p>
          </table:table-cell>
          <table:table-cell table:formula="of:=IF(ISTEXT([AnalysisLatex.G40]);[AnalysisLatex.G40]; &quot;&quot;)">
            <text:p/>
          </table:table-cell>
          <table:table-cell office:value-type="string">
            <text:p>&amp;</text:p>
          </table:table-cell>
          <table:table-cell table:formula="of:=IF([AnalysisLatex.I40];[AnalysisLatex.H40];CONCATENATE(&quot;\textbf{&quot;;[AnalysisLatex.H40]; &quot;}&quot;))" office:value-type="string" office:string-value="\textbf{E$\flat^7$}">
            <text:p>\textbf{E$\flat^7$}</text:p>
          </table:table-cell>
          <table:table-cell office:value-type="string">
            <text:p>&amp;</text:p>
          </table:table-cell>
          <table:table-cell table:formula="of:=IF(ISTEXT([AnalysisLatex.J40]);[AnalysisLatex.J40]; &quot;&quot;)" office:value-type="string" office:string-value="A$\flat$ minor: I">
            <text:p>A$\flat$ minor: I</text:p>
          </table:table-cell>
          <table:table-cell office:value-type="string">
            <text:p>&amp;</text:p>
          </table:table-cell>
          <table:table-cell table:formula="of:=IF([AnalysisLatex.L40];[AnalysisLatex.K40];CONCATENATE(&quot;\textbf{&quot;;[AnalysisLatex.K40]; &quot;}&quot;))" office:value-type="string" office:string-value="\textbf{A$\flat$m}">
            <text:p>\textbf{A$\flat$m}</text:p>
          </table:table-cell>
          <table:table-cell office:value-type="string">
            <text:p>&amp;</text:p>
          </table:table-cell>
          <table:table-cell table:formula="of:=IF(ISTEXT([AnalysisLatex.O40]);[AnalysisLatex.O40]; &quot;&quot;)" office:value-type="string" office:string-value="C minor: III">
            <text:p>C minor: III</text:p>
          </table:table-cell>
          <table:table-cell office:value-type="string">
            <text:p>&amp;</text:p>
          </table:table-cell>
          <table:table-cell table:formula="of:=IF([AnalysisLatex.Q40];[AnalysisLatex.P40];CONCATENATE(&quot;\textbf{&quot;;[AnalysisLatex.P40]; &quot;}&quot;))" office:value-type="string" office:string-value="\textbf{E$\flat$aug}">
            <text:p>\textbf{E$\flat$aug}</text:p>
          </table:table-cell>
          <table:table-cell office:value-type="string">
            <text:p>&amp;</text:p>
          </table:table-cell>
          <table:table-cell table:formula="of:=[AnalysisLatex.N40]" office:value-type="string" office:string-value="D$\flat^7$ (9)">
            <text:p>D$\flat^7$ (9)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41];&quot;(bar &quot;;&quot;&quot;); &quot;)&quot;; &quot;&quot;)" office:value-type="string" office:string-value="40">
            <text:p>40</text:p>
          </table:table-cell>
          <table:table-cell office:value-type="string">
            <text:p>&amp;</text:p>
          </table:table-cell>
          <table:table-cell table:formula="of:=IF(ISTEXT([AnalysisLatex.A41]);[AnalysisLatex.A41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C41];[AnalysisLatex.B41];CONCATENATE(&quot;\textbf{&quot;;[AnalysisLatex.B4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41]);[AnalysisLatex.D41]; &quot;&quot;)" office:value-type="string" office:string-value="E$\flat$ major: III">
            <text:p>E$\flat$ major: III</text:p>
          </table:table-cell>
          <table:table-cell office:value-type="string">
            <text:p>&amp;</text:p>
          </table:table-cell>
          <table:table-cell table:formula="of:=IF([AnalysisLatex.F41];[AnalysisLatex.E41];CONCATENATE(&quot;\textbf{&quot;;[AnalysisLatex.E41]; &quot;}&quot;))" office:value-type="string" office:string-value="Gm">
            <text:p>Gm</text:p>
          </table:table-cell>
          <table:table-cell office:value-type="string">
            <text:p>&amp;</text:p>
          </table:table-cell>
          <table:table-cell table:formula="of:=IF(ISTEXT([AnalysisLatex.G41]);[AnalysisLatex.G41]; &quot;&quot;)">
            <text:p/>
          </table:table-cell>
          <table:table-cell office:value-type="string">
            <text:p>&amp;</text:p>
          </table:table-cell>
          <table:table-cell table:formula="of:=IF([AnalysisLatex.I41];[AnalysisLatex.H41];CONCATENATE(&quot;\textbf{&quot;;[AnalysisLatex.H41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41]);[AnalysisLatex.J41]; &quot;&quot;)" office:value-type="string" office:string-value="E$\flat$ major: III">
            <text:p>E$\flat$ major: III</text:p>
          </table:table-cell>
          <table:table-cell office:value-type="string">
            <text:p>&amp;</text:p>
          </table:table-cell>
          <table:table-cell table:formula="of:=IF([AnalysisLatex.L41];[AnalysisLatex.K41];CONCATENATE(&quot;\textbf{&quot;;[AnalysisLatex.K41]; &quot;}&quot;))" office:value-type="string" office:string-value="Gm">
            <text:p>Gm</text:p>
          </table:table-cell>
          <table:table-cell office:value-type="string">
            <text:p>&amp;</text:p>
          </table:table-cell>
          <table:table-cell table:formula="of:=IF(ISTEXT([AnalysisLatex.O41]);[AnalysisLatex.O41]; &quot;&quot;)" office:value-type="string" office:string-value="B$\flat$ major: VI">
            <text:p>B$\flat$ major: VI</text:p>
          </table:table-cell>
          <table:table-cell office:value-type="string">
            <text:p>&amp;</text:p>
          </table:table-cell>
          <table:table-cell table:formula="of:=IF([AnalysisLatex.Q41];[AnalysisLatex.P41];CONCATENATE(&quot;\textbf{&quot;;[AnalysisLatex.P41]; &quot;}&quot;))" office:value-type="string" office:string-value="Gm">
            <text:p>Gm</text:p>
          </table:table-cell>
          <table:table-cell office:value-type="string">
            <text:p>&amp;</text:p>
          </table:table-cell>
          <table:table-cell table:formula="of:=[AnalysisLatex.N41]" office:value-type="string" office:string-value="E$\flat$, Gm">
            <text:p>E$\flat$, Gm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42];&quot;(bar &quot;;&quot;&quot;); &quot;)&quot;; &quot;&quot;)" office:value-type="string" office:string-value="41">
            <text:p>41</text:p>
          </table:table-cell>
          <table:table-cell office:value-type="string">
            <text:p>&amp;</text:p>
          </table:table-cell>
          <table:table-cell table:formula="of:=IF(ISTEXT([AnalysisLatex.A42]);[AnalysisLatex.A42]; &quot;&quot;)" office:value-type="string" office:string-value="A$\flat$ major: V">
            <text:p>A$\flat$ major: V</text:p>
          </table:table-cell>
          <table:table-cell office:value-type="string">
            <text:p>&amp;</text:p>
          </table:table-cell>
          <table:table-cell table:formula="of:=IF([AnalysisLatex.C42];[AnalysisLatex.B42];CONCATENATE(&quot;\textbf{&quot;;[AnalysisLatex.B42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42]);[AnalysisLatex.D42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F42];[AnalysisLatex.E42];CONCATENATE(&quot;\textbf{&quot;;[AnalysisLatex.E42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42]);[AnalysisLatex.G42]; &quot;&quot;)">
            <text:p/>
          </table:table-cell>
          <table:table-cell office:value-type="string">
            <text:p>&amp;</text:p>
          </table:table-cell>
          <table:table-cell table:formula="of:=IF([AnalysisLatex.I42];[AnalysisLatex.H42];CONCATENATE(&quot;\textbf{&quot;;[AnalysisLatex.H42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42]);[AnalysisLatex.J42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L42];[AnalysisLatex.K42];CONCATENATE(&quot;\textbf{&quot;;[AnalysisLatex.K42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42]);[AnalysisLatex.O42]; &quot;&quot;)" office:value-type="string" office:string-value="A$\flat$ major: III">
            <text:p>A$\flat$ major: III</text:p>
          </table:table-cell>
          <table:table-cell office:value-type="string">
            <text:p>&amp;</text:p>
          </table:table-cell>
          <table:table-cell table:formula="of:=IF([AnalysisLatex.Q42];[AnalysisLatex.P42];CONCATENATE(&quot;\textbf{&quot;;[AnalysisLatex.P42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[AnalysisLatex.N42]" office:value-type="string" office:string-value="Cm$^7$, E$\flat$6">
            <text:p>Cm$^7$, E$\flat$6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43];&quot;(bar &quot;;&quot;&quot;); &quot;)&quot;; &quot;&quot;)" office:value-type="string" office:string-value="42">
            <text:p>42</text:p>
          </table:table-cell>
          <table:table-cell office:value-type="string">
            <text:p>&amp;</text:p>
          </table:table-cell>
          <table:table-cell table:formula="of:=IF(ISTEXT([AnalysisLatex.A43]);[AnalysisLatex.A43]; &quot;&quot;)" office:value-type="string" office:string-value="A$\flat$ major: I">
            <text:p>A$\flat$ major: I</text:p>
          </table:table-cell>
          <table:table-cell office:value-type="string">
            <text:p>&amp;</text:p>
          </table:table-cell>
          <table:table-cell table:formula="of:=IF([AnalysisLatex.C43];[AnalysisLatex.B43];CONCATENATE(&quot;\textbf{&quot;;[AnalysisLatex.B43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IF(ISTEXT([AnalysisLatex.D43]);[AnalysisLatex.D43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F43];[AnalysisLatex.E43];CONCATENATE(&quot;\textbf{&quot;;[AnalysisLatex.E43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G43]);[AnalysisLatex.G43]; &quot;&quot;)" office:value-type="string" office:string-value="A$\flat$ major: VI">
            <text:p>A$\flat$ major: VI</text:p>
          </table:table-cell>
          <table:table-cell office:value-type="string">
            <text:p>&amp;</text:p>
          </table:table-cell>
          <table:table-cell table:formula="of:=IF([AnalysisLatex.I43];[AnalysisLatex.H43];CONCATENATE(&quot;\textbf{&quot;;[AnalysisLatex.H43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J43]);[AnalysisLatex.J43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L43];[AnalysisLatex.K43];CONCATENATE(&quot;\textbf{&quot;;[AnalysisLatex.K43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O43]);[AnalysisLatex.O43]; &quot;&quot;)" office:value-type="string" office:string-value="A$\flat$ major: I">
            <text:p>A$\flat$ major: I</text:p>
          </table:table-cell>
          <table:table-cell office:value-type="string">
            <text:p>&amp;</text:p>
          </table:table-cell>
          <table:table-cell table:formula="of:=IF([AnalysisLatex.Q43];[AnalysisLatex.P43];CONCATENATE(&quot;\textbf{&quot;;[AnalysisLatex.P43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[AnalysisLatex.N43]" office:value-type="string" office:string-value="A$\flat$6">
            <text:p>A$\flat$6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44];&quot;(bar &quot;;&quot;&quot;); &quot;)&quot;; &quot;&quot;)" office:value-type="string" office:string-value="43">
            <text:p>43</text:p>
          </table:table-cell>
          <table:table-cell office:value-type="string">
            <text:p>&amp;</text:p>
          </table:table-cell>
          <table:table-cell table:formula="of:=IF(ISTEXT([AnalysisLatex.A44]);[AnalysisLatex.A44]; &quot;&quot;)" office:value-type="string" office:string-value="C minor: IV">
            <text:p>C minor: IV</text:p>
          </table:table-cell>
          <table:table-cell office:value-type="string">
            <text:p>&amp;</text:p>
          </table:table-cell>
          <table:table-cell table:formula="of:=IF([AnalysisLatex.C44];[AnalysisLatex.B44];CONCATENATE(&quot;\textbf{&quot;;[AnalysisLatex.B44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D44]);[AnalysisLatex.D44]; &quot;&quot;)">
            <text:p/>
          </table:table-cell>
          <table:table-cell office:value-type="string">
            <text:p>&amp;</text:p>
          </table:table-cell>
          <table:table-cell table:formula="of:=IF([AnalysisLatex.F44];[AnalysisLatex.E44];CONCATENATE(&quot;\textbf{&quot;;[AnalysisLatex.E44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G44]);[AnalysisLatex.G44]; &quot;&quot;)">
            <text:p/>
          </table:table-cell>
          <table:table-cell office:value-type="string">
            <text:p>&amp;</text:p>
          </table:table-cell>
          <table:table-cell table:formula="of:=IF([AnalysisLatex.I44];[AnalysisLatex.H44];CONCATENATE(&quot;\textbf{&quot;;[AnalysisLatex.H44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J44]);[AnalysisLatex.J44]; &quot;&quot;)">
            <text:p/>
          </table:table-cell>
          <table:table-cell office:value-type="string">
            <text:p>&amp;</text:p>
          </table:table-cell>
          <table:table-cell table:formula="of:=IF([AnalysisLatex.L44];[AnalysisLatex.K44];CONCATENATE(&quot;\textbf{&quot;;[AnalysisLatex.K44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O44]);[AnalysisLatex.O44]; &quot;&quot;)" office:value-type="string" office:string-value="A$\flat$ major: VI">
            <text:p>A$\flat$ major: VI</text:p>
          </table:table-cell>
          <table:table-cell office:value-type="string">
            <text:p>&amp;</text:p>
          </table:table-cell>
          <table:table-cell table:formula="of:=IF([AnalysisLatex.Q44];[AnalysisLatex.P44];CONCATENATE(&quot;\textbf{&quot;;[AnalysisLatex.P44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[AnalysisLatex.N44]" office:value-type="string" office:string-value="A$\flat$6">
            <text:p>A$\flat$6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45];&quot;(bar &quot;;&quot;&quot;); &quot;)&quot;; &quot;&quot;)" office:value-type="string" office:string-value="44">
            <text:p>44</text:p>
          </table:table-cell>
          <table:table-cell office:value-type="string">
            <text:p>&amp;</text:p>
          </table:table-cell>
          <table:table-cell table:formula="of:=IF(ISTEXT([AnalysisLatex.A45]);[AnalysisLatex.A45]; &quot;&quot;)" office:value-type="string" office:string-value="G minor: II">
            <text:p>G minor: II</text:p>
          </table:table-cell>
          <table:table-cell office:value-type="string">
            <text:p>&amp;</text:p>
          </table:table-cell>
          <table:table-cell table:formula="of:=IF([AnalysisLatex.C45];[AnalysisLatex.B45];CONCATENATE(&quot;\textbf{&quot;;[AnalysisLatex.B45]; &quot;}&quot;))" office:value-type="string" office:string-value="Adim">
            <text:p>Adim</text:p>
          </table:table-cell>
          <table:table-cell office:value-type="string">
            <text:p>&amp;</text:p>
          </table:table-cell>
          <table:table-cell table:formula="of:=IF(ISTEXT([AnalysisLatex.D45]);[AnalysisLatex.D45]; &quot;&quot;)" office:value-type="string" office:string-value="G minor: II">
            <text:p>G minor: II</text:p>
          </table:table-cell>
          <table:table-cell office:value-type="string">
            <text:p>&amp;</text:p>
          </table:table-cell>
          <table:table-cell table:formula="of:=IF([AnalysisLatex.F45];[AnalysisLatex.E45];CONCATENATE(&quot;\textbf{&quot;;[AnalysisLatex.E45]; &quot;}&quot;))" office:value-type="string" office:string-value="Adim">
            <text:p>Adim</text:p>
          </table:table-cell>
          <table:table-cell office:value-type="string">
            <text:p>&amp;</text:p>
          </table:table-cell>
          <table:table-cell table:formula="of:=IF(ISTEXT([AnalysisLatex.G45]);[AnalysisLatex.G45]; &quot;&quot;)" office:value-type="string" office:string-value="B$\flat$ minor: V$^7$">
            <text:p>B$\flat$ minor: V$^7$</text:p>
          </table:table-cell>
          <table:table-cell office:value-type="string">
            <text:p>&amp;</text:p>
          </table:table-cell>
          <table:table-cell table:formula="of:=IF([AnalysisLatex.I45];[AnalysisLatex.H45];CONCATENATE(&quot;\textbf{&quot;;[AnalysisLatex.H45]; &quot;}&quot;))" office:value-type="string" office:string-value="F$^7$">
            <text:p>F$^7$</text:p>
          </table:table-cell>
          <table:table-cell office:value-type="string">
            <text:p>&amp;</text:p>
          </table:table-cell>
          <table:table-cell table:formula="of:=IF(ISTEXT([AnalysisLatex.J45]);[AnalysisLatex.J45]; &quot;&quot;)" office:value-type="string" office:string-value="G minor: II">
            <text:p>G minor: II</text:p>
          </table:table-cell>
          <table:table-cell office:value-type="string">
            <text:p>&amp;</text:p>
          </table:table-cell>
          <table:table-cell table:formula="of:=IF([AnalysisLatex.L45];[AnalysisLatex.K45];CONCATENATE(&quot;\textbf{&quot;;[AnalysisLatex.K45]; &quot;}&quot;))" office:value-type="string" office:string-value="Adim">
            <text:p>Adim</text:p>
          </table:table-cell>
          <table:table-cell office:value-type="string">
            <text:p>&amp;</text:p>
          </table:table-cell>
          <table:table-cell table:formula="of:=IF(ISTEXT([AnalysisLatex.O45]);[AnalysisLatex.O45]; &quot;&quot;)" office:value-type="string" office:string-value="B$\flat$ minor: VII">
            <text:p>B$\flat$ minor: VII</text:p>
          </table:table-cell>
          <table:table-cell office:value-type="string">
            <text:p>&amp;</text:p>
          </table:table-cell>
          <table:table-cell table:formula="of:=IF([AnalysisLatex.Q45];[AnalysisLatex.P45];CONCATENATE(&quot;\textbf{&quot;;[AnalysisLatex.P45]; &quot;}&quot;))" office:value-type="string" office:string-value="Adim">
            <text:p>Adim</text:p>
          </table:table-cell>
          <table:table-cell office:value-type="string">
            <text:p>&amp;</text:p>
          </table:table-cell>
          <table:table-cell table:formula="of:=[AnalysisLatex.N45]" office:value-type="string" office:string-value="Adim">
            <text:p>Adim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46];&quot;(bar &quot;;&quot;&quot;); &quot;)&quot;; &quot;&quot;)" office:value-type="string" office:string-value="45">
            <text:p>45</text:p>
          </table:table-cell>
          <table:table-cell office:value-type="string">
            <text:p>&amp;</text:p>
          </table:table-cell>
          <table:table-cell table:formula="of:=IF(ISTEXT([AnalysisLatex.A46]);[AnalysisLatex.A46]; &quot;&quot;)" office:value-type="string" office:string-value="G minor: VII">
            <text:p>G minor: VII</text:p>
          </table:table-cell>
          <table:table-cell office:value-type="string">
            <text:p>&amp;</text:p>
          </table:table-cell>
          <table:table-cell table:formula="of:=IF([AnalysisLatex.C46];[AnalysisLatex.B46];CONCATENATE(&quot;\textbf{&quot;;[AnalysisLatex.B46]; &quot;}&quot;))" office:value-type="string" office:string-value="G$\flat$dim">
            <text:p>G$\flat$dim</text:p>
          </table:table-cell>
          <table:table-cell office:value-type="string">
            <text:p>&amp;</text:p>
          </table:table-cell>
          <table:table-cell table:formula="of:=IF(ISTEXT([AnalysisLatex.D46]);[AnalysisLatex.D46]; &quot;&quot;)">
            <text:p/>
          </table:table-cell>
          <table:table-cell office:value-type="string">
            <text:p>&amp;</text:p>
          </table:table-cell>
          <table:table-cell table:formula="of:=IF([AnalysisLatex.F46];[AnalysisLatex.E46];CONCATENATE(&quot;\textbf{&quot;;[AnalysisLatex.E46]; &quot;}&quot;))" office:value-type="string" office:string-value="Adim">
            <text:p>Adim</text:p>
          </table:table-cell>
          <table:table-cell office:value-type="string">
            <text:p>&amp;</text:p>
          </table:table-cell>
          <table:table-cell table:formula="of:=IF(ISTEXT([AnalysisLatex.G46]);[AnalysisLatex.G46]; &quot;&quot;)">
            <text:p/>
          </table:table-cell>
          <table:table-cell office:value-type="string">
            <text:p>&amp;</text:p>
          </table:table-cell>
          <table:table-cell table:formula="of:=IF([AnalysisLatex.I46];[AnalysisLatex.H46];CONCATENATE(&quot;\textbf{&quot;;[AnalysisLatex.H46]; &quot;}&quot;))" office:value-type="string" office:string-value="F$^7$">
            <text:p>F$^7$</text:p>
          </table:table-cell>
          <table:table-cell office:value-type="string">
            <text:p>&amp;</text:p>
          </table:table-cell>
          <table:table-cell table:formula="of:=IF(ISTEXT([AnalysisLatex.J46]);[AnalysisLatex.J46]; &quot;&quot;)">
            <text:p/>
          </table:table-cell>
          <table:table-cell office:value-type="string">
            <text:p>&amp;</text:p>
          </table:table-cell>
          <table:table-cell table:formula="of:=IF([AnalysisLatex.L46];[AnalysisLatex.K46];CONCATENATE(&quot;\textbf{&quot;;[AnalysisLatex.K46]; &quot;}&quot;))" office:value-type="string" office:string-value="Adim">
            <text:p>Adim</text:p>
          </table:table-cell>
          <table:table-cell office:value-type="string">
            <text:p>&amp;</text:p>
          </table:table-cell>
          <table:table-cell table:formula="of:=IF(ISTEXT([AnalysisLatex.O46]);[AnalysisLatex.O46]; &quot;&quot;)" office:value-type="string" office:string-value="E minor: VII">
            <text:p>E minor: VII</text:p>
          </table:table-cell>
          <table:table-cell office:value-type="string">
            <text:p>&amp;</text:p>
          </table:table-cell>
          <table:table-cell table:formula="of:=IF([AnalysisLatex.Q46];[AnalysisLatex.P46];CONCATENATE(&quot;\textbf{&quot;;[AnalysisLatex.P46]; &quot;}&quot;))" office:value-type="string" office:string-value="E$\flat$dim">
            <text:p>E$\flat$dim</text:p>
          </table:table-cell>
          <table:table-cell office:value-type="string">
            <text:p>&amp;</text:p>
          </table:table-cell>
          <table:table-cell table:formula="of:=[AnalysisLatex.N46]" office:value-type="string" office:string-value="Adim">
            <text:p>Adim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47];&quot;(bar &quot;;&quot;&quot;); &quot;)&quot;; &quot;&quot;)" office:value-type="string" office:string-value="46">
            <text:p>46</text:p>
          </table:table-cell>
          <table:table-cell office:value-type="string">
            <text:p>&amp;</text:p>
          </table:table-cell>
          <table:table-cell table:formula="of:=IF(ISTEXT([AnalysisLatex.A47]);[AnalysisLatex.A47]; &quot;&quot;)" office:value-type="string" office:string-value="A$\flat$ minor: III">
            <text:p>A$\flat$ minor: III</text:p>
          </table:table-cell>
          <table:table-cell office:value-type="string">
            <text:p>&amp;</text:p>
          </table:table-cell>
          <table:table-cell table:formula="of:=IF([AnalysisLatex.C47];[AnalysisLatex.B47];CONCATENATE(&quot;\textbf{&quot;;[AnalysisLatex.B47]; &quot;}&quot;))" office:value-type="string" office:string-value="Baug">
            <text:p>Baug</text:p>
          </table:table-cell>
          <table:table-cell office:value-type="string">
            <text:p>&amp;</text:p>
          </table:table-cell>
          <table:table-cell table:formula="of:=IF(ISTEXT([AnalysisLatex.D47]);[AnalysisLatex.D47]; &quot;&quot;)" office:value-type="string" office:string-value="C minor: III">
            <text:p>C minor: III</text:p>
          </table:table-cell>
          <table:table-cell office:value-type="string">
            <text:p>&amp;</text:p>
          </table:table-cell>
          <table:table-cell table:formula="of:=IF([AnalysisLatex.F47];[AnalysisLatex.E47];CONCATENATE(&quot;\textbf{&quot;;[AnalysisLatex.E47]; &quot;}&quot;))" office:value-type="string" office:string-value="E$\flat$aug">
            <text:p>E$\flat$aug</text:p>
          </table:table-cell>
          <table:table-cell office:value-type="string">
            <text:p>&amp;</text:p>
          </table:table-cell>
          <table:table-cell table:formula="of:=IF(ISTEXT([AnalysisLatex.G47]);[AnalysisLatex.G47]; &quot;&quot;)" office:value-type="string" office:string-value="A$\flat$ major: V$^7$">
            <text:p>A$\flat$ major: V$^7$</text:p>
          </table:table-cell>
          <table:table-cell office:value-type="string">
            <text:p>&amp;</text:p>
          </table:table-cell>
          <table:table-cell table:formula="of:=IF([AnalysisLatex.I47];[AnalysisLatex.H47];CONCATENATE(&quot;\textbf{&quot;;[AnalysisLatex.H47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47]);[AnalysisLatex.J47]; &quot;&quot;)" office:value-type="string" office:string-value="C minor: III">
            <text:p>C minor: III</text:p>
          </table:table-cell>
          <table:table-cell office:value-type="string">
            <text:p>&amp;</text:p>
          </table:table-cell>
          <table:table-cell table:formula="of:=IF([AnalysisLatex.L47];[AnalysisLatex.K47];CONCATENATE(&quot;\textbf{&quot;;[AnalysisLatex.K47]; &quot;}&quot;))" office:value-type="string" office:string-value="E$\flat$aug">
            <text:p>E$\flat$aug</text:p>
          </table:table-cell>
          <table:table-cell office:value-type="string">
            <text:p>&amp;</text:p>
          </table:table-cell>
          <table:table-cell table:formula="of:=IF(ISTEXT([AnalysisLatex.O47]);[AnalysisLatex.O47]; &quot;&quot;)" office:value-type="string" office:string-value="A$\flat$ minor: III">
            <text:p>A$\flat$ minor: III</text:p>
          </table:table-cell>
          <table:table-cell office:value-type="string">
            <text:p>&amp;</text:p>
          </table:table-cell>
          <table:table-cell table:formula="of:=IF([AnalysisLatex.Q47];[AnalysisLatex.P47];CONCATENATE(&quot;\textbf{&quot;;[AnalysisLatex.P47]; &quot;}&quot;))" office:value-type="string" office:string-value="Baug">
            <text:p>Baug</text:p>
          </table:table-cell>
          <table:table-cell office:value-type="string">
            <text:p>&amp;</text:p>
          </table:table-cell>
          <table:table-cell table:formula="of:=[AnalysisLatex.N47]" office:value-type="string" office:string-value="E$\flat$ (?E$\flat$aug)">
            <text:p>E$\flat$ (?E$\flat$aug)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48];&quot;(bar &quot;;&quot;&quot;); &quot;)&quot;; &quot;&quot;)" office:value-type="string" office:string-value="47">
            <text:p>47</text:p>
          </table:table-cell>
          <table:table-cell office:value-type="string">
            <text:p>&amp;</text:p>
          </table:table-cell>
          <table:table-cell table:formula="of:=IF(ISTEXT([AnalysisLatex.A48]);[AnalysisLatex.A48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C48];[AnalysisLatex.B48];CONCATENATE(&quot;\textbf{&quot;;[AnalysisLatex.B48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48]);[AnalysisLatex.D48]; &quot;&quot;)" office:value-type="string" office:string-value="B$\flat$ major: II">
            <text:p>B$\flat$ major: II</text:p>
          </table:table-cell>
          <table:table-cell office:value-type="string">
            <text:p>&amp;</text:p>
          </table:table-cell>
          <table:table-cell table:formula="of:=IF([AnalysisLatex.F48];[AnalysisLatex.E48];CONCATENATE(&quot;\textbf{&quot;;[AnalysisLatex.E48]; &quot;}&quot;))" office:value-type="string" office:string-value="\textbf{Cm}">
            <text:p>\textbf{Cm}</text:p>
          </table:table-cell>
          <table:table-cell office:value-type="string">
            <text:p>&amp;</text:p>
          </table:table-cell>
          <table:table-cell table:formula="of:=IF(ISTEXT([AnalysisLatex.G48]);[AnalysisLatex.G48]; &quot;&quot;)">
            <text:p/>
          </table:table-cell>
          <table:table-cell office:value-type="string">
            <text:p>&amp;</text:p>
          </table:table-cell>
          <table:table-cell table:formula="of:=IF([AnalysisLatex.I48];[AnalysisLatex.H48];CONCATENATE(&quot;\textbf{&quot;;[AnalysisLatex.H48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48]);[AnalysisLatex.J48]; &quot;&quot;)" office:value-type="string" office:string-value="B$\flat$ major: II">
            <text:p>B$\flat$ major: II</text:p>
          </table:table-cell>
          <table:table-cell office:value-type="string">
            <text:p>&amp;</text:p>
          </table:table-cell>
          <table:table-cell table:formula="of:=IF([AnalysisLatex.L48];[AnalysisLatex.K48];CONCATENATE(&quot;\textbf{&quot;;[AnalysisLatex.K48]; &quot;}&quot;))" office:value-type="string" office:string-value="\textbf{Cm}">
            <text:p>\textbf{Cm}</text:p>
          </table:table-cell>
          <table:table-cell office:value-type="string">
            <text:p>&amp;</text:p>
          </table:table-cell>
          <table:table-cell table:formula="of:=IF(ISTEXT([AnalysisLatex.O48]);[AnalysisLatex.O48]; &quot;&quot;)" office:value-type="string" office:string-value="A$\flat$ minor: V">
            <text:p>A$\flat$ minor: V</text:p>
          </table:table-cell>
          <table:table-cell office:value-type="string">
            <text:p>&amp;</text:p>
          </table:table-cell>
          <table:table-cell table:formula="of:=IF([AnalysisLatex.Q48];[AnalysisLatex.P48];CONCATENATE(&quot;\textbf{&quot;;[AnalysisLatex.P48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48]" office:value-type="string" office:string-value="E$\flat$ (?E$\flat$aug)">
            <text:p>E$\flat$ (?E$\flat$aug)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49];&quot;(bar &quot;;&quot;&quot;); &quot;)&quot;; &quot;&quot;)" office:value-type="string" office:string-value="48">
            <text:p>48</text:p>
          </table:table-cell>
          <table:table-cell office:value-type="string">
            <text:p>&amp;</text:p>
          </table:table-cell>
          <table:table-cell table:formula="of:=IF(ISTEXT([AnalysisLatex.A49]);[AnalysisLatex.A49]; &quot;&quot;)" office:value-type="string" office:string-value="B$\flat$ major: V">
            <text:p>B$\flat$ major: V</text:p>
          </table:table-cell>
          <table:table-cell office:value-type="string">
            <text:p>&amp;</text:p>
          </table:table-cell>
          <table:table-cell table:formula="of:=IF([AnalysisLatex.C49];[AnalysisLatex.B49];CONCATENATE(&quot;\textbf{&quot;;[AnalysisLatex.B49]; &quot;}&quot;))" office:value-type="string" office:string-value="F">
            <text:p>F</text:p>
          </table:table-cell>
          <table:table-cell office:value-type="string">
            <text:p>&amp;</text:p>
          </table:table-cell>
          <table:table-cell table:formula="of:=IF(ISTEXT([AnalysisLatex.D49]);[AnalysisLatex.D49]; &quot;&quot;)" office:value-type="string" office:string-value="B$\flat$ major: V">
            <text:p>B$\flat$ major: V</text:p>
          </table:table-cell>
          <table:table-cell office:value-type="string">
            <text:p>&amp;</text:p>
          </table:table-cell>
          <table:table-cell table:formula="of:=IF([AnalysisLatex.F49];[AnalysisLatex.E49];CONCATENATE(&quot;\textbf{&quot;;[AnalysisLatex.E49]; &quot;}&quot;))" office:value-type="string" office:string-value="F">
            <text:p>F</text:p>
          </table:table-cell>
          <table:table-cell office:value-type="string">
            <text:p>&amp;</text:p>
          </table:table-cell>
          <table:table-cell table:formula="of:=IF(ISTEXT([AnalysisLatex.G49]);[AnalysisLatex.G49]; &quot;&quot;)" office:value-type="string" office:string-value="B$\flat$ minor: V$^7$">
            <text:p>B$\flat$ minor: V$^7$</text:p>
          </table:table-cell>
          <table:table-cell office:value-type="string">
            <text:p>&amp;</text:p>
          </table:table-cell>
          <table:table-cell table:formula="of:=IF([AnalysisLatex.I49];[AnalysisLatex.H49];CONCATENATE(&quot;\textbf{&quot;;[AnalysisLatex.H49]; &quot;}&quot;))" office:value-type="string" office:string-value="F$^7$">
            <text:p>F$^7$</text:p>
          </table:table-cell>
          <table:table-cell office:value-type="string">
            <text:p>&amp;</text:p>
          </table:table-cell>
          <table:table-cell table:formula="of:=IF(ISTEXT([AnalysisLatex.J49]);[AnalysisLatex.J49]; &quot;&quot;)" office:value-type="string" office:string-value="B$\flat$ major: V">
            <text:p>B$\flat$ major: V</text:p>
          </table:table-cell>
          <table:table-cell office:value-type="string">
            <text:p>&amp;</text:p>
          </table:table-cell>
          <table:table-cell table:formula="of:=IF([AnalysisLatex.L49];[AnalysisLatex.K49];CONCATENATE(&quot;\textbf{&quot;;[AnalysisLatex.K49]; &quot;}&quot;))" office:value-type="string" office:string-value="F">
            <text:p>F</text:p>
          </table:table-cell>
          <table:table-cell office:value-type="string">
            <text:p>&amp;</text:p>
          </table:table-cell>
          <table:table-cell table:formula="of:=IF(ISTEXT([AnalysisLatex.O49]);[AnalysisLatex.O49]; &quot;&quot;)" office:value-type="string" office:string-value="B$\flat$ major: V">
            <text:p>B$\flat$ major: V</text:p>
          </table:table-cell>
          <table:table-cell office:value-type="string">
            <text:p>&amp;</text:p>
          </table:table-cell>
          <table:table-cell table:formula="of:=IF([AnalysisLatex.Q49];[AnalysisLatex.P49];CONCATENATE(&quot;\textbf{&quot;;[AnalysisLatex.P49]; &quot;}&quot;))" office:value-type="string" office:string-value="F">
            <text:p>F</text:p>
          </table:table-cell>
          <table:table-cell office:value-type="string">
            <text:p>&amp;</text:p>
          </table:table-cell>
          <table:table-cell table:formula="of:=[AnalysisLatex.N49]" office:value-type="string" office:string-value="F$^7$">
            <text:p>F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50];&quot;(bar &quot;;&quot;&quot;); &quot;)&quot;; &quot;&quot;)" office:value-type="string" office:string-value="49">
            <text:p>49</text:p>
          </table:table-cell>
          <table:table-cell office:value-type="string">
            <text:p>&amp;</text:p>
          </table:table-cell>
          <table:table-cell table:formula="of:=IF(ISTEXT([AnalysisLatex.A50]);[AnalysisLatex.A50]; &quot;&quot;)">
            <text:p/>
          </table:table-cell>
          <table:table-cell office:value-type="string">
            <text:p>&amp;</text:p>
          </table:table-cell>
          <table:table-cell table:formula="of:=IF([AnalysisLatex.C50];[AnalysisLatex.B50];CONCATENATE(&quot;\textbf{&quot;;[AnalysisLatex.B50]; &quot;}&quot;))" office:value-type="string" office:string-value="F">
            <text:p>F</text:p>
          </table:table-cell>
          <table:table-cell office:value-type="string">
            <text:p>&amp;</text:p>
          </table:table-cell>
          <table:table-cell table:formula="of:=IF(ISTEXT([AnalysisLatex.D50]);[AnalysisLatex.D50]; &quot;&quot;)">
            <text:p/>
          </table:table-cell>
          <table:table-cell office:value-type="string">
            <text:p>&amp;</text:p>
          </table:table-cell>
          <table:table-cell table:formula="of:=IF([AnalysisLatex.F50];[AnalysisLatex.E50];CONCATENATE(&quot;\textbf{&quot;;[AnalysisLatex.E50]; &quot;}&quot;))" office:value-type="string" office:string-value="F">
            <text:p>F</text:p>
          </table:table-cell>
          <table:table-cell office:value-type="string">
            <text:p>&amp;</text:p>
          </table:table-cell>
          <table:table-cell table:formula="of:=IF(ISTEXT([AnalysisLatex.G50]);[AnalysisLatex.G50]; &quot;&quot;)">
            <text:p/>
          </table:table-cell>
          <table:table-cell office:value-type="string">
            <text:p>&amp;</text:p>
          </table:table-cell>
          <table:table-cell table:formula="of:=IF([AnalysisLatex.I50];[AnalysisLatex.H50];CONCATENATE(&quot;\textbf{&quot;;[AnalysisLatex.H50]; &quot;}&quot;))" office:value-type="string" office:string-value="F$^7$">
            <text:p>F$^7$</text:p>
          </table:table-cell>
          <table:table-cell office:value-type="string">
            <text:p>&amp;</text:p>
          </table:table-cell>
          <table:table-cell table:formula="of:=IF(ISTEXT([AnalysisLatex.J50]);[AnalysisLatex.J50]; &quot;&quot;)">
            <text:p/>
          </table:table-cell>
          <table:table-cell office:value-type="string">
            <text:p>&amp;</text:p>
          </table:table-cell>
          <table:table-cell table:formula="of:=IF([AnalysisLatex.L50];[AnalysisLatex.K50];CONCATENATE(&quot;\textbf{&quot;;[AnalysisLatex.K50]; &quot;}&quot;))" office:value-type="string" office:string-value="F">
            <text:p>F</text:p>
          </table:table-cell>
          <table:table-cell office:value-type="string">
            <text:p>&amp;</text:p>
          </table:table-cell>
          <table:table-cell table:formula="of:=IF(ISTEXT([AnalysisLatex.O50]);[AnalysisLatex.O50]; &quot;&quot;)" office:value-type="string" office:string-value="B$\flat$ minor: V">
            <text:p>B$\flat$ minor: V</text:p>
          </table:table-cell>
          <table:table-cell office:value-type="string">
            <text:p>&amp;</text:p>
          </table:table-cell>
          <table:table-cell table:formula="of:=IF([AnalysisLatex.Q50];[AnalysisLatex.P50];CONCATENATE(&quot;\textbf{&quot;;[AnalysisLatex.P50]; &quot;}&quot;))" office:value-type="string" office:string-value="F">
            <text:p>F</text:p>
          </table:table-cell>
          <table:table-cell office:value-type="string">
            <text:p>&amp;</text:p>
          </table:table-cell>
          <table:table-cell table:formula="of:=[AnalysisLatex.N50]" office:value-type="string" office:string-value="F$^7$">
            <text:p>F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51];&quot;(bar &quot;;&quot;&quot;); &quot;)&quot;; &quot;&quot;)" office:value-type="string" office:string-value="50">
            <text:p>50</text:p>
          </table:table-cell>
          <table:table-cell office:value-type="string">
            <text:p>&amp;</text:p>
          </table:table-cell>
          <table:table-cell table:formula="of:=IF(ISTEXT([AnalysisLatex.A51]);[AnalysisLatex.A51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C51];[AnalysisLatex.B51];CONCATENATE(&quot;\textbf{&quot;;[AnalysisLatex.B5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51]);[AnalysisLatex.D51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F51];[AnalysisLatex.E51];CONCATENATE(&quot;\textbf{&quot;;[AnalysisLatex.E5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51]);[AnalysisLatex.G51]; &quot;&quot;)" office:value-type="string" office:string-value="A$\flat$ major: V$^7$">
            <text:p>A$\flat$ major: V$^7$</text:p>
          </table:table-cell>
          <table:table-cell office:value-type="string">
            <text:p>&amp;</text:p>
          </table:table-cell>
          <table:table-cell table:formula="of:=IF([AnalysisLatex.I51];[AnalysisLatex.H51];CONCATENATE(&quot;\textbf{&quot;;[AnalysisLatex.H51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51]);[AnalysisLatex.J51]; &quot;&quot;)" office:value-type="string" office:string-value="A$\flat$ major: V">
            <text:p>A$\flat$ major: V</text:p>
          </table:table-cell>
          <table:table-cell office:value-type="string">
            <text:p>&amp;</text:p>
          </table:table-cell>
          <table:table-cell table:formula="of:=IF([AnalysisLatex.L51];[AnalysisLatex.K51];CONCATENATE(&quot;\textbf{&quot;;[AnalysisLatex.K5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51]);[AnalysisLatex.O51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Q51];[AnalysisLatex.P51];CONCATENATE(&quot;\textbf{&quot;;[AnalysisLatex.P51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51]" office:value-type="string" office:string-value="E$\flat$">
            <text:p>E$\flat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52];&quot;(bar &quot;;&quot;&quot;); &quot;)&quot;; &quot;&quot;)" office:value-type="string" office:string-value="51">
            <text:p>51</text:p>
          </table:table-cell>
          <table:table-cell office:value-type="string">
            <text:p>&amp;</text:p>
          </table:table-cell>
          <table:table-cell table:formula="of:=IF(ISTEXT([AnalysisLatex.A52]);[AnalysisLatex.A52]; &quot;&quot;)">
            <text:p/>
          </table:table-cell>
          <table:table-cell office:value-type="string">
            <text:p>&amp;</text:p>
          </table:table-cell>
          <table:table-cell table:formula="of:=IF([AnalysisLatex.C52];[AnalysisLatex.B52];CONCATENATE(&quot;\textbf{&quot;;[AnalysisLatex.B52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52]);[AnalysisLatex.D52]; &quot;&quot;)">
            <text:p/>
          </table:table-cell>
          <table:table-cell office:value-type="string">
            <text:p>&amp;</text:p>
          </table:table-cell>
          <table:table-cell table:formula="of:=IF([AnalysisLatex.F52];[AnalysisLatex.E52];CONCATENATE(&quot;\textbf{&quot;;[AnalysisLatex.E52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52]);[AnalysisLatex.G52]; &quot;&quot;)" office:value-type="string" office:string-value="G minor: VI">
            <text:p>G minor: VI</text:p>
          </table:table-cell>
          <table:table-cell office:value-type="string">
            <text:p>&amp;</text:p>
          </table:table-cell>
          <table:table-cell table:formula="of:=IF([AnalysisLatex.I52];[AnalysisLatex.H52];CONCATENATE(&quot;\textbf{&quot;;[AnalysisLatex.H52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J52]);[AnalysisLatex.J52]; &quot;&quot;)">
            <text:p/>
          </table:table-cell>
          <table:table-cell office:value-type="string">
            <text:p>&amp;</text:p>
          </table:table-cell>
          <table:table-cell table:formula="of:=IF([AnalysisLatex.L52];[AnalysisLatex.K52];CONCATENATE(&quot;\textbf{&quot;;[AnalysisLatex.K52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52]);[AnalysisLatex.O52]; &quot;&quot;)">
            <text:p/>
          </table:table-cell>
          <table:table-cell office:value-type="string">
            <text:p>&amp;</text:p>
          </table:table-cell>
          <table:table-cell table:formula="of:=IF([AnalysisLatex.Q52];[AnalysisLatex.P52];CONCATENATE(&quot;\textbf{&quot;;[AnalysisLatex.P52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52]" office:value-type="string" office:string-value="E$\flat$">
            <text:p>E$\flat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53];&quot;(bar &quot;;&quot;&quot;); &quot;)&quot;; &quot;&quot;)" office:value-type="string" office:string-value="52">
            <text:p>52</text:p>
          </table:table-cell>
          <table:table-cell office:value-type="string">
            <text:p>&amp;</text:p>
          </table:table-cell>
          <table:table-cell table:formula="of:=IF(ISTEXT([AnalysisLatex.A53]);[AnalysisLatex.A53]; &quot;&quot;)" office:value-type="string" office:string-value="E minor: V">
            <text:p>E minor: V</text:p>
          </table:table-cell>
          <table:table-cell office:value-type="string">
            <text:p>&amp;</text:p>
          </table:table-cell>
          <table:table-cell table:formula="of:=IF([AnalysisLatex.C53];[AnalysisLatex.B53];CONCATENATE(&quot;\textbf{&quot;;[AnalysisLatex.B53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IF(ISTEXT([AnalysisLatex.D53]);[AnalysisLatex.D53]; &quot;&quot;)" office:value-type="string" office:string-value="G minor: II">
            <text:p>G minor: II</text:p>
          </table:table-cell>
          <table:table-cell office:value-type="string">
            <text:p>&amp;</text:p>
          </table:table-cell>
          <table:table-cell table:formula="of:=IF([AnalysisLatex.F53];[AnalysisLatex.E53];CONCATENATE(&quot;\textbf{&quot;;[AnalysisLatex.E53]; &quot;}&quot;))" office:value-type="string" office:string-value="Adim">
            <text:p>Adim</text:p>
          </table:table-cell>
          <table:table-cell office:value-type="string">
            <text:p>&amp;</text:p>
          </table:table-cell>
          <table:table-cell table:formula="of:=IF(ISTEXT([AnalysisLatex.G53]);[AnalysisLatex.G53]; &quot;&quot;)" office:value-type="string" office:string-value="E minor: V$^7$">
            <text:p>E minor: V$^7$</text:p>
          </table:table-cell>
          <table:table-cell office:value-type="string">
            <text:p>&amp;</text:p>
          </table:table-cell>
          <table:table-cell table:formula="of:=IF([AnalysisLatex.I53];[AnalysisLatex.H53];CONCATENATE(&quot;\textbf{&quot;;[AnalysisLatex.H53]; &quot;}&quot;))" office:value-type="string" office:string-value="B$^7$">
            <text:p>B$^7$</text:p>
          </table:table-cell>
          <table:table-cell office:value-type="string">
            <text:p>&amp;</text:p>
          </table:table-cell>
          <table:table-cell table:formula="of:=IF(ISTEXT([AnalysisLatex.J53]);[AnalysisLatex.J53]; &quot;&quot;)" office:value-type="string" office:string-value="G minor: II">
            <text:p>G minor: II</text:p>
          </table:table-cell>
          <table:table-cell office:value-type="string">
            <text:p>&amp;</text:p>
          </table:table-cell>
          <table:table-cell table:formula="of:=IF([AnalysisLatex.L53];[AnalysisLatex.K53];CONCATENATE(&quot;\textbf{&quot;;[AnalysisLatex.K53]; &quot;}&quot;))" office:value-type="string" office:string-value="Adim">
            <text:p>Adim</text:p>
          </table:table-cell>
          <table:table-cell office:value-type="string">
            <text:p>&amp;</text:p>
          </table:table-cell>
          <table:table-cell table:formula="of:=IF(ISTEXT([AnalysisLatex.O53]);[AnalysisLatex.O53]; &quot;&quot;)" office:value-type="string" office:string-value="E minor: V">
            <text:p>E minor: V</text:p>
          </table:table-cell>
          <table:table-cell office:value-type="string">
            <text:p>&amp;</text:p>
          </table:table-cell>
          <table:table-cell table:formula="of:=IF([AnalysisLatex.Q53];[AnalysisLatex.P53];CONCATENATE(&quot;\textbf{&quot;;[AnalysisLatex.P53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[AnalysisLatex.N53]" office:value-type="string" office:string-value="B$^7$">
            <text:p>B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54];&quot;(bar &quot;;&quot;&quot;); &quot;)&quot;; &quot;&quot;)" office:value-type="string" office:string-value="54">
            <text:p>54</text:p>
          </table:table-cell>
          <table:table-cell office:value-type="string">
            <text:p>&amp;</text:p>
          </table:table-cell>
          <table:table-cell table:formula="of:=IF(ISTEXT([AnalysisLatex.A54]);[AnalysisLatex.A54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C54];[AnalysisLatex.B54];CONCATENATE(&quot;\textbf{&quot;;[AnalysisLatex.B54]; &quot;}&quot;))" office:value-type="string" office:string-value="\textbf{Fm}">
            <text:p>\textbf{Fm}</text:p>
          </table:table-cell>
          <table:table-cell office:value-type="string">
            <text:p>&amp;</text:p>
          </table:table-cell>
          <table:table-cell table:formula="of:=IF(ISTEXT([AnalysisLatex.D54]);[AnalysisLatex.D54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F54];[AnalysisLatex.E54];CONCATENATE(&quot;\textbf{&quot;;[AnalysisLatex.E54]; &quot;}&quot;))" office:value-type="string" office:string-value="\textbf{Fm}">
            <text:p>\textbf{Fm}</text:p>
          </table:table-cell>
          <table:table-cell office:value-type="string">
            <text:p>&amp;</text:p>
          </table:table-cell>
          <table:table-cell table:formula="of:=IF(ISTEXT([AnalysisLatex.G54]);[AnalysisLatex.G54]; &quot;&quot;)" office:value-type="string" office:string-value="E$\flat$ major: V$^7$">
            <text:p>E$\flat$ major: V$^7$</text:p>
          </table:table-cell>
          <table:table-cell office:value-type="string">
            <text:p>&amp;</text:p>
          </table:table-cell>
          <table:table-cell table:formula="of:=IF([AnalysisLatex.I54];[AnalysisLatex.H54];CONCATENATE(&quot;\textbf{&quot;;[AnalysisLatex.H54]; &quot;}&quot;))" office:value-type="string" office:string-value="\textbf{B$\flat^7$}">
            <text:p>\textbf{B$\flat^7$}</text:p>
          </table:table-cell>
          <table:table-cell office:value-type="string">
            <text:p>&amp;</text:p>
          </table:table-cell>
          <table:table-cell table:formula="of:=IF(ISTEXT([AnalysisLatex.J54]);[AnalysisLatex.J54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L54];[AnalysisLatex.K54];CONCATENATE(&quot;\textbf{&quot;;[AnalysisLatex.K54]; &quot;}&quot;))" office:value-type="string" office:string-value="\textbf{Fm}">
            <text:p>\textbf{Fm}</text:p>
          </table:table-cell>
          <table:table-cell office:value-type="string">
            <text:p>&amp;</text:p>
          </table:table-cell>
          <table:table-cell table:formula="of:=IF(ISTEXT([AnalysisLatex.O54]);[AnalysisLatex.O54]; &quot;&quot;)" office:value-type="string" office:string-value="A$\flat$ major: VI">
            <text:p>A$\flat$ major: VI</text:p>
          </table:table-cell>
          <table:table-cell office:value-type="string">
            <text:p>&amp;</text:p>
          </table:table-cell>
          <table:table-cell table:formula="of:=IF([AnalysisLatex.Q54];[AnalysisLatex.P54];CONCATENATE(&quot;\textbf{&quot;;[AnalysisLatex.P54]; &quot;}&quot;))" office:value-type="string" office:string-value="\textbf{Fm}">
            <text:p>\textbf{Fm}</text:p>
          </table:table-cell>
          <table:table-cell office:value-type="string">
            <text:p>&amp;</text:p>
          </table:table-cell>
          <table:table-cell table:formula="of:=[AnalysisLatex.N54]" office:value-type="string" office:string-value="E$\flat$6">
            <text:p>E$\flat$6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55];&quot;(bar &quot;;&quot;&quot;); &quot;)&quot;; &quot;&quot;)" office:value-type="string" office:string-value="55">
            <text:p>55</text:p>
          </table:table-cell>
          <table:table-cell office:value-type="string">
            <text:p>&amp;</text:p>
          </table:table-cell>
          <table:table-cell table:formula="of:=IF(ISTEXT([AnalysisLatex.A55]);[AnalysisLatex.A55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C55];[AnalysisLatex.B55];CONCATENATE(&quot;\textbf{&quot;;[AnalysisLatex.B55]; &quot;}&quot;))" office:value-type="string" office:string-value="\textbf{E$\flat$}">
            <text:p>\textbf{E$\flat$}</text:p>
          </table:table-cell>
          <table:table-cell office:value-type="string">
            <text:p>&amp;</text:p>
          </table:table-cell>
          <table:table-cell table:formula="of:=IF(ISTEXT([AnalysisLatex.D55]);[AnalysisLatex.D55]; &quot;&quot;)" office:value-type="string" office:string-value="G minor: II">
            <text:p>G minor: II</text:p>
          </table:table-cell>
          <table:table-cell office:value-type="string">
            <text:p>&amp;</text:p>
          </table:table-cell>
          <table:table-cell table:formula="of:=IF([AnalysisLatex.F55];[AnalysisLatex.E55];CONCATENATE(&quot;\textbf{&quot;;[AnalysisLatex.E55]; &quot;}&quot;))" office:value-type="string" office:string-value="Adim">
            <text:p>Adim</text:p>
          </table:table-cell>
          <table:table-cell office:value-type="string">
            <text:p>&amp;</text:p>
          </table:table-cell>
          <table:table-cell table:formula="of:=IF(ISTEXT([AnalysisLatex.G55]);[AnalysisLatex.G55]; &quot;&quot;)" office:value-type="string" office:string-value="G minor: V$^7$">
            <text:p>G minor: V$^7$</text:p>
          </table:table-cell>
          <table:table-cell office:value-type="string">
            <text:p>&amp;</text:p>
          </table:table-cell>
          <table:table-cell table:formula="of:=IF([AnalysisLatex.I55];[AnalysisLatex.H55];CONCATENATE(&quot;\textbf{&quot;;[AnalysisLatex.H55]; &quot;}&quot;))" office:value-type="string" office:string-value="\textbf{D$^7$}">
            <text:p>\textbf{D$^7$}</text:p>
          </table:table-cell>
          <table:table-cell office:value-type="string">
            <text:p>&amp;</text:p>
          </table:table-cell>
          <table:table-cell table:formula="of:=IF(ISTEXT([AnalysisLatex.J55]);[AnalysisLatex.J55]; &quot;&quot;)" office:value-type="string" office:string-value="G minor: II">
            <text:p>G minor: II</text:p>
          </table:table-cell>
          <table:table-cell office:value-type="string">
            <text:p>&amp;</text:p>
          </table:table-cell>
          <table:table-cell table:formula="of:=IF([AnalysisLatex.L55];[AnalysisLatex.K55];CONCATENATE(&quot;\textbf{&quot;;[AnalysisLatex.K55]; &quot;}&quot;))" office:value-type="string" office:string-value="Adim">
            <text:p>Adim</text:p>
          </table:table-cell>
          <table:table-cell office:value-type="string">
            <text:p>&amp;</text:p>
          </table:table-cell>
          <table:table-cell table:formula="of:=IF(ISTEXT([AnalysisLatex.O55]);[AnalysisLatex.O55]; &quot;&quot;)" office:value-type="string" office:string-value="G minor: II">
            <text:p>G minor: II</text:p>
          </table:table-cell>
          <table:table-cell office:value-type="string">
            <text:p>&amp;</text:p>
          </table:table-cell>
          <table:table-cell table:formula="of:=IF([AnalysisLatex.Q55];[AnalysisLatex.P55];CONCATENATE(&quot;\textbf{&quot;;[AnalysisLatex.P55]; &quot;}&quot;))" office:value-type="string" office:string-value="Adim">
            <text:p>Adim</text:p>
          </table:table-cell>
          <table:table-cell office:value-type="string">
            <text:p>&amp;</text:p>
          </table:table-cell>
          <table:table-cell table:formula="of:=[AnalysisLatex.N55]" office:value-type="string" office:string-value="A$\flat$, Adim">
            <text:p>A$\flat$, Adim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56];&quot;(bar &quot;;&quot;&quot;); &quot;)&quot;; &quot;&quot;)" office:value-type="string" office:string-value="56">
            <text:p>56</text:p>
          </table:table-cell>
          <table:table-cell office:value-type="string">
            <text:p>&amp;</text:p>
          </table:table-cell>
          <table:table-cell table:formula="of:=IF(ISTEXT([AnalysisLatex.A56]);[AnalysisLatex.A56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C56];[AnalysisLatex.B56];CONCATENATE(&quot;\textbf{&quot;;[AnalysisLatex.B56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D56]);[AnalysisLatex.D56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F56];[AnalysisLatex.E56];CONCATENATE(&quot;\textbf{&quot;;[AnalysisLatex.E56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G56]);[AnalysisLatex.G56]; &quot;&quot;)" office:value-type="string" office:string-value="E$\flat$ major: V$^7$">
            <text:p>E$\flat$ major: V$^7$</text:p>
          </table:table-cell>
          <table:table-cell office:value-type="string">
            <text:p>&amp;</text:p>
          </table:table-cell>
          <table:table-cell table:formula="of:=IF([AnalysisLatex.I56];[AnalysisLatex.H56];CONCATENATE(&quot;\textbf{&quot;;[AnalysisLatex.H56]; &quot;}&quot;))" office:value-type="string" office:string-value="\textbf{B$\flat^7$}">
            <text:p>\textbf{B$\flat^7$}</text:p>
          </table:table-cell>
          <table:table-cell office:value-type="string">
            <text:p>&amp;</text:p>
          </table:table-cell>
          <table:table-cell table:formula="of:=IF(ISTEXT([AnalysisLatex.J56]);[AnalysisLatex.J56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L56];[AnalysisLatex.K56];CONCATENATE(&quot;\textbf{&quot;;[AnalysisLatex.K56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O56]);[AnalysisLatex.O56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Q56];[AnalysisLatex.P56];CONCATENATE(&quot;\textbf{&quot;;[AnalysisLatex.P56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[AnalysisLatex.N56]" office:value-type="string" office:string-value="A$\flat$">
            <text:p>A$\flat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57];&quot;(bar &quot;;&quot;&quot;); &quot;)&quot;; &quot;&quot;)" office:value-type="string" office:string-value="57">
            <text:p>57</text:p>
          </table:table-cell>
          <table:table-cell office:value-type="string">
            <text:p>&amp;</text:p>
          </table:table-cell>
          <table:table-cell table:formula="of:=IF(ISTEXT([AnalysisLatex.A57]);[AnalysisLatex.A57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C57];[AnalysisLatex.B57];CONCATENATE(&quot;\textbf{&quot;;[AnalysisLatex.B57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D57]);[AnalysisLatex.D57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F57];[AnalysisLatex.E57];CONCATENATE(&quot;\textbf{&quot;;[AnalysisLatex.E57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G57]);[AnalysisLatex.G57]; &quot;&quot;)">
            <text:p/>
          </table:table-cell>
          <table:table-cell office:value-type="string">
            <text:p>&amp;</text:p>
          </table:table-cell>
          <table:table-cell table:formula="of:=IF([AnalysisLatex.I57];[AnalysisLatex.H57];CONCATENATE(&quot;\textbf{&quot;;[AnalysisLatex.H57]; &quot;}&quot;))" office:value-type="string" office:string-value="B$\flat^7$">
            <text:p>B$\flat^7$</text:p>
          </table:table-cell>
          <table:table-cell office:value-type="string">
            <text:p>&amp;</text:p>
          </table:table-cell>
          <table:table-cell table:formula="of:=IF(ISTEXT([AnalysisLatex.J57]);[AnalysisLatex.J57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L57];[AnalysisLatex.K57];CONCATENATE(&quot;\textbf{&quot;;[AnalysisLatex.K57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O57]);[AnalysisLatex.O57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Q57];[AnalysisLatex.P57];CONCATENATE(&quot;\textbf{&quot;;[AnalysisLatex.P57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[AnalysisLatex.N57]" office:value-type="string" office:string-value="B$\flat^7$">
            <text:p>B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58];&quot;(bar &quot;;&quot;&quot;); &quot;)&quot;; &quot;&quot;)" office:value-type="string" office:string-value="58">
            <text:p>58</text:p>
          </table:table-cell>
          <table:table-cell office:value-type="string">
            <text:p>&amp;</text:p>
          </table:table-cell>
          <table:table-cell table:formula="of:=IF(ISTEXT([AnalysisLatex.A58]);[AnalysisLatex.A58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C58];[AnalysisLatex.B58];CONCATENATE(&quot;\textbf{&quot;;[AnalysisLatex.B58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58]);[AnalysisLatex.D58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F58];[AnalysisLatex.E58];CONCATENATE(&quot;\textbf{&quot;;[AnalysisLatex.E58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58]);[AnalysisLatex.G58]; &quot;&quot;)" office:value-type="string" office:string-value="A$\flat$ major: V$^7$">
            <text:p>A$\flat$ major: V$^7$</text:p>
          </table:table-cell>
          <table:table-cell office:value-type="string">
            <text:p>&amp;</text:p>
          </table:table-cell>
          <table:table-cell table:formula="of:=IF([AnalysisLatex.I58];[AnalysisLatex.H58];CONCATENATE(&quot;\textbf{&quot;;[AnalysisLatex.H58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58]);[AnalysisLatex.J58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L58];[AnalysisLatex.K58];CONCATENATE(&quot;\textbf{&quot;;[AnalysisLatex.K58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58]);[AnalysisLatex.O58]; &quot;&quot;)" office:value-type="string" office:string-value="A$\flat$ major: V">
            <text:p>A$\flat$ major: V</text:p>
          </table:table-cell>
          <table:table-cell office:value-type="string">
            <text:p>&amp;</text:p>
          </table:table-cell>
          <table:table-cell table:formula="of:=IF([AnalysisLatex.Q58];[AnalysisLatex.P58];CONCATENATE(&quot;\textbf{&quot;;[AnalysisLatex.P58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58]" office:value-type="string" office:string-value="E$\flat$6">
            <text:p>E$\flat$6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59];&quot;(bar &quot;;&quot;&quot;); &quot;)&quot;; &quot;&quot;)" office:value-type="string" office:string-value="59">
            <text:p>59</text:p>
          </table:table-cell>
          <table:table-cell office:value-type="string">
            <text:p>&amp;</text:p>
          </table:table-cell>
          <table:table-cell table:formula="of:=IF(ISTEXT([AnalysisLatex.A59]);[AnalysisLatex.A59]; &quot;&quot;)" office:value-type="string" office:string-value="A$\flat$ minor: II">
            <text:p>A$\flat$ minor: II</text:p>
          </table:table-cell>
          <table:table-cell office:value-type="string">
            <text:p>&amp;</text:p>
          </table:table-cell>
          <table:table-cell table:formula="of:=IF([AnalysisLatex.C59];[AnalysisLatex.B59];CONCATENATE(&quot;\textbf{&quot;;[AnalysisLatex.B59]; &quot;}&quot;))" office:value-type="string" office:string-value="B$\flat$dim">
            <text:p>B$\flat$dim</text:p>
          </table:table-cell>
          <table:table-cell office:value-type="string">
            <text:p>&amp;</text:p>
          </table:table-cell>
          <table:table-cell table:formula="of:=IF(ISTEXT([AnalysisLatex.D59]);[AnalysisLatex.D59]; &quot;&quot;)" office:value-type="string" office:string-value="B major: III">
            <text:p>B major: III</text:p>
          </table:table-cell>
          <table:table-cell office:value-type="string">
            <text:p>&amp;</text:p>
          </table:table-cell>
          <table:table-cell table:formula="of:=IF([AnalysisLatex.F59];[AnalysisLatex.E59];CONCATENATE(&quot;\textbf{&quot;;[AnalysisLatex.E59]; &quot;}&quot;))" office:value-type="string" office:string-value="\textbf{E$\flat$m}">
            <text:p>\textbf{E$\flat$m}</text:p>
          </table:table-cell>
          <table:table-cell office:value-type="string">
            <text:p>&amp;</text:p>
          </table:table-cell>
          <table:table-cell table:formula="of:=IF(ISTEXT([AnalysisLatex.G59]);[AnalysisLatex.G59]; &quot;&quot;)" office:value-type="string" office:string-value="B major: V$^7$">
            <text:p>B major: V$^7$</text:p>
          </table:table-cell>
          <table:table-cell office:value-type="string">
            <text:p>&amp;</text:p>
          </table:table-cell>
          <table:table-cell table:formula="of:=IF([AnalysisLatex.I59];[AnalysisLatex.H59];CONCATENATE(&quot;\textbf{&quot;;[AnalysisLatex.H59]; &quot;}&quot;))" office:value-type="string" office:string-value="G$\flat^7$">
            <text:p>G$\flat^7$</text:p>
          </table:table-cell>
          <table:table-cell office:value-type="string">
            <text:p>&amp;</text:p>
          </table:table-cell>
          <table:table-cell table:formula="of:=IF(ISTEXT([AnalysisLatex.J59]);[AnalysisLatex.J59]; &quot;&quot;)" office:value-type="string" office:string-value="B major: III">
            <text:p>B major: III</text:p>
          </table:table-cell>
          <table:table-cell office:value-type="string">
            <text:p>&amp;</text:p>
          </table:table-cell>
          <table:table-cell table:formula="of:=IF([AnalysisLatex.L59];[AnalysisLatex.K59];CONCATENATE(&quot;\textbf{&quot;;[AnalysisLatex.K59]; &quot;}&quot;))" office:value-type="string" office:string-value="\textbf{E$\flat$m}">
            <text:p>\textbf{E$\flat$m}</text:p>
          </table:table-cell>
          <table:table-cell office:value-type="string">
            <text:p>&amp;</text:p>
          </table:table-cell>
          <table:table-cell table:formula="of:=IF(ISTEXT([AnalysisLatex.O59]);[AnalysisLatex.O59]; &quot;&quot;)" office:value-type="string" office:string-value="B major: III">
            <text:p>B major: III</text:p>
          </table:table-cell>
          <table:table-cell office:value-type="string">
            <text:p>&amp;</text:p>
          </table:table-cell>
          <table:table-cell table:formula="of:=IF([AnalysisLatex.Q59];[AnalysisLatex.P59];CONCATENATE(&quot;\textbf{&quot;;[AnalysisLatex.P59]; &quot;}&quot;))" office:value-type="string" office:string-value="\textbf{E$\flat$m}">
            <text:p>\textbf{E$\flat$m}</text:p>
          </table:table-cell>
          <table:table-cell office:value-type="string">
            <text:p>&amp;</text:p>
          </table:table-cell>
          <table:table-cell table:formula="of:=[AnalysisLatex.N59]" office:value-type="string" office:string-value="G$\flat^7$">
            <text:p>G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60];&quot;(bar &quot;;&quot;&quot;); &quot;)&quot;; &quot;&quot;)" office:value-type="string" office:string-value="60">
            <text:p>60</text:p>
          </table:table-cell>
          <table:table-cell office:value-type="string">
            <text:p>&amp;</text:p>
          </table:table-cell>
          <table:table-cell table:formula="of:=IF(ISTEXT([AnalysisLatex.A60]);[AnalysisLatex.A60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C60];[AnalysisLatex.B60];CONCATENATE(&quot;\textbf{&quot;;[AnalysisLatex.B60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D60]);[AnalysisLatex.D60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F60];[AnalysisLatex.E60];CONCATENATE(&quot;\textbf{&quot;;[AnalysisLatex.E60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G60]);[AnalysisLatex.G60]; &quot;&quot;)" office:value-type="string" office:string-value="E$\flat$ major: V$^7$">
            <text:p>E$\flat$ major: V$^7$</text:p>
          </table:table-cell>
          <table:table-cell office:value-type="string">
            <text:p>&amp;</text:p>
          </table:table-cell>
          <table:table-cell table:formula="of:=IF([AnalysisLatex.I60];[AnalysisLatex.H60];CONCATENATE(&quot;\textbf{&quot;;[AnalysisLatex.H60]; &quot;}&quot;))" office:value-type="string" office:string-value="B$\flat^7$">
            <text:p>B$\flat^7$</text:p>
          </table:table-cell>
          <table:table-cell office:value-type="string">
            <text:p>&amp;</text:p>
          </table:table-cell>
          <table:table-cell table:formula="of:=IF(ISTEXT([AnalysisLatex.J60]);[AnalysisLatex.J60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L60];[AnalysisLatex.K60];CONCATENATE(&quot;\textbf{&quot;;[AnalysisLatex.K60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IF(ISTEXT([AnalysisLatex.O60]);[AnalysisLatex.O60]; &quot;&quot;)" office:value-type="string" office:string-value="E$\flat$ major: II">
            <text:p>E$\flat$ major: II</text:p>
          </table:table-cell>
          <table:table-cell office:value-type="string">
            <text:p>&amp;</text:p>
          </table:table-cell>
          <table:table-cell table:formula="of:=IF([AnalysisLatex.Q60];[AnalysisLatex.P60];CONCATENATE(&quot;\textbf{&quot;;[AnalysisLatex.P60]; &quot;}&quot;))" office:value-type="string" office:string-value="Fm">
            <text:p>Fm</text:p>
          </table:table-cell>
          <table:table-cell office:value-type="string">
            <text:p>&amp;</text:p>
          </table:table-cell>
          <table:table-cell table:formula="of:=[AnalysisLatex.N60]" office:value-type="string" office:string-value="Fm$^7$, B$\flat^7$">
            <text:p>Fm$^7$, B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61];&quot;(bar &quot;;&quot;&quot;); &quot;)&quot;; &quot;&quot;)" office:value-type="string" office:string-value="61">
            <text:p>61</text:p>
          </table:table-cell>
          <table:table-cell office:value-type="string">
            <text:p>&amp;</text:p>
          </table:table-cell>
          <table:table-cell table:formula="of:=IF(ISTEXT([AnalysisLatex.A61]);[AnalysisLatex.A61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C61];[AnalysisLatex.B61];CONCATENATE(&quot;\textbf{&quot;;[AnalysisLatex.B61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D61]);[AnalysisLatex.D61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F61];[AnalysisLatex.E61];CONCATENATE(&quot;\textbf{&quot;;[AnalysisLatex.E61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G61]);[AnalysisLatex.G61]; &quot;&quot;)">
            <text:p/>
          </table:table-cell>
          <table:table-cell office:value-type="string">
            <text:p>&amp;</text:p>
          </table:table-cell>
          <table:table-cell table:formula="of:=IF([AnalysisLatex.I61];[AnalysisLatex.H61];CONCATENATE(&quot;\textbf{&quot;;[AnalysisLatex.H61]; &quot;}&quot;))" office:value-type="string" office:string-value="B$\flat^7$">
            <text:p>B$\flat^7$</text:p>
          </table:table-cell>
          <table:table-cell office:value-type="string">
            <text:p>&amp;</text:p>
          </table:table-cell>
          <table:table-cell table:formula="of:=IF(ISTEXT([AnalysisLatex.J61]);[AnalysisLatex.J61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L61];[AnalysisLatex.K61];CONCATENATE(&quot;\textbf{&quot;;[AnalysisLatex.K61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O61]);[AnalysisLatex.O61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Q61];[AnalysisLatex.P61];CONCATENATE(&quot;\textbf{&quot;;[AnalysisLatex.P61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[AnalysisLatex.N61]" office:value-type="string" office:string-value="B$\flat$">
            <text:p>B$\flat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62];&quot;(bar &quot;;&quot;&quot;); &quot;)&quot;; &quot;&quot;)" office:value-type="string" office:string-value="62">
            <text:p>62</text:p>
          </table:table-cell>
          <table:table-cell office:value-type="string">
            <text:p>&amp;</text:p>
          </table:table-cell>
          <table:table-cell table:formula="of:=IF(ISTEXT([AnalysisLatex.A62]);[AnalysisLatex.A62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C62];[AnalysisLatex.B62];CONCATENATE(&quot;\textbf{&quot;;[AnalysisLatex.B62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62]);[AnalysisLatex.D62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F62];[AnalysisLatex.E62];CONCATENATE(&quot;\textbf{&quot;;[AnalysisLatex.E62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62]);[AnalysisLatex.G62]; &quot;&quot;)" office:value-type="string" office:string-value="A$\flat$ major: V$^7$">
            <text:p>A$\flat$ major: V$^7$</text:p>
          </table:table-cell>
          <table:table-cell office:value-type="string">
            <text:p>&amp;</text:p>
          </table:table-cell>
          <table:table-cell table:formula="of:=IF([AnalysisLatex.I62];[AnalysisLatex.H62];CONCATENATE(&quot;\textbf{&quot;;[AnalysisLatex.H62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62]);[AnalysisLatex.J62]; &quot;&quot;)" office:value-type="string" office:string-value="E$\flat$ major: I">
            <text:p>E$\flat$ major: I</text:p>
          </table:table-cell>
          <table:table-cell office:value-type="string">
            <text:p>&amp;</text:p>
          </table:table-cell>
          <table:table-cell table:formula="of:=IF([AnalysisLatex.L62];[AnalysisLatex.K62];CONCATENATE(&quot;\textbf{&quot;;[AnalysisLatex.K62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62]);[AnalysisLatex.O62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Q62];[AnalysisLatex.P62];CONCATENATE(&quot;\textbf{&quot;;[AnalysisLatex.P62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62]" office:value-type="string" office:string-value="E$\flat$M$^7$">
            <text:p>E$\flat$M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63];&quot;(bar &quot;;&quot;&quot;); &quot;)&quot;; &quot;&quot;)" office:value-type="string" office:string-value="63">
            <text:p>63</text:p>
          </table:table-cell>
          <table:table-cell office:value-type="string">
            <text:p>&amp;</text:p>
          </table:table-cell>
          <table:table-cell table:formula="of:=IF(ISTEXT([AnalysisLatex.A63]);[AnalysisLatex.A63]; &quot;&quot;)" office:value-type="string" office:string-value="F minor: V">
            <text:p>F minor: V</text:p>
          </table:table-cell>
          <table:table-cell office:value-type="string">
            <text:p>&amp;</text:p>
          </table:table-cell>
          <table:table-cell table:formula="of:=IF([AnalysisLatex.C63];[AnalysisLatex.B63];CONCATENATE(&quot;\textbf{&quot;;[AnalysisLatex.B63]; &quot;}&quot;))" office:value-type="string" office:string-value="C">
            <text:p>C</text:p>
          </table:table-cell>
          <table:table-cell office:value-type="string">
            <text:p>&amp;</text:p>
          </table:table-cell>
          <table:table-cell table:formula="of:=IF(ISTEXT([AnalysisLatex.D63]);[AnalysisLatex.D63]; &quot;&quot;)" office:value-type="string" office:string-value="F minor: V">
            <text:p>F minor: V</text:p>
          </table:table-cell>
          <table:table-cell office:value-type="string">
            <text:p>&amp;</text:p>
          </table:table-cell>
          <table:table-cell table:formula="of:=IF([AnalysisLatex.F63];[AnalysisLatex.E63];CONCATENATE(&quot;\textbf{&quot;;[AnalysisLatex.E63]; &quot;}&quot;))" office:value-type="string" office:string-value="C">
            <text:p>C</text:p>
          </table:table-cell>
          <table:table-cell office:value-type="string">
            <text:p>&amp;</text:p>
          </table:table-cell>
          <table:table-cell table:formula="of:=IF(ISTEXT([AnalysisLatex.G63]);[AnalysisLatex.G63]; &quot;&quot;)" office:value-type="string" office:string-value="F minor: V$^7$">
            <text:p>F minor: V$^7$</text:p>
          </table:table-cell>
          <table:table-cell office:value-type="string">
            <text:p>&amp;</text:p>
          </table:table-cell>
          <table:table-cell table:formula="of:=IF([AnalysisLatex.I63];[AnalysisLatex.H63];CONCATENATE(&quot;\textbf{&quot;;[AnalysisLatex.H63]; &quot;}&quot;))" office:value-type="string" office:string-value="C$^7$">
            <text:p>C$^7$</text:p>
          </table:table-cell>
          <table:table-cell office:value-type="string">
            <text:p>&amp;</text:p>
          </table:table-cell>
          <table:table-cell table:formula="of:=IF(ISTEXT([AnalysisLatex.J63]);[AnalysisLatex.J63]; &quot;&quot;)" office:value-type="string" office:string-value="F minor: V">
            <text:p>F minor: V</text:p>
          </table:table-cell>
          <table:table-cell office:value-type="string">
            <text:p>&amp;</text:p>
          </table:table-cell>
          <table:table-cell table:formula="of:=IF([AnalysisLatex.L63];[AnalysisLatex.K63];CONCATENATE(&quot;\textbf{&quot;;[AnalysisLatex.K63]; &quot;}&quot;))" office:value-type="string" office:string-value="C">
            <text:p>C</text:p>
          </table:table-cell>
          <table:table-cell office:value-type="string">
            <text:p>&amp;</text:p>
          </table:table-cell>
          <table:table-cell table:formula="of:=IF(ISTEXT([AnalysisLatex.O63]);[AnalysisLatex.O63]; &quot;&quot;)" office:value-type="string" office:string-value="G major: II">
            <text:p>G major: II</text:p>
          </table:table-cell>
          <table:table-cell office:value-type="string">
            <text:p>&amp;</text:p>
          </table:table-cell>
          <table:table-cell table:formula="of:=IF([AnalysisLatex.Q63];[AnalysisLatex.P63];CONCATENATE(&quot;\textbf{&quot;;[AnalysisLatex.P63]; &quot;}&quot;))" office:value-type="string" office:string-value="Am">
            <text:p>Am</text:p>
          </table:table-cell>
          <table:table-cell office:value-type="string">
            <text:p>&amp;</text:p>
          </table:table-cell>
          <table:table-cell table:formula="of:=[AnalysisLatex.N63]" office:value-type="string" office:string-value="Am$^7$ ($\flat$11)">
            <text:p>Am$^7$ ($\flat$11)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64];&quot;(bar &quot;;&quot;&quot;); &quot;)&quot;; &quot;&quot;)" office:value-type="string" office:string-value="64">
            <text:p>64</text:p>
          </table:table-cell>
          <table:table-cell office:value-type="string">
            <text:p>&amp;</text:p>
          </table:table-cell>
          <table:table-cell table:formula="of:=IF(ISTEXT([AnalysisLatex.A64]);[AnalysisLatex.A64]; &quot;&quot;)" office:value-type="string" office:string-value="C minor: IV">
            <text:p>C minor: IV</text:p>
          </table:table-cell>
          <table:table-cell office:value-type="string">
            <text:p>&amp;</text:p>
          </table:table-cell>
          <table:table-cell table:formula="of:=IF([AnalysisLatex.C64];[AnalysisLatex.B64];CONCATENATE(&quot;\textbf{&quot;;[AnalysisLatex.B64]; &quot;}&quot;))" office:value-type="string" office:string-value="\textbf{Fm}">
            <text:p>\textbf{Fm}</text:p>
          </table:table-cell>
          <table:table-cell office:value-type="string">
            <text:p>&amp;</text:p>
          </table:table-cell>
          <table:table-cell table:formula="of:=IF(ISTEXT([AnalysisLatex.D64]);[AnalysisLatex.D64]; &quot;&quot;)" office:value-type="string" office:string-value="D$\flat$ major: V">
            <text:p>D$\flat$ major: V</text:p>
          </table:table-cell>
          <table:table-cell office:value-type="string">
            <text:p>&amp;</text:p>
          </table:table-cell>
          <table:table-cell table:formula="of:=IF([AnalysisLatex.F64];[AnalysisLatex.E64];CONCATENATE(&quot;\textbf{&quot;;[AnalysisLatex.E64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IF(ISTEXT([AnalysisLatex.G64]);[AnalysisLatex.G64]; &quot;&quot;)" office:value-type="string" office:string-value="D$\flat$ major: V$^7$">
            <text:p>D$\flat$ major: V$^7$</text:p>
          </table:table-cell>
          <table:table-cell office:value-type="string">
            <text:p>&amp;</text:p>
          </table:table-cell>
          <table:table-cell table:formula="of:=IF([AnalysisLatex.I64];[AnalysisLatex.H64];CONCATENATE(&quot;\textbf{&quot;;[AnalysisLatex.H64]; &quot;}&quot;))" office:value-type="string" office:string-value="A$\flat^7$">
            <text:p>A$\flat^7$</text:p>
          </table:table-cell>
          <table:table-cell office:value-type="string">
            <text:p>&amp;</text:p>
          </table:table-cell>
          <table:table-cell table:formula="of:=IF(ISTEXT([AnalysisLatex.J64]);[AnalysisLatex.J64]; &quot;&quot;)" office:value-type="string" office:string-value="D$\flat$ major: V">
            <text:p>D$\flat$ major: V</text:p>
          </table:table-cell>
          <table:table-cell office:value-type="string">
            <text:p>&amp;</text:p>
          </table:table-cell>
          <table:table-cell table:formula="of:=IF([AnalysisLatex.L64];[AnalysisLatex.K64];CONCATENATE(&quot;\textbf{&quot;;[AnalysisLatex.K64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IF(ISTEXT([AnalysisLatex.O64]);[AnalysisLatex.O64]; &quot;&quot;)" office:value-type="string" office:string-value="C minor: VI">
            <text:p>C minor: VI</text:p>
          </table:table-cell>
          <table:table-cell office:value-type="string">
            <text:p>&amp;</text:p>
          </table:table-cell>
          <table:table-cell table:formula="of:=IF([AnalysisLatex.Q64];[AnalysisLatex.P64];CONCATENATE(&quot;\textbf{&quot;;[AnalysisLatex.P64]; &quot;}&quot;))" office:value-type="string" office:string-value="A$\flat$">
            <text:p>A$\flat$</text:p>
          </table:table-cell>
          <table:table-cell office:value-type="string">
            <text:p>&amp;</text:p>
          </table:table-cell>
          <table:table-cell table:formula="of:=[AnalysisLatex.N64]" office:value-type="string" office:string-value="A$\flat^7$">
            <text:p>A$\flat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65];&quot;(bar &quot;;&quot;&quot;); &quot;)&quot;; &quot;&quot;)" office:value-type="string" office:string-value="65">
            <text:p>65</text:p>
          </table:table-cell>
          <table:table-cell office:value-type="string">
            <text:p>&amp;</text:p>
          </table:table-cell>
          <table:table-cell table:formula="of:=IF(ISTEXT([AnalysisLatex.A65]);[AnalysisLatex.A65]; &quot;&quot;)">
            <text:p/>
          </table:table-cell>
          <table:table-cell office:value-type="string">
            <text:p>&amp;</text:p>
          </table:table-cell>
          <table:table-cell table:formula="of:=IF([AnalysisLatex.C65];[AnalysisLatex.B65];CONCATENATE(&quot;\textbf{&quot;;[AnalysisLatex.B65]; &quot;}&quot;))" office:value-type="string" office:string-value="\textbf{Fm}">
            <text:p>\textbf{Fm}</text:p>
          </table:table-cell>
          <table:table-cell office:value-type="string">
            <text:p>&amp;</text:p>
          </table:table-cell>
          <table:table-cell table:formula="of:=IF(ISTEXT([AnalysisLatex.D65]);[AnalysisLatex.D65]; &quot;&quot;)" office:value-type="string" office:string-value="G$\flat$ major: V">
            <text:p>G$\flat$ major: V</text:p>
          </table:table-cell>
          <table:table-cell office:value-type="string">
            <text:p>&amp;</text:p>
          </table:table-cell>
          <table:table-cell table:formula="of:=IF([AnalysisLatex.F65];[AnalysisLatex.E65];CONCATENATE(&quot;\textbf{&quot;;[AnalysisLatex.E65]; &quot;}&quot;))" office:value-type="string" office:string-value="D$\flat$">
            <text:p>D$\flat$</text:p>
          </table:table-cell>
          <table:table-cell office:value-type="string">
            <text:p>&amp;</text:p>
          </table:table-cell>
          <table:table-cell table:formula="of:=IF(ISTEXT([AnalysisLatex.G65]);[AnalysisLatex.G65]; &quot;&quot;)" office:value-type="string" office:string-value="G$\flat$ major: V$^7$">
            <text:p>G$\flat$ major: V$^7$</text:p>
          </table:table-cell>
          <table:table-cell office:value-type="string">
            <text:p>&amp;</text:p>
          </table:table-cell>
          <table:table-cell table:formula="of:=IF([AnalysisLatex.I65];[AnalysisLatex.H65];CONCATENATE(&quot;\textbf{&quot;;[AnalysisLatex.H65]; &quot;}&quot;))" office:value-type="string" office:string-value="D$\flat^7$">
            <text:p>D$\flat^7$</text:p>
          </table:table-cell>
          <table:table-cell office:value-type="string">
            <text:p>&amp;</text:p>
          </table:table-cell>
          <table:table-cell table:formula="of:=IF(ISTEXT([AnalysisLatex.J65]);[AnalysisLatex.J65]; &quot;&quot;)" office:value-type="string" office:string-value="G$\flat$ major: II">
            <text:p>G$\flat$ major: II</text:p>
          </table:table-cell>
          <table:table-cell office:value-type="string">
            <text:p>&amp;</text:p>
          </table:table-cell>
          <table:table-cell table:formula="of:=IF([AnalysisLatex.L65];[AnalysisLatex.K65];CONCATENATE(&quot;\textbf{&quot;;[AnalysisLatex.K65]; &quot;}&quot;))" office:value-type="string" office:string-value="\textbf{A$\flat$m}">
            <text:p>\textbf{A$\flat$m}</text:p>
          </table:table-cell>
          <table:table-cell office:value-type="string">
            <text:p>&amp;</text:p>
          </table:table-cell>
          <table:table-cell table:formula="of:=IF(ISTEXT([AnalysisLatex.O65]);[AnalysisLatex.O65]; &quot;&quot;)" office:value-type="string" office:string-value="G$\flat$ major: V">
            <text:p>G$\flat$ major: V</text:p>
          </table:table-cell>
          <table:table-cell office:value-type="string">
            <text:p>&amp;</text:p>
          </table:table-cell>
          <table:table-cell table:formula="of:=IF([AnalysisLatex.Q65];[AnalysisLatex.P65];CONCATENATE(&quot;\textbf{&quot;;[AnalysisLatex.P65]; &quot;}&quot;))" office:value-type="string" office:string-value="D$\flat$">
            <text:p>D$\flat$</text:p>
          </table:table-cell>
          <table:table-cell office:value-type="string">
            <text:p>&amp;</text:p>
          </table:table-cell>
          <table:table-cell table:formula="of:=[AnalysisLatex.N65]" office:value-type="string" office:string-value="D$\flat^7$ (9)">
            <text:p>D$\flat^7$ (9)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66];&quot;(bar &quot;;&quot;&quot;); &quot;)&quot;; &quot;&quot;)" office:value-type="string" office:string-value="66">
            <text:p>66</text:p>
          </table:table-cell>
          <table:table-cell office:value-type="string">
            <text:p>&amp;</text:p>
          </table:table-cell>
          <table:table-cell table:formula="of:=IF(ISTEXT([AnalysisLatex.A66]);[AnalysisLatex.A66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C66];[AnalysisLatex.B66];CONCATENATE(&quot;\textbf{&quot;;[AnalysisLatex.B66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D66]);[AnalysisLatex.D66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F66];[AnalysisLatex.E66];CONCATENATE(&quot;\textbf{&quot;;[AnalysisLatex.E66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G66]);[AnalysisLatex.G66]; &quot;&quot;)" office:value-type="string" office:string-value="A$\flat$ major: V$^7$">
            <text:p>A$\flat$ major: V$^7$</text:p>
          </table:table-cell>
          <table:table-cell office:value-type="string">
            <text:p>&amp;</text:p>
          </table:table-cell>
          <table:table-cell table:formula="of:=IF([AnalysisLatex.I66];[AnalysisLatex.H66];CONCATENATE(&quot;\textbf{&quot;;[AnalysisLatex.H66]; &quot;}&quot;))" office:value-type="string" office:string-value="E$\flat^7$">
            <text:p>E$\flat^7$</text:p>
          </table:table-cell>
          <table:table-cell office:value-type="string">
            <text:p>&amp;</text:p>
          </table:table-cell>
          <table:table-cell table:formula="of:=IF(ISTEXT([AnalysisLatex.J66]);[AnalysisLatex.J66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L66];[AnalysisLatex.K66];CONCATENATE(&quot;\textbf{&quot;;[AnalysisLatex.K66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IF(ISTEXT([AnalysisLatex.O66]);[AnalysisLatex.O66]; &quot;&quot;)" office:value-type="string" office:string-value="B$\flat$ major: IV">
            <text:p>B$\flat$ major: IV</text:p>
          </table:table-cell>
          <table:table-cell office:value-type="string">
            <text:p>&amp;</text:p>
          </table:table-cell>
          <table:table-cell table:formula="of:=IF([AnalysisLatex.Q66];[AnalysisLatex.P66];CONCATENATE(&quot;\textbf{&quot;;[AnalysisLatex.P66]; &quot;}&quot;))" office:value-type="string" office:string-value="E$\flat$">
            <text:p>E$\flat$</text:p>
          </table:table-cell>
          <table:table-cell office:value-type="string">
            <text:p>&amp;</text:p>
          </table:table-cell>
          <table:table-cell table:formula="of:=[AnalysisLatex.N66]" office:value-type="string" office:string-value="E$\flat$">
            <text:p>E$\flat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67];&quot;(bar &quot;;&quot;&quot;); &quot;)&quot;; &quot;&quot;)" office:value-type="string" office:string-value="67">
            <text:p>67</text:p>
          </table:table-cell>
          <table:table-cell office:value-type="string">
            <text:p>&amp;</text:p>
          </table:table-cell>
          <table:table-cell table:formula="of:=IF(ISTEXT([AnalysisLatex.A67]);[AnalysisLatex.A67]; &quot;&quot;)" office:value-type="string" office:string-value="G minor: IV">
            <text:p>G minor: IV</text:p>
          </table:table-cell>
          <table:table-cell office:value-type="string">
            <text:p>&amp;</text:p>
          </table:table-cell>
          <table:table-cell table:formula="of:=IF([AnalysisLatex.C67];[AnalysisLatex.B67];CONCATENATE(&quot;\textbf{&quot;;[AnalysisLatex.B67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IF(ISTEXT([AnalysisLatex.D67]);[AnalysisLatex.D67]; &quot;&quot;)" office:value-type="string" office:string-value="G minor: IV">
            <text:p>G minor: IV</text:p>
          </table:table-cell>
          <table:table-cell office:value-type="string">
            <text:p>&amp;</text:p>
          </table:table-cell>
          <table:table-cell table:formula="of:=IF([AnalysisLatex.F67];[AnalysisLatex.E67];CONCATENATE(&quot;\textbf{&quot;;[AnalysisLatex.E67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IF(ISTEXT([AnalysisLatex.G67]);[AnalysisLatex.G67]; &quot;&quot;)" office:value-type="string" office:string-value="G minor: V$^7$">
            <text:p>G minor: V$^7$</text:p>
          </table:table-cell>
          <table:table-cell office:value-type="string">
            <text:p>&amp;</text:p>
          </table:table-cell>
          <table:table-cell table:formula="of:=IF([AnalysisLatex.I67];[AnalysisLatex.H67];CONCATENATE(&quot;\textbf{&quot;;[AnalysisLatex.H67]; &quot;}&quot;))" office:value-type="string" office:string-value="\textbf{D$^7$}">
            <text:p>\textbf{D$^7$}</text:p>
          </table:table-cell>
          <table:table-cell office:value-type="string">
            <text:p>&amp;</text:p>
          </table:table-cell>
          <table:table-cell table:formula="of:=IF(ISTEXT([AnalysisLatex.J67]);[AnalysisLatex.J67]; &quot;&quot;)" office:value-type="string" office:string-value="G minor: IV">
            <text:p>G minor: IV</text:p>
          </table:table-cell>
          <table:table-cell office:value-type="string">
            <text:p>&amp;</text:p>
          </table:table-cell>
          <table:table-cell table:formula="of:=IF([AnalysisLatex.L67];[AnalysisLatex.K67];CONCATENATE(&quot;\textbf{&quot;;[AnalysisLatex.K67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IF(ISTEXT([AnalysisLatex.O67]);[AnalysisLatex.O67]; &quot;&quot;)" office:value-type="string" office:string-value="B$\flat$ major: II">
            <text:p>B$\flat$ major: II</text:p>
          </table:table-cell>
          <table:table-cell office:value-type="string">
            <text:p>&amp;</text:p>
          </table:table-cell>
          <table:table-cell table:formula="of:=IF([AnalysisLatex.Q67];[AnalysisLatex.P67];CONCATENATE(&quot;\textbf{&quot;;[AnalysisLatex.P67]; &quot;}&quot;))" office:value-type="string" office:string-value="Cm">
            <text:p>Cm</text:p>
          </table:table-cell>
          <table:table-cell office:value-type="string">
            <text:p>&amp;</text:p>
          </table:table-cell>
          <table:table-cell table:formula="of:=[AnalysisLatex.N67]" office:value-type="string" office:string-value="Cm6">
            <text:p>Cm6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68];&quot;(bar &quot;;&quot;&quot;); &quot;)&quot;; &quot;&quot;)" office:value-type="string" office:string-value="68">
            <text:p>68</text:p>
          </table:table-cell>
          <table:table-cell office:value-type="string">
            <text:p>&amp;</text:p>
          </table:table-cell>
          <table:table-cell table:formula="of:=IF(ISTEXT([AnalysisLatex.A68]);[AnalysisLatex.A68]; &quot;&quot;)" office:value-type="string" office:string-value="G$\flat$ major: IV">
            <text:p>G$\flat$ major: IV</text:p>
          </table:table-cell>
          <table:table-cell office:value-type="string">
            <text:p>&amp;</text:p>
          </table:table-cell>
          <table:table-cell table:formula="of:=IF([AnalysisLatex.C68];[AnalysisLatex.B68];CONCATENATE(&quot;\textbf{&quot;;[AnalysisLatex.B68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IF(ISTEXT([AnalysisLatex.D68]);[AnalysisLatex.D68]; &quot;&quot;)" office:value-type="string" office:string-value="E major: V">
            <text:p>E major: V</text:p>
          </table:table-cell>
          <table:table-cell office:value-type="string">
            <text:p>&amp;</text:p>
          </table:table-cell>
          <table:table-cell table:formula="of:=IF([AnalysisLatex.F68];[AnalysisLatex.E68];CONCATENATE(&quot;\textbf{&quot;;[AnalysisLatex.E68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IF(ISTEXT([AnalysisLatex.G68]);[AnalysisLatex.G68]; &quot;&quot;)" office:value-type="string" office:string-value="E major: V$^7$">
            <text:p>E major: V$^7$</text:p>
          </table:table-cell>
          <table:table-cell office:value-type="string">
            <text:p>&amp;</text:p>
          </table:table-cell>
          <table:table-cell table:formula="of:=IF([AnalysisLatex.I68];[AnalysisLatex.H68];CONCATENATE(&quot;\textbf{&quot;;[AnalysisLatex.H68]; &quot;}&quot;))" office:value-type="string" office:string-value="B$^7$">
            <text:p>B$^7$</text:p>
          </table:table-cell>
          <table:table-cell office:value-type="string">
            <text:p>&amp;</text:p>
          </table:table-cell>
          <table:table-cell table:formula="of:=IF(ISTEXT([AnalysisLatex.J68]);[AnalysisLatex.J68]; &quot;&quot;)" office:value-type="string" office:string-value="E major: V">
            <text:p>E major: V</text:p>
          </table:table-cell>
          <table:table-cell office:value-type="string">
            <text:p>&amp;</text:p>
          </table:table-cell>
          <table:table-cell table:formula="of:=IF([AnalysisLatex.L68];[AnalysisLatex.K68];CONCATENATE(&quot;\textbf{&quot;;[AnalysisLatex.K68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IF(ISTEXT([AnalysisLatex.O68]);[AnalysisLatex.O68]; &quot;&quot;)" office:value-type="string" office:string-value="E minor: V">
            <text:p>E minor: V</text:p>
          </table:table-cell>
          <table:table-cell office:value-type="string">
            <text:p>&amp;</text:p>
          </table:table-cell>
          <table:table-cell table:formula="of:=IF([AnalysisLatex.Q68];[AnalysisLatex.P68];CONCATENATE(&quot;\textbf{&quot;;[AnalysisLatex.P68]; &quot;}&quot;))" office:value-type="string" office:string-value="B">
            <text:p>B</text:p>
          </table:table-cell>
          <table:table-cell office:value-type="string">
            <text:p>&amp;</text:p>
          </table:table-cell>
          <table:table-cell table:formula="of:=[AnalysisLatex.N68]" office:value-type="string" office:string-value="B$^7$">
            <text:p>B$^7$</text:p>
          </table:table-cell>
          <table:table-cell office:value-type="string">
            <text:p>\\</text:p>
          </table:table-cell>
        </table:table-row>
        <table:table-row table:style-name="ro2">
          <table:table-cell table:formula="of:=SUBSTITUTE(SUBSTITUTE([AnalysisLatex.M69];&quot;(bar &quot;;&quot;&quot;); &quot;)&quot;; &quot;&quot;)" office:value-type="string" office:string-value="69">
            <text:p>69</text:p>
          </table:table-cell>
          <table:table-cell office:value-type="string">
            <text:p>&amp;</text:p>
          </table:table-cell>
          <table:table-cell table:formula="of:=IF(ISTEXT([AnalysisLatex.A69]);[AnalysisLatex.A69]; &quot;&quot;)" office:value-type="string" office:string-value="E$\flat$ minor: II">
            <text:p>E$\flat$ minor: II</text:p>
          </table:table-cell>
          <table:table-cell office:value-type="string">
            <text:p>&amp;</text:p>
          </table:table-cell>
          <table:table-cell table:formula="of:=IF([AnalysisLatex.C69];[AnalysisLatex.B69];CONCATENATE(&quot;\textbf{&quot;;[AnalysisLatex.B69]; &quot;}&quot;))" office:value-type="string" office:string-value="Fdim">
            <text:p>Fdim</text:p>
          </table:table-cell>
          <table:table-cell office:value-type="string">
            <text:p>&amp;</text:p>
          </table:table-cell>
          <table:table-cell table:formula="of:=IF(ISTEXT([AnalysisLatex.D69]);[AnalysisLatex.D69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F69];[AnalysisLatex.E69];CONCATENATE(&quot;\textbf{&quot;;[AnalysisLatex.E69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G69]);[AnalysisLatex.G69]; &quot;&quot;)" office:value-type="string" office:string-value="E$\flat$ minor: V$^7$">
            <text:p>E$\flat$ minor: V$^7$</text:p>
          </table:table-cell>
          <table:table-cell office:value-type="string">
            <text:p>&amp;</text:p>
          </table:table-cell>
          <table:table-cell table:formula="of:=IF([AnalysisLatex.I69];[AnalysisLatex.H69];CONCATENATE(&quot;\textbf{&quot;;[AnalysisLatex.H69]; &quot;}&quot;))" office:value-type="string" office:string-value="B$\flat^7$">
            <text:p>B$\flat^7$</text:p>
          </table:table-cell>
          <table:table-cell office:value-type="string">
            <text:p>&amp;</text:p>
          </table:table-cell>
          <table:table-cell table:formula="of:=IF(ISTEXT([AnalysisLatex.J69]);[AnalysisLatex.J69]; &quot;&quot;)" office:value-type="string" office:string-value="E$\flat$ major: V">
            <text:p>E$\flat$ major: V</text:p>
          </table:table-cell>
          <table:table-cell office:value-type="string">
            <text:p>&amp;</text:p>
          </table:table-cell>
          <table:table-cell table:formula="of:=IF([AnalysisLatex.L69];[AnalysisLatex.K69];CONCATENATE(&quot;\textbf{&quot;;[AnalysisLatex.K69]; &quot;}&quot;))" office:value-type="string" office:string-value="B$\flat$">
            <text:p>B$\flat$</text:p>
          </table:table-cell>
          <table:table-cell office:value-type="string">
            <text:p>&amp;</text:p>
          </table:table-cell>
          <table:table-cell table:formula="of:=IF(ISTEXT([AnalysisLatex.O69]);[AnalysisLatex.O69]; &quot;&quot;)" office:value-type="string" office:string-value="E$\flat$ minor: VII">
            <text:p>E$\flat$ minor: VII</text:p>
          </table:table-cell>
          <table:table-cell office:value-type="string">
            <text:p>&amp;</text:p>
          </table:table-cell>
          <table:table-cell table:formula="of:=IF([AnalysisLatex.Q69];[AnalysisLatex.P69];CONCATENATE(&quot;\textbf{&quot;;[AnalysisLatex.P69]; &quot;}&quot;))" office:value-type="string" office:string-value="Ddim">
            <text:p>Ddim</text:p>
          </table:table-cell>
          <table:table-cell office:value-type="string">
            <text:p>&amp;</text:p>
          </table:table-cell>
          <table:table-cell table:formula="of:=[AnalysisLatex.N69]" office:value-type="string" office:string-value="B$^7$, B$\flat^7$">
            <text:p>B$^7$, B$\flat^7$</text:p>
          </table:table-cell>
          <table:table-cell office:value-type="string">
            <text:p>\\\hline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 table:formula="of:=CONCATENATE(&quot;\textit{&quot;;SUM([AnalysisLatex.C3:.C69]); &quot;/&quot;; COUNT([AnalysisLatex.C3:.C69]); &quot;}&quot;)" office:value-type="string" office:string-value="\textit{53/67}">
            <text:p>\textit{53/67}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 table:formula="of:=CONCATENATE(&quot;\textit{&quot;;SUM([AnalysisLatex.F3:.F69]); &quot;/&quot;; COUNT([AnalysisLatex.F3:.F69]); &quot;}&quot;)" office:value-type="string" office:string-value="\textit{51/67}">
            <text:p>\textit{51/67}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 table:formula="of:=CONCATENATE(&quot;\textit{&quot;;SUM([AnalysisLatex.I3:.I69]); &quot;/&quot;; COUNT([AnalysisLatex.I3:.I69]); &quot;}&quot;)" office:value-type="string" office:string-value="\textit{48/67}">
            <text:p>\textit{48/67}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 table:formula="of:=CONCATENATE(&quot;\textit{&quot;;SUM([AnalysisLatex.L3:.L69]); &quot;/&quot;; COUNT([AnalysisLatex.L3:.L69]); &quot;}&quot;)" office:value-type="string" office:string-value="\textit{53/67}">
            <text:p>\textit{53/67}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Default" table:formula="of:=CONCATENATE(&quot;\textit{&quot;;SUM([AnalysisLatex.Q3:.Q69]); &quot;/&quot;; COUNT([AnalysisLatex.Q3:.Q69]); &quot;}&quot;)" office:value-type="string" office:string-value="\textit{58/67}">
            <text:p>\textit{58/67}</text:p>
          </table:table-cell>
          <table:table-cell office:value-type="string">
            <text:p>&amp;</text:p>
          </table:table-cell>
          <table:table-cell table:style-name="Default"/>
          <table:table-cell office:value-type="string">
            <text:p>\\</text:p>
          </table:table-cell>
        </table:table-row>
      </table:table>
      <table:table table:name="Sheet5" table:style-name="ta1" table:print="false">
        <table:table-column table:style-name="co1" table:default-cell-style-name="Default"/>
        <table:table-column table:style-name="co19" table:default-cell-style-name="ce5"/>
        <table:table-column table:style-name="co3" table:default-cell-style-name="ce5"/>
        <table:table-column table:style-name="co4" table:default-cell-style-name="Default"/>
        <table:table-column table:style-name="co20" table:default-cell-style-name="ce5"/>
        <table:table-column table:style-name="co3" table:default-cell-style-name="ce5"/>
        <table:table-column table:style-name="co6" table:default-cell-style-name="Default"/>
        <table:table-column table:style-name="co21" table:default-cell-style-name="ce5"/>
        <table:table-column table:style-name="co3" table:default-cell-style-name="ce5"/>
        <table:table-column table:style-name="co4" table:default-cell-style-name="Default"/>
        <table:table-column table:style-name="co20" table:default-cell-style-name="ce5"/>
        <table:table-column table:style-name="co3" table:default-cell-style-name="ce5"/>
        <table:table-column table:style-name="co8" table:default-cell-style-name="ce11"/>
        <table:table-column table:style-name="co10" table:number-columns-repeated="1011" table:default-cell-style-name="Default"/>
        <table:table-row table:style-name="ro1">
          <table:table-cell table:style-name="ce1" office:value-type="string">
            <text:p>Analysis of Can't Help Lovin Dat Man (1)</text:p>
          </table:table-cell>
          <table:table-cell table:style-name="ce3" table:number-columns-repeated="2"/>
          <table:table-cell/>
          <table:table-cell table:style-name="ce3" table:number-columns-repeated="8"/>
          <table:table-cell table:style-name="ce9"/>
          <table:table-cell table:style-name="ce3" table:number-columns-repeated="1008"/>
          <table:table-cell table:number-columns-repeated="3"/>
        </table:table-row>
        <table:table-row table:style-name="ro2">
          <table:table-cell table:style-name="ce2" office:value-type="string">
            <text:p>Haydn</text:p>
          </table:table-cell>
          <table:table-cell table:style-name="ce4" table:number-columns-repeated="2"/>
          <table:table-cell table:style-name="ce2" office:value-type="string">
            <text:p>Jazz</text:p>
          </table:table-cell>
          <table:table-cell table:style-name="ce4" table:number-columns-repeated="2"/>
          <table:table-cell table:style-name="ce2" office:value-type="string">
            <text:p>Jazz7</text:p>
          </table:table-cell>
          <table:table-cell table:style-name="ce4" table:number-columns-repeated="2"/>
          <table:table-cell table:style-name="ce2" office:value-type="string">
            <text:p>JazzFun</text:p>
          </table:table-cell>
          <table:table-cell table:style-name="ce4" table:number-columns-repeated="2"/>
          <table:table-cell table:style-name="ce10"/>
          <table:table-cell table:style-name="ce2" table:number-columns-repeated="1008"/>
          <table:table-cell table:style-name="ce16" table:number-columns-repeated="3"/>
        </table:table-row>
        <table:table-row table:style-name="ro2"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V</text:p>
          </table:table-cell>
          <table:table-cell table:style-name="ce6" office:value-type="string">
            <text:p>B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A$\flat$ <text:s/>major: V7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A$\flat$ <text:s/>major: 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2)</text:p>
          </table:table-cell>
          <table:table-cell office:value-type="string">
            <text:p>E$\flat$ 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>
            <text:p>E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I</text:p>
          </table:table-cell>
          <table:table-cell table:style-name="ce6" office:value-type="string">
            <text:p>E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D$\flat$ <text:s/>major: V7</text:p>
          </table:table-cell>
          <table:table-cell table:style-name="ce6" office:value-type="string">
            <text:p>A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D$\flat$ <text:s/>major: II</text:p>
          </table:table-cell>
          <table:table-cell table:style-name="ce6" office:value-type="string">
            <text:p>E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(bar 3)</text:p>
          </table:table-cell>
          <table:table-cell office:value-type="string">
            <text:p>G$\flat^7$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>
            <text:p>E$\flat$ 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E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V7</text:p>
          </table:table-cell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E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(bar 4)</text:p>
          </table:table-cell>
          <table:table-cell office:value-type="string">
            <text:p>Fm$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V</text:p>
          </table:table-cell>
          <table:table-cell table:style-name="ce6" office:value-type="string">
            <text:p>B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VII</text:p>
          </table:table-cell>
          <table:table-cell table:style-name="ce6" office:value-type="string">
            <text:p>Ddi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inor: V</text:p>
          </table:table-cell>
          <table:table-cell table:style-name="ce6" office:value-type="string">
            <text:p>B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(bar 5)</text:p>
          </table:table-cell>
          <table:table-cell office:value-type="string">
            <text:p>E$^7$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>
            <text:p>B$\flat$ 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Ddi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$\flat$ </text:p>
          </table:table-cell>
          <table:table-cell table:style-name="ce6" office:value-type="float" office:value="0">
            <text:p>0</text:p>
          </table:table-cell>
          <table:table-cell/>
          <table:table-cell office:value-type="string">
            <text:p>Gm$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I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Ddi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inor: I</text:p>
          </table:table-cell>
          <table:table-cell office:value-type="string">
            <text:p>E$\flat$m</text:p>
          </table:table-cell>
          <table:table-cell office:value-type="float" office:value="1">
            <text:p>1</text:p>
          </table:table-cell>
          <table:table-cell office:value-type="string">
            <text:p>(bar 7)</text:p>
          </table:table-cell>
          <table:table-cell office:value-type="string">
            <text:p>E$\flat$m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Ddi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8)</text:p>
          </table:table-cell>
          <table:table-cell office:value-type="string">
            <text:p>Fsus4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V</text:p>
          </table:table-cell>
          <table:table-cell table:style-name="ce6" office:value-type="string">
            <text:p>B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III</text:p>
          </table:table-cell>
          <table:table-cell table:style-name="ce6" office:value-type="string">
            <text:p>Gm</text:p>
          </table:table-cell>
          <table:table-cell table:style-name="ce6" office:value-type="float" office:value="0">
            <text:p>0</text:p>
          </table:table-cell>
          <table:table-cell office:value-type="string">
            <text:p>C minor: V7</text:p>
          </table:table-cell>
          <table:table-cell table:style-name="ce6" office:value-type="string">
            <text:p>G$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V</text:p>
          </table:table-cell>
          <table:table-cell table:style-name="ce6" office:value-type="string">
            <text:p>B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(bar 9)</text:p>
          </table:table-cell>
          <table:table-cell office:value-type="string">
            <text:p>Em$^7$ (13)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A$\flat$ <text:s/>major: V7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10)</text:p>
          </table:table-cell>
          <table:table-cell office:value-type="string">
            <text:p>E$\flat$6</text:p>
          </table:table-cell>
          <table:table-cell table:number-columns-repeated="1010"/>
        </table:table-row>
        <table:table-row table:style-name="ro2">
          <table:table-cell office:value-type="string">
            <text:p>A$\flat$ <text:s/>minor: II</text:p>
          </table:table-cell>
          <table:table-cell office:value-type="string">
            <text:p>B$\flat$dim</text:p>
          </table:table-cell>
          <table:table-cell office:value-type="float" office:value="1">
            <text:p>1</text:p>
          </table:table-cell>
          <table:table-cell office:value-type="string">
            <text:p>B major: V</text:p>
          </table:table-cell>
          <table:table-cell office:value-type="string">
            <text:p>G$\flat$ </text:p>
          </table:table-cell>
          <table:table-cell office:value-type="float" office:value="1">
            <text:p>1</text:p>
          </table:table-cell>
          <table:table-cell office:value-type="string">
            <text:p>B major: V7</text:p>
          </table:table-cell>
          <table:table-cell office:value-type="string">
            <text:p>G$\flat^7$</text:p>
          </table:table-cell>
          <table:table-cell office:value-type="float" office:value="1">
            <text:p>1</text:p>
          </table:table-cell>
          <table:table-cell office:value-type="string">
            <text:p>B major: V</text:p>
          </table:table-cell>
          <table:table-cell office:value-type="string">
            <text:p>G$\flat$ </text:p>
          </table:table-cell>
          <table:table-cell office:value-type="float" office:value="1">
            <text:p>1</text:p>
          </table:table-cell>
          <table:table-cell office:value-type="string">
            <text:p>(bar 11)</text:p>
          </table:table-cell>
          <table:table-cell office:value-type="string">
            <text:p>G$\flat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<text:s/>major: V7</text:p>
          </table:table-cell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12)</text:p>
          </table:table-cell>
          <table:table-cell office:value-type="string">
            <text:p>Fm$^7$ (11)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$\flat^7$</text:p>
          </table:table-cell>
          <table:table-cell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(bar 13)</text:p>
          </table:table-cell>
          <table:table-cell office:value-type="string">
            <text:p>B$\flat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A$\flat$ <text:s/>major: V7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14)</text:p>
          </table:table-cell>
          <table:table-cell office:value-type="string">
            <text:p>E$\flat^7$</text:p>
          </table:table-cell>
          <table:table-cell table:number-columns-repeated="1010"/>
        </table:table-row>
        <table:table-row table:style-name="ro2">
          <table:table-cell office:value-type="string">
            <text:p>C minor: I</text:p>
          </table:table-cell>
          <table:table-cell table:style-name="ce6" office:value-type="string">
            <text:p>Cm</text:p>
          </table:table-cell>
          <table:table-cell table:style-name="ce6" office:value-type="float" office:value="0">
            <text:p>0</text:p>
          </table:table-cell>
          <table:table-cell office:value-type="string">
            <text:p>C minor: VI</text:p>
          </table:table-cell>
          <table:table-cell office:value-type="string">
            <text:p>A$\flat$ </text:p>
          </table:table-cell>
          <table:table-cell office:value-type="float" office:value="1">
            <text:p>1</text:p>
          </table:table-cell>
          <table:table-cell office:value-type="string">
            <text:p>D$\flat$ <text:s/>major: V7</text:p>
          </table:table-cell>
          <table:table-cell office:value-type="string">
            <text:p>A$\flat^7$</text:p>
          </table:table-cell>
          <table:table-cell office:value-type="float" office:value="1">
            <text:p>1</text:p>
          </table:table-cell>
          <table:table-cell office:value-type="string">
            <text:p>C minor: VI</text:p>
          </table:table-cell>
          <table:table-cell office:value-type="string">
            <text:p>A$\flat$ </text:p>
          </table:table-cell>
          <table:table-cell office:value-type="float" office:value="1">
            <text:p>1</text:p>
          </table:table-cell>
          <table:table-cell office:value-type="string">
            <text:p>(bar 15)</text:p>
          </table:table-cell>
          <table:table-cell office:value-type="string">
            <text:p>A$\flat^7$</text:p>
          </table:table-cell>
          <table:table-cell table:number-columns-repeated="1010"/>
        </table:table-row>
        <table:table-row table:style-name="ro2">
          <table:table-cell office:value-type="string">
            <text:p>C minor: IV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$\flat$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$\flat^7$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$\flat$ </text:p>
          </table:table-cell>
          <table:table-cell office:value-type="float" office:value="1">
            <text:p>1</text:p>
          </table:table-cell>
          <table:table-cell office:value-type="string">
            <text:p>(bar 16)</text:p>
          </table:table-cell>
          <table:table-cell office:value-type="string">
            <text:p>A$\flat$6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A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G$\flat$ <text:s/>major: V7</text:p>
          </table:table-cell>
          <table:table-cell table:style-name="ce6" office:value-type="string">
            <text:p>D$\flat^7$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A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(bar 17)</text:p>
          </table:table-cell>
          <table:table-cell office:value-type="string">
            <text:p>A$\flat$m6</text:p>
          </table:table-cell>
          <table:table-cell table:number-columns-repeated="1010"/>
        </table:table-row>
        <table:table-row table:style-name="ro2">
          <table:table-cell office:value-type="string">
            <text:p>B$\flat$ <text:s/>major: I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B$\flat$ <text:s/>major: I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A$\flat$ <text:s/>major: V7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B$\flat$ <text:s/>major: I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18)</text:p>
          </table:table-cell>
          <table:table-cell office:value-type="string">
            <text:p>E$\flat$ </text:p>
          </table:table-cell>
          <table:table-cell table:number-columns-repeated="1010"/>
        </table:table-row>
        <table:table-row table:style-name="ro2"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V7</text:p>
          </table:table-cell>
          <table:table-cell table:style-name="ce6" office:value-type="string">
            <text:p>D$^7$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(bar 19)</text:p>
          </table:table-cell>
          <table:table-cell office:value-type="string">
            <text:p>Cm</text:p>
          </table:table-cell>
          <table:table-cell table:number-columns-repeated="1010"/>
        </table:table-row>
        <table:table-row table:style-name="ro2">
          <table:table-cell office:value-type="string">
            <text:p>G$\flat$ <text:s/>major: I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inor: V7</text:p>
          </table:table-cell>
          <table:table-cell office:value-type="string">
            <text:p>B$^7$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(bar 20)</text:p>
          </table:table-cell>
          <table:table-cell office:value-type="string">
            <text:p>B$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inor: VII</text:p>
          </table:table-cell>
          <table:table-cell office:value-type="string">
            <text:p>Ddim</text:p>
          </table:table-cell>
          <table:table-cell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V7</text:p>
          </table:table-cell>
          <table:table-cell office:value-type="string">
            <text:p>B$\flat^7$</text:p>
          </table:table-cell>
          <table:table-cell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(bar 21)</text:p>
          </table:table-cell>
          <table:table-cell office:value-type="string">
            <text:p>B$\flat^7$</text:p>
          </table:table-cell>
          <table:table-cell table:number-columns-repeated="1010"/>
        </table:table-row>
        <table:table-row table:style-name="ro2">
          <table:table-cell office:value-type="string">
            <text:p>B$\flat$ <text:s/>major: I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22)</text:p>
          </table:table-cell>
          <table:table-cell office:value-type="string">
            <text:p>E$\flat$, Gm</text:p>
          </table:table-cell>
          <table:table-cell table:number-columns-repeated="1010"/>
        </table:table-row>
        <table:table-row table:style-name="ro2">
          <table:table-cell office:value-type="string">
            <text:p>G minor: 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E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V7</text:p>
          </table:table-cell>
          <table:table-cell table:style-name="ce6" office:value-type="string">
            <text:p>D$^7$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E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(bar 23)</text:p>
          </table:table-cell>
          <table:table-cell office:value-type="string">
            <text:p>Gm, G$\flat$dim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<text:s/>major: V7</text:p>
          </table:table-cell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24)</text:p>
          </table:table-cell>
          <table:table-cell office:value-type="string">
            <text:p>Fm$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B$\flat^7$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(bar 25)</text:p>
          </table:table-cell>
          <table:table-cell office:value-type="string">
            <text:p>B$\flat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A$\flat$ <text:s/>major: V7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26)</text:p>
          </table:table-cell>
          <table:table-cell office:value-type="string">
            <text:p>E$\flat$6</text:p>
          </table:table-cell>
          <table:table-cell table:number-columns-repeated="1010"/>
        </table:table-row>
        <table:table-row table:style-name="ro2">
          <table:table-cell office:value-type="string">
            <text:p>A$\flat$ <text:s/>minor: II</text:p>
          </table:table-cell>
          <table:table-cell office:value-type="string">
            <text:p>B$\flat$dim</text:p>
          </table:table-cell>
          <table:table-cell office:value-type="float" office:value="1">
            <text:p>1</text:p>
          </table:table-cell>
          <table:table-cell office:value-type="string">
            <text:p>B major: III</text:p>
          </table:table-cell>
          <table:table-cell table:style-name="ce6" office:value-type="string">
            <text:p>E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B major: V7</text:p>
          </table:table-cell>
          <table:table-cell office:value-type="string">
            <text:p>G$\flat^7$</text:p>
          </table:table-cell>
          <table:table-cell office:value-type="float" office:value="1">
            <text:p>1</text:p>
          </table:table-cell>
          <table:table-cell office:value-type="string">
            <text:p>B major: III</text:p>
          </table:table-cell>
          <table:table-cell table:style-name="ce6" office:value-type="string">
            <text:p>E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(bar 27)</text:p>
          </table:table-cell>
          <table:table-cell office:value-type="string">
            <text:p>G$\flat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<text:s/>major: V7</text:p>
          </table:table-cell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28)</text:p>
          </table:table-cell>
          <table:table-cell office:value-type="string">
            <text:p>Fm$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B$\flat^7$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(bar 29)</text:p>
          </table:table-cell>
          <table:table-cell office:value-type="string">
            <text:p>B$\flat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30)</text:p>
          </table:table-cell>
          <table:table-cell office:value-type="string">
            <text:p>E$\flat$M7</text:p>
          </table:table-cell>
          <table:table-cell table:number-columns-repeated="1010"/>
        </table:table-row>
        <table:table-row table:style-name="ro2">
          <table:table-cell office:value-type="string">
            <text:p>F minor: V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F major: III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office:value-type="string">
            <text:p>D minor: V7</text:p>
          </table:table-cell>
          <table:table-cell office:value-type="string">
            <text:p>A$^7$</text:p>
          </table:table-cell>
          <table:table-cell office:value-type="float" office:value="1">
            <text:p>1</text:p>
          </table:table-cell>
          <table:table-cell office:value-type="string">
            <text:p>F major: III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office:value-type="string">
            <text:p>(bar 31)</text:p>
          </table:table-cell>
          <table:table-cell office:value-type="string">
            <text:p>Am$^7$ ($\flat$ 11)</text:p>
          </table:table-cell>
          <table:table-cell table:number-columns-repeated="1010"/>
        </table:table-row>
        <table:table-row table:style-name="ro2">
          <table:table-cell office:value-type="string">
            <text:p>C minor: IV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C minor: VI</text:p>
          </table:table-cell>
          <table:table-cell office:value-type="string">
            <text:p>A$\flat$ </text:p>
          </table:table-cell>
          <table:table-cell office:value-type="float" office:value="1">
            <text:p>1</text:p>
          </table:table-cell>
          <table:table-cell office:value-type="string">
            <text:p>D$\flat$ <text:s/>major: V7</text:p>
          </table:table-cell>
          <table:table-cell office:value-type="string">
            <text:p>A$\flat^7$</text:p>
          </table:table-cell>
          <table:table-cell office:value-type="float" office:value="1">
            <text:p>1</text:p>
          </table:table-cell>
          <table:table-cell office:value-type="string">
            <text:p>C minor: VI</text:p>
          </table:table-cell>
          <table:table-cell office:value-type="string">
            <text:p>A$\flat$ </text:p>
          </table:table-cell>
          <table:table-cell office:value-type="float" office:value="1">
            <text:p>1</text:p>
          </table:table-cell>
          <table:table-cell office:value-type="string">
            <text:p>(bar 32)</text:p>
          </table:table-cell>
          <table:table-cell office:value-type="string">
            <text:p>A$\flat$6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A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G$\flat$ <text:s/>major: V7</text:p>
          </table:table-cell>
          <table:table-cell table:style-name="ce6" office:value-type="string">
            <text:p>D$\flat^7$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A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(bar 33)</text:p>
          </table:table-cell>
          <table:table-cell office:value-type="string">
            <text:p>A$\flat$m6</text:p>
          </table:table-cell>
          <table:table-cell table:number-columns-repeated="1010"/>
        </table:table-row>
        <table:table-row table:style-name="ro2">
          <table:table-cell office:value-type="string">
            <text:p>B$\flat$ <text:s/>major: I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B$\flat$ <text:s/>major: I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A$\flat$ <text:s/>major: V7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B$\flat$ <text:s/>major: I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34)</text:p>
          </table:table-cell>
          <table:table-cell office:value-type="string">
            <text:p>E$\flat$ </text:p>
          </table:table-cell>
          <table:table-cell table:number-columns-repeated="1010"/>
        </table:table-row>
        <table:table-row table:style-name="ro2"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(bar 35)</text:p>
          </table:table-cell>
          <table:table-cell office:value-type="string">
            <text:p>Cm$^7$</text:p>
          </table:table-cell>
          <table:table-cell table:number-columns-repeated="1010"/>
        </table:table-row>
        <table:table-row table:style-name="ro2">
          <table:table-cell office:value-type="string">
            <text:p>G$\flat$ <text:s/>major: I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7</text:p>
          </table:table-cell>
          <table:table-cell office:value-type="string">
            <text:p>B$^7$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(bar 36)</text:p>
          </table:table-cell>
          <table:table-cell office:value-type="string">
            <text:p>B$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in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E$\flat$ <text:s/>min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E$\flat$ <text:s/>minor: V7</text:p>
          </table:table-cell>
          <table:table-cell office:value-type="string">
            <text:p>B$\flat^7$</text:p>
          </table:table-cell>
          <table:table-cell office:value-type="float" office:value="1">
            <text:p>1</text:p>
          </table:table-cell>
          <table:table-cell office:value-type="string">
            <text:p>E$\flat$ <text:s/>minor: VII</text:p>
          </table:table-cell>
          <table:table-cell office:value-type="string">
            <text:p>Ddim</text:p>
          </table:table-cell>
          <table:table-cell office:value-type="float" office:value="1">
            <text:p>1</text:p>
          </table:table-cell>
          <table:table-cell office:value-type="string">
            <text:p>(bar 37)</text:p>
          </table:table-cell>
          <table:table-cell office:value-type="string">
            <text:p>B$^7$, B$\flat^7$</text:p>
          </table:table-cell>
          <table:table-cell table:number-columns-repeated="1010"/>
        </table:table-row>
        <table:table-row table:style-name="ro2">
          <table:table-cell office:value-type="string">
            <text:p>A$\flat$ <text:s/>minor: 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A$\flat$ <text:s/>minor: 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A$\flat$ <text:s/>major: V7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A$\flat$ <text:s/>minor: 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38)</text:p>
          </table:table-cell>
          <table:table-cell office:value-type="string">
            <text:p>E$\flat$ </text:p>
          </table:table-cell>
          <table:table-cell table:number-columns-repeated="1010"/>
        </table:table-row>
        <table:table-row table:style-name="ro2">
          <table:table-cell office:value-type="string">
            <text:p>A$\flat$ <text:s/>minor: I</text:p>
          </table:table-cell>
          <table:table-cell table:style-name="ce6" office:value-type="string">
            <text:p>A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A$\flat$ <text:s/>minor: I</text:p>
          </table:table-cell>
          <table:table-cell table:style-name="ce6" office:value-type="string">
            <text:p>A$\flat$m</text:p>
          </table:table-cell>
          <table:table-cell table:style-name="ce6" office:value-type="float" office:value="0">
            <text:p>0</text:p>
          </table:table-cell>
          <table:table-cell/>
          <table:table-cell table:style-name="ce6" office:value-type="string">
            <text:p>E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A$\flat$ <text:s/>minor: I</text:p>
          </table:table-cell>
          <table:table-cell table:style-name="ce6" office:value-type="string">
            <text:p>A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(bar 39)</text:p>
          </table:table-cell>
          <table:table-cell office:value-type="string">
            <text:p>D$\flat^7$ (9)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I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E$\flat^7$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<text:s/>major: III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 office:value-type="string">
            <text:p>(bar 40)</text:p>
          </table:table-cell>
          <table:table-cell office:value-type="string">
            <text:p>E$\flat$, Gm</text:p>
          </table:table-cell>
          <table:table-cell table:number-columns-repeated="1010"/>
        </table:table-row>
        <table:table-row table:style-name="ro2">
          <table:table-cell office:value-type="string">
            <text:p>A$\flat$ <text:s/>major: 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E$\flat^7$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41)</text:p>
          </table:table-cell>
          <table:table-cell office:value-type="string">
            <text:p>Cm$^7$, E$\flat$6</text:p>
          </table:table-cell>
          <table:table-cell table:number-columns-repeated="1010"/>
        </table:table-row>
        <table:table-row table:style-name="ro2">
          <table:table-cell office:value-type="string">
            <text:p>A$\flat$ <text:s/>major: I</text:p>
          </table:table-cell>
          <table:table-cell office:value-type="string">
            <text:p>A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A$\flat$ <text:s/>major: V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42)</text:p>
          </table:table-cell>
          <table:table-cell office:value-type="string">
            <text:p>A$\flat$6</text:p>
          </table:table-cell>
          <table:table-cell table:number-columns-repeated="1010"/>
        </table:table-row>
        <table:table-row table:style-name="ro2">
          <table:table-cell office:value-type="string">
            <text:p>C minor: IV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43)</text:p>
          </table:table-cell>
          <table:table-cell office:value-type="string">
            <text:p>A$\flat$6</text:p>
          </table:table-cell>
          <table:table-cell table:number-columns-repeated="1010"/>
        </table:table-row>
        <table:table-row table:style-name="ro2"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B$\flat$ <text:s/>minor: V7</text:p>
          </table:table-cell>
          <table:table-cell office:value-type="string">
            <text:p>F$^7$</text:p>
          </table:table-cell>
          <table:table-cell office:value-type="float" office:value="1">
            <text:p>1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(bar 44)</text:p>
          </table:table-cell>
          <table:table-cell office:value-type="string">
            <text:p>Adim</text:p>
          </table:table-cell>
          <table:table-cell table:number-columns-repeated="1010"/>
        </table:table-row>
        <table:table-row table:style-name="ro2">
          <table:table-cell office:value-type="string">
            <text:p>G minor: VII</text:p>
          </table:table-cell>
          <table:table-cell office:value-type="string">
            <text:p>G$\flat$di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$^7$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(bar 45)</text:p>
          </table:table-cell>
          <table:table-cell office:value-type="string">
            <text:p>Adim</text:p>
          </table:table-cell>
          <table:table-cell table:number-columns-repeated="1010"/>
        </table:table-row>
        <table:table-row table:style-name="ro2">
          <table:table-cell office:value-type="string">
            <text:p>A$\flat$ <text:s/>minor: III</text:p>
          </table:table-cell>
          <table:table-cell office:value-type="string">
            <text:p>Baug</text:p>
          </table:table-cell>
          <table:table-cell office:value-type="float" office:value="1">
            <text:p>1</text:p>
          </table:table-cell>
          <table:table-cell office:value-type="string">
            <text:p>C minor: III</text:p>
          </table:table-cell>
          <table:table-cell office:value-type="string">
            <text:p>E$\flat$aug</text:p>
          </table:table-cell>
          <table:table-cell office:value-type="float" office:value="1">
            <text:p>1</text:p>
          </table:table-cell>
          <table:table-cell office:value-type="string">
            <text:p>A$\flat$ <text:s/>major: V7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C minor: III</text:p>
          </table:table-cell>
          <table:table-cell office:value-type="string">
            <text:p>E$\flat$aug</text:p>
          </table:table-cell>
          <table:table-cell office:value-type="float" office:value="1">
            <text:p>1</text:p>
          </table:table-cell>
          <table:table-cell office:value-type="string">
            <text:p>(bar 46)</text:p>
          </table:table-cell>
          <table:table-cell office:value-type="string">
            <text:p>E$\flat$ <text:s/>(E$\flat$aug?)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B$\flat$ <text:s/>major: II</text:p>
          </table:table-cell>
          <table:table-cell table:style-name="ce6" office:value-type="string">
            <text:p>Cm</text:p>
          </table:table-cell>
          <table:table-cell table:style-name="ce6" office:value-type="float" office:value="0">
            <text:p>0</text:p>
          </table:table-cell>
          <table:table-cell/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B$\flat$ <text:s/>major: II</text:p>
          </table:table-cell>
          <table:table-cell table:style-name="ce6" office:value-type="string">
            <text:p>Cm</text:p>
          </table:table-cell>
          <table:table-cell table:style-name="ce6" office:value-type="float" office:value="0">
            <text:p>0</text:p>
          </table:table-cell>
          <table:table-cell office:value-type="string">
            <text:p>(bar 47)</text:p>
          </table:table-cell>
          <table:table-cell office:value-type="string">
            <text:p>E$\flat$ <text:s/>(E$\flat$aug?)</text:p>
          </table:table-cell>
          <table:table-cell table:number-columns-repeated="1010"/>
        </table:table-row>
        <table:table-row table:style-name="ro2">
          <table:table-cell office:value-type="string">
            <text:p>B$\flat$ <text:s/>maj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$\flat$ <text:s/>maj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$\flat$ <text:s/>minor: V7</text:p>
          </table:table-cell>
          <table:table-cell office:value-type="string">
            <text:p>F$^7$</text:p>
          </table:table-cell>
          <table:table-cell office:value-type="float" office:value="1">
            <text:p>1</text:p>
          </table:table-cell>
          <table:table-cell office:value-type="string">
            <text:p>B$\flat$ <text:s/>major: V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(bar 48)</text:p>
          </table:table-cell>
          <table:table-cell office:value-type="string">
            <text:p>F$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</text:p>
          </table:table-cell>
          <table:table-cell table:style-name="ce6" office:value-type="string">
            <text:p>E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B$\flat$ <text:s/>major: IV</text:p>
          </table:table-cell>
          <table:table-cell table:style-name="ce6" office:value-type="string">
            <text:p>E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A$\flat$ <text:s/>major: V7</text:p>
          </table:table-cell>
          <table:table-cell table:style-name="ce6" office:value-type="string">
            <text:p>E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A$\flat$ <text:s/>major: V</text:p>
          </table:table-cell>
          <table:table-cell table:style-name="ce6" office:value-type="string">
            <text:p>E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(bar 50)</text:p>
          </table:table-cell>
          <table:table-cell office:value-type="string">
            <text:p>F$^7$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>
            <text:p>E$\flat$ </text:p>
          </table:table-cell>
          <table:table-cell table:style-name="ce7" office:value-type="float" office:value="1">
            <text:p>1</text:p>
          </table:table-cell>
          <table:table-cell/>
          <table:table-cell table:style-name="ce7" office:value-type="string">
            <text:p>E$\flat$ </text:p>
          </table:table-cell>
          <table:table-cell table:style-name="ce7" office:value-type="float" office:value="1">
            <text:p>1</text:p>
          </table:table-cell>
          <table:table-cell office:value-type="string">
            <text:p>G minor: V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E$\flat$ </text:p>
          </table:table-cell>
          <table:table-cell table:style-name="ce7" office:value-type="float" office:value="1">
            <text:p>1</text:p>
          </table:table-cell>
          <table:table-cell office:value-type="string">
            <text:p>(bar 51)</text:p>
          </table:table-cell>
          <table:table-cell office:value-type="string">
            <text:p>E$\flat$ </text:p>
          </table:table-cell>
          <table:table-cell table:number-columns-repeated="1010"/>
        </table:table-row>
        <table:table-row table:style-name="ro2">
          <table:table-cell office:value-type="string">
            <text:p>E min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E minor: V7</text:p>
          </table:table-cell>
          <table:table-cell office:value-type="string">
            <text:p>B$^7$</text:p>
          </table:table-cell>
          <table:table-cell office:value-type="float" office:value="1">
            <text:p>1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(bar 52)</text:p>
          </table:table-cell>
          <table:table-cell office:value-type="string">
            <text:p>B$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I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II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V7</text:p>
          </table:table-cell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II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(bar 54)</text:p>
          </table:table-cell>
          <table:table-cell office:value-type="string">
            <text:p>E$\flat$6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</text:p>
          </table:table-cell>
          <table:table-cell table:style-name="ce6" office:value-type="string">
            <text:p>E$\flat$ 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G minor: V7</text:p>
          </table:table-cell>
          <table:table-cell table:style-name="ce6" office:value-type="string">
            <text:p>D$^7$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II</text:p>
          </table:table-cell>
          <table:table-cell office:value-type="string">
            <text:p>Adim</text:p>
          </table:table-cell>
          <table:table-cell office:value-type="float" office:value="1">
            <text:p>1</text:p>
          </table:table-cell>
          <table:table-cell office:value-type="string">
            <text:p>(bar 55)</text:p>
          </table:table-cell>
          <table:table-cell office:value-type="string">
            <text:p>A$\flat$, Adim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I</text:p>
          </table:table-cell>
          <table:table-cell table:style-name="ce7" office:value-type="string">
            <text:p>Fm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<text:s/>major: II</text:p>
          </table:table-cell>
          <table:table-cell table:style-name="ce7" office:value-type="string">
            <text:p>Fm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<text:s/>major: V7</text:p>
          </table:table-cell>
          <table:table-cell table:style-name="ce6" office:value-type="string">
            <text:p>B$\flat^7$</text:p>
          </table:table-cell>
          <table:table-cell table:style-name="ce6" office:value-type="float" office:value="0">
            <text:p>0</text:p>
          </table:table-cell>
          <table:table-cell office:value-type="string">
            <text:p>E$\flat$ <text:s/>major: II</text:p>
          </table:table-cell>
          <table:table-cell table:style-name="ce7" office:value-type="string">
            <text:p>Fm</text:p>
          </table:table-cell>
          <table:table-cell table:style-name="ce7" office:value-type="float" office:value="1">
            <text:p>1</text:p>
          </table:table-cell>
          <table:table-cell office:value-type="string">
            <text:p>(bar 56)</text:p>
          </table:table-cell>
          <table:table-cell office:value-type="string">
            <text:p>A$\flat$ 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B$\flat^7$</text:p>
          </table:table-cell>
          <table:table-cell table:style-name="ce7"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(bar 57)</text:p>
          </table:table-cell>
          <table:table-cell office:value-type="string">
            <text:p>B$\flat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A$\flat$ <text:s/>major: V7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58)</text:p>
          </table:table-cell>
          <table:table-cell office:value-type="string">
            <text:p>E$\flat$6</text:p>
          </table:table-cell>
          <table:table-cell table:number-columns-repeated="1010"/>
        </table:table-row>
        <table:table-row table:style-name="ro2">
          <table:table-cell office:value-type="string">
            <text:p>A$\flat$ <text:s/>minor: II</text:p>
          </table:table-cell>
          <table:table-cell office:value-type="string">
            <text:p>B$\flat$dim</text:p>
          </table:table-cell>
          <table:table-cell office:value-type="float" office:value="1">
            <text:p>1</text:p>
          </table:table-cell>
          <table:table-cell office:value-type="string">
            <text:p>B major: III</text:p>
          </table:table-cell>
          <table:table-cell table:style-name="ce6" office:value-type="string">
            <text:p>E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B major: V7</text:p>
          </table:table-cell>
          <table:table-cell office:value-type="string">
            <text:p>G$\flat^7$</text:p>
          </table:table-cell>
          <table:table-cell office:value-type="float" office:value="1">
            <text:p>1</text:p>
          </table:table-cell>
          <table:table-cell office:value-type="string">
            <text:p>B major: III</text:p>
          </table:table-cell>
          <table:table-cell table:style-name="ce6" office:value-type="string">
            <text:p>E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(bar 59)</text:p>
          </table:table-cell>
          <table:table-cell office:value-type="string">
            <text:p>G$\flat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E$\flat$ <text:s/>major: V7</text:p>
          </table:table-cell>
          <table:table-cell office:value-type="string">
            <text:p>B$\flat^7$</text:p>
          </table:table-cell>
          <table:table-cell office:value-type="float" office:value="1">
            <text:p>1</text:p>
          </table:table-cell>
          <table:table-cell office:value-type="string">
            <text:p>E$\flat$ <text:s/>major: II</text:p>
          </table:table-cell>
          <table:table-cell office:value-type="string">
            <text:p>Fm</text:p>
          </table:table-cell>
          <table:table-cell office:value-type="float" office:value="1">
            <text:p>1</text:p>
          </table:table-cell>
          <table:table-cell office:value-type="string">
            <text:p>(bar 60)</text:p>
          </table:table-cell>
          <table:table-cell office:value-type="string">
            <text:p>Fm$^7$, B$\flat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$\flat^7$</text:p>
          </table:table-cell>
          <table:table-cell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(bar 61)</text:p>
          </table:table-cell>
          <table:table-cell office:value-type="string">
            <text:p>B$\flat$ 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A$\flat$ <text:s/>major: V7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62)</text:p>
          </table:table-cell>
          <table:table-cell office:value-type="string">
            <text:p>E$\flat$M7</text:p>
          </table:table-cell>
          <table:table-cell table:number-columns-repeated="1010"/>
        </table:table-row>
        <table:table-row table:style-name="ro2">
          <table:table-cell office:value-type="string">
            <text:p>F minor: V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F minor: V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F minor: V7</text:p>
          </table:table-cell>
          <table:table-cell office:value-type="string">
            <text:p>C$^7$</text:p>
          </table:table-cell>
          <table:table-cell office:value-type="float" office:value="1">
            <text:p>1</text:p>
          </table:table-cell>
          <table:table-cell office:value-type="string">
            <text:p>F minor: V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string">
            <text:p>(bar 63)</text:p>
          </table:table-cell>
          <table:table-cell office:value-type="string">
            <text:p>Am$^7$ ($\flat$11)</text:p>
          </table:table-cell>
          <table:table-cell table:number-columns-repeated="1010"/>
        </table:table-row>
        <table:table-row table:style-name="ro2">
          <table:table-cell office:value-type="string">
            <text:p>C minor: IV</text:p>
          </table:table-cell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D$\flat$ <text:s/>major: V</text:p>
          </table:table-cell>
          <table:table-cell office:value-type="string">
            <text:p>A$\flat$ </text:p>
          </table:table-cell>
          <table:table-cell office:value-type="float" office:value="1">
            <text:p>1</text:p>
          </table:table-cell>
          <table:table-cell office:value-type="string">
            <text:p>D$\flat$ <text:s/>major: V7</text:p>
          </table:table-cell>
          <table:table-cell office:value-type="string">
            <text:p>A$\flat^7$</text:p>
          </table:table-cell>
          <table:table-cell office:value-type="float" office:value="1">
            <text:p>1</text:p>
          </table:table-cell>
          <table:table-cell office:value-type="string">
            <text:p>D$\flat$ <text:s/>major: V</text:p>
          </table:table-cell>
          <table:table-cell office:value-type="string">
            <text:p>A$\flat$ </text:p>
          </table:table-cell>
          <table:table-cell office:value-type="float" office:value="1">
            <text:p>1</text:p>
          </table:table-cell>
          <table:table-cell office:value-type="string">
            <text:p>(bar 64)</text:p>
          </table:table-cell>
          <table:table-cell office:value-type="string">
            <text:p>A$\flat^7$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>
            <text:p>Fm</text:p>
          </table:table-cell>
          <table:table-cell table:style-name="ce6" office:value-type="float" office:value="0">
            <text:p>0</text:p>
          </table:table-cell>
          <table:table-cell office:value-type="string">
            <text:p>G$\flat$ <text:s/>major: V</text:p>
          </table:table-cell>
          <table:table-cell office:value-type="string">
            <text:p>D$\flat$ </text:p>
          </table:table-cell>
          <table:table-cell office:value-type="float" office:value="1">
            <text:p>1</text:p>
          </table:table-cell>
          <table:table-cell office:value-type="string">
            <text:p>G$\flat$ <text:s/>major: V7</text:p>
          </table:table-cell>
          <table:table-cell office:value-type="string">
            <text:p>D$\flat^7$</text:p>
          </table:table-cell>
          <table:table-cell office:value-type="float" office:value="1">
            <text:p>1</text:p>
          </table:table-cell>
          <table:table-cell office:value-type="string">
            <text:p>G$\flat$ <text:s/>major: II</text:p>
          </table:table-cell>
          <table:table-cell table:style-name="ce6" office:value-type="string">
            <text:p>A$\flat$m</text:p>
          </table:table-cell>
          <table:table-cell table:style-name="ce6" office:value-type="float" office:value="0">
            <text:p>0</text:p>
          </table:table-cell>
          <table:table-cell office:value-type="string">
            <text:p>(bar 65)</text:p>
          </table:table-cell>
          <table:table-cell office:value-type="string">
            <text:p>D$\flat^7$ (9)</text:p>
          </table:table-cell>
          <table:table-cell table:number-columns-repeated="1010"/>
        </table:table-row>
        <table:table-row table:style-name="ro2">
          <table:table-cell office:value-type="string">
            <text:p>B$\flat$ <text:s/>major: I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B$\flat$ <text:s/>major: I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A$\flat$ <text:s/>major: V7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B$\flat$ <text:s/>major: IV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66)</text:p>
          </table:table-cell>
          <table:table-cell office:value-type="string">
            <text:p>E$\flat$ </text:p>
          </table:table-cell>
          <table:table-cell table:number-columns-repeated="1010"/>
        </table:table-row>
        <table:table-row table:style-name="ro2"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G minor: V7</text:p>
          </table:table-cell>
          <table:table-cell table:style-name="ce6" office:value-type="string">
            <text:p>D$^7$</text:p>
          </table:table-cell>
          <table:table-cell table:style-name="ce6" office:value-type="float" office:value="0">
            <text:p>0</text:p>
          </table:table-cell>
          <table:table-cell office:value-type="string">
            <text:p>G minor: IV</text:p>
          </table:table-cell>
          <table:table-cell office:value-type="string">
            <text:p>Cm</text:p>
          </table:table-cell>
          <table:table-cell office:value-type="float" office:value="1">
            <text:p>1</text:p>
          </table:table-cell>
          <table:table-cell office:value-type="string">
            <text:p>(bar 67)</text:p>
          </table:table-cell>
          <table:table-cell office:value-type="string">
            <text:p>Cm6</text:p>
          </table:table-cell>
          <table:table-cell table:number-columns-repeated="1010"/>
        </table:table-row>
        <table:table-row table:style-name="ro2">
          <table:table-cell office:value-type="string">
            <text:p>G$\flat$ <text:s/>major: I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E major: V7</text:p>
          </table:table-cell>
          <table:table-cell office:value-type="string">
            <text:p>B$^7$</text:p>
          </table:table-cell>
          <table:table-cell office:value-type="float" office:value="1">
            <text:p>1</text:p>
          </table:table-cell>
          <table:table-cell office:value-type="string">
            <text:p>E major: V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(bar 68)</text:p>
          </table:table-cell>
          <table:table-cell office:value-type="string">
            <text:p>B$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inor: II</text:p>
          </table:table-cell>
          <table:table-cell office:value-type="string">
            <text:p>Fdim</text:p>
          </table:table-cell>
          <table:table-cell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E$\flat$ <text:s/>minor: V7</text:p>
          </table:table-cell>
          <table:table-cell office:value-type="string">
            <text:p>B$\flat^7$</text:p>
          </table:table-cell>
          <table:table-cell office:value-type="float" office:value="1">
            <text:p>1</text:p>
          </table:table-cell>
          <table:table-cell office:value-type="string">
            <text:p>E$\flat$ <text:s/>major: V</text:p>
          </table:table-cell>
          <table:table-cell office:value-type="string">
            <text:p>B$\flat$ </text:p>
          </table:table-cell>
          <table:table-cell office:value-type="float" office:value="1">
            <text:p>1</text:p>
          </table:table-cell>
          <table:table-cell office:value-type="string">
            <text:p>(bar 69)</text:p>
          </table:table-cell>
          <table:table-cell office:value-type="string">
            <text:p>B$^7$, B$\flat^7$</text:p>
          </table:table-cell>
          <table:table-cell table:number-columns-repeated="1010"/>
        </table:table-row>
        <table:table-row table:style-name="ro2"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A$\flat$ <text:s/>major: V7</text:p>
          </table:table-cell>
          <table:table-cell office:value-type="string">
            <text:p>E$\flat^7$</text:p>
          </table:table-cell>
          <table:table-cell office:value-type="float" office:value="1">
            <text:p>1</text:p>
          </table:table-cell>
          <table:table-cell office:value-type="string">
            <text:p>E$\flat$ <text:s/>major: I</text:p>
          </table:table-cell>
          <table:table-cell office:value-type="string">
            <text:p>E$\flat$ </text:p>
          </table:table-cell>
          <table:table-cell office:value-type="float" office:value="1">
            <text:p>1</text:p>
          </table:table-cell>
          <table:table-cell office:value-type="string">
            <text:p>(bar 70)</text:p>
          </table:table-cell>
          <table:table-cell office:value-type="string">
            <text:p>E$\flat$ </text:p>
          </table:table-cell>
          <table:table-cell table:number-columns-repeated="1010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8">08/09/2011</text:date>, <text:time>15:0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6T12:30:34</meta:creation-date>
    <dc:date>2011-09-08T15:05:51</dc:date>
    <meta:editing-duration>P1DT13H28M6S</meta:editing-duration>
    <meta:editing-cycles>95</meta:editing-cycles>
    <meta:generator>LibreOffice/3.3$Unix LibreOffice_project/330m19$Build-301</meta:generator>
    <meta:print-date>2011-09-06T12:48:44</meta:print-date>
    <meta:document-statistic meta:table-count="4" meta:cell-count="4799" meta:object-count="0"/>
  </office:meta>
</office:document-meta>
</file>